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0313in" table:align="left"/>
    </style:style>
    <style:style style:name="Table1.A" style:family="table-column">
      <style:table-column-properties style:column-width="0.9729in"/>
    </style:style>
    <style:style style:name="Table1.B" style:family="table-column">
      <style:table-column-properties style:column-width="1.5833in"/>
    </style:style>
    <style:style style:name="Table1.C" style:family="table-column">
      <style:table-column-properties style:column-width="0.759in"/>
    </style:style>
    <style:style style:name="Table1.D" style:family="table-column">
      <style:table-column-properties style:column-width="1.8285in"/>
    </style:style>
    <style:style style:name="Table1.E" style:family="table-column">
      <style:table-column-properties style:column-width="0.8875in"/>
    </style:style>
    <style:style style:name="Table1.A1" style:family="table-cell">
      <style:table-cell-properties style:vertical-align="middle" fo:padding="0.0194in" fo:border="none"/>
    </style:style>
    <style:style style:name="Table2" style:family="table">
      <style:table-properties style:width="3.7326in" table:align="left"/>
    </style:style>
    <style:style style:name="Table2.A" style:family="table-column">
      <style:table-column-properties style:column-width="1.9438in"/>
    </style:style>
    <style:style style:name="Table2.B" style:family="table-column">
      <style:table-column-properties style:column-width="0.9576in"/>
    </style:style>
    <style:style style:name="Table2.C" style:family="table-column">
      <style:table-column-properties style:column-width="0.8313in"/>
    </style:style>
    <style:style style:name="Table2.A1" style:family="table-cell">
      <style:table-cell-properties style:vertical-align="middle" fo:padding="0.0194in" fo:border="none"/>
    </style:style>
    <style:style style:name="P1" style:family="paragraph" style:parent-style-name="Heading_20_1">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Preformatted_20_Text">
      <style:paragraph-properties fo:margin-top="0in" fo:margin-bottom="0.1965in" style:contextual-spacing="false"/>
    </style:style>
    <style:style style:name="P5" style:family="paragraph" style:parent-style-name="Standard">
      <style:paragraph-properties fo:margin-left="0in" fo:margin-right="0in" fo:text-indent="0in" style:auto-text-indent="false"/>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paragraph-properties fo:margin-top="0in" fo:margin-bottom="0in" style:contextual-spacing="false"/>
    </style:style>
    <style:style style:name="P9" style:family="paragraph" style:parent-style-name="Text_20_body" style:list-style-name="L2"/>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9"/>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1"/>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2"/>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3"/>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2">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3">
      <style:paragraph-properties fo:margin-top="0in" fo:margin-bottom="0in" style:contextual-spacing="false"/>
    </style:style>
    <style:style style:name="P51" style:family="paragraph" style:parent-style-name="Text_20_body" style:list-style-name="L24"/>
    <style:style style:name="P52" style:family="paragraph" style:parent-style-name="Text_20_body" style:list-style-name="L24">
      <style:paragraph-properties fo:margin-top="0in" fo:margin-bottom="0in" style:contextual-spacing="false"/>
    </style:style>
    <style:style style:name="P53" style:family="paragraph" style:parent-style-name="Text_20_body" style:list-style-name="L25"/>
    <style:style style:name="P54" style:family="paragraph" style:parent-style-name="Text_20_body" style:list-style-name="L25">
      <style:paragraph-properties fo:margin-top="0in" fo:margin-bottom="0in" style:contextual-spacing="false"/>
    </style:style>
    <style:style style:name="P55" style:family="paragraph" style:parent-style-name="Text_20_body" style:list-style-name="L26"/>
    <style:style style:name="P56" style:family="paragraph" style:parent-style-name="Text_20_body" style:list-style-name="L26">
      <style:paragraph-properties fo:margin-top="0in" fo:margin-bottom="0in" style:contextual-spacing="false"/>
    </style:style>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8">
      <style:paragraph-properties fo:margin-top="0in" fo:margin-bottom="0in" style:contextual-spacing="false"/>
    </style:style>
    <style:style style:name="P60" style:family="paragraph" style:parent-style-name="Text_20_body" style:list-style-name="L29"/>
    <style:style style:name="P61" style:family="paragraph" style:parent-style-name="Text_20_body" style:list-style-name="L29">
      <style:paragraph-properties fo:margin-top="0in" fo:margin-bottom="0in" style:contextual-spacing="false"/>
    </style:style>
    <style:style style:name="P62" style:family="paragraph" style:parent-style-name="Text_20_body" style:list-style-name="L30"/>
    <style:style style:name="P63" style:family="paragraph" style:parent-style-name="Text_20_body" style:list-style-name="L30">
      <style:paragraph-properties fo:margin-top="0in" fo:margin-bottom="0in" style:contextual-spacing="false"/>
    </style:style>
    <style:style style:name="P64" style:family="paragraph" style:parent-style-name="Text_20_body" style:list-style-name="L31"/>
    <style:style style:name="P65" style:family="paragraph" style:parent-style-name="Text_20_body" style:list-style-name="L31">
      <style:paragraph-properties fo:margin-top="0in" fo:margin-bottom="0in" style:contextual-spacing="false"/>
    </style:style>
    <style:style style:name="P66" style:family="paragraph" style:parent-style-name="Text_20_body" style:list-style-name="L32"/>
    <style:style style:name="P67" style:family="paragraph" style:parent-style-name="Text_20_body" style:list-style-name="L32">
      <style:paragraph-properties fo:margin-top="0in" fo:margin-bottom="0in" style:contextual-spacing="false"/>
    </style:style>
    <style:style style:name="P68" style:family="paragraph" style:parent-style-name="Text_20_body" style:list-style-name="L33"/>
    <style:style style:name="P69" style:family="paragraph" style:parent-style-name="Text_20_body" style:list-style-name="L33">
      <style:paragraph-properties fo:margin-top="0in" fo:margin-bottom="0in" style:contextual-spacing="false"/>
    </style:style>
    <style:style style:name="P70" style:family="paragraph" style:parent-style-name="Text_20_body" style:list-style-name="L34"/>
    <style:style style:name="P71" style:family="paragraph" style:parent-style-name="Text_20_body" style:list-style-name="L34">
      <style:paragraph-properties fo:margin-top="0in" fo:margin-bottom="0in" style:contextual-spacing="false"/>
    </style:style>
    <style:style style:name="P72" style:family="paragraph" style:parent-style-name="Text_20_body" style:list-style-name="L35"/>
    <style:style style:name="P73" style:family="paragraph" style:parent-style-name="Text_20_body" style:list-style-name="L35">
      <style:paragraph-properties fo:margin-top="0in" fo:margin-bottom="0in" style:contextual-spacing="false"/>
    </style:style>
    <style:style style:name="P74" style:family="paragraph" style:parent-style-name="Text_20_body" style:list-style-name="L36"/>
    <style:style style:name="P75" style:family="paragraph" style:parent-style-name="Text_20_body" style:list-style-name="L36">
      <style:paragraph-properties fo:margin-top="0in" fo:margin-bottom="0in" style:contextual-spacing="false"/>
    </style:style>
    <style:style style:name="P76" style:family="paragraph" style:parent-style-name="Text_20_body" style:list-style-name="L37"/>
    <style:style style:name="P77" style:family="paragraph" style:parent-style-name="Text_20_body" style:list-style-name="L37">
      <style:paragraph-properties fo:margin-top="0in" fo:margin-bottom="0in" style:contextual-spacing="false"/>
    </style:style>
    <style:style style:name="P78" style:family="paragraph" style:parent-style-name="Text_20_body" style:list-style-name="L38"/>
    <style:style style:name="P79" style:family="paragraph" style:parent-style-name="Text_20_body" style:list-style-name="L38">
      <style:paragraph-properties fo:margin-top="0in" fo:margin-bottom="0in" style:contextual-spacing="false"/>
    </style:style>
    <style:style style:name="P80" style:family="paragraph" style:parent-style-name="Text_20_body" style:list-style-name="L39"/>
    <style:style style:name="P81" style:family="paragraph" style:parent-style-name="Text_20_body" style:list-style-name="L39">
      <style:paragraph-properties fo:margin-top="0in" fo:margin-bottom="0in" style:contextual-spacing="false"/>
    </style:style>
    <style:style style:name="P82" style:family="paragraph" style:parent-style-name="Text_20_body" style:list-style-name="L40"/>
    <style:style style:name="P83" style:family="paragraph" style:parent-style-name="Text_20_body" style:list-style-name="L40">
      <style:paragraph-properties fo:margin-top="0in" fo:margin-bottom="0in" style:contextual-spacing="false"/>
    </style:style>
    <style:style style:name="P84" style:family="paragraph" style:parent-style-name="Text_20_body" style:list-style-name="L41"/>
    <style:style style:name="P85" style:family="paragraph" style:parent-style-name="Text_20_body" style:list-style-name="L41">
      <style:paragraph-properties fo:margin-top="0in" fo:margin-bottom="0in" style:contextual-spacing="false"/>
    </style:style>
    <style:style style:name="P86" style:family="paragraph" style:parent-style-name="Text_20_body" style:list-style-name="L42"/>
    <style:style style:name="P87" style:family="paragraph" style:parent-style-name="Text_20_body" style:list-style-name="L42">
      <style:paragraph-properties fo:margin-top="0in" fo:margin-bottom="0in" style:contextual-spacing="false"/>
    </style:style>
    <style:style style:name="P88" style:family="paragraph" style:parent-style-name="Text_20_body" style:list-style-name="L43"/>
    <style:style style:name="P89" style:family="paragraph" style:parent-style-name="Text_20_body" style:list-style-name="L43">
      <style:paragraph-properties fo:margin-top="0in" fo:margin-bottom="0in" style:contextual-spacing="false"/>
    </style:style>
    <style:style style:name="P90" style:family="paragraph" style:parent-style-name="Text_20_body" style:list-style-name="L44"/>
    <style:style style:name="P91" style:family="paragraph" style:parent-style-name="Text_20_body" style:list-style-name="L44">
      <style:paragraph-properties fo:margin-top="0in" fo:margin-bottom="0in" style:contextual-spacing="false"/>
    </style:style>
    <style:style style:name="P92" style:family="paragraph" style:parent-style-name="Text_20_body" style:list-style-name="L45"/>
    <style:style style:name="P93" style:family="paragraph" style:parent-style-name="Text_20_body" style:list-style-name="L45">
      <style:paragraph-properties fo:margin-top="0in" fo:margin-bottom="0in" style:contextual-spacing="false"/>
    </style:style>
    <style:style style:name="P94" style:family="paragraph" style:parent-style-name="Text_20_body" style:list-style-name="L46"/>
    <style:style style:name="P95" style:family="paragraph" style:parent-style-name="Text_20_body" style:list-style-name="L46">
      <style:paragraph-properties fo:margin-top="0in" fo:margin-bottom="0in" style:contextual-spacing="false"/>
    </style:style>
    <style:style style:name="P96" style:family="paragraph" style:parent-style-name="Text_20_body" style:list-style-name="L47"/>
    <style:style style:name="P97" style:family="paragraph" style:parent-style-name="Text_20_body" style:list-style-name="L47">
      <style:paragraph-properties fo:margin-top="0in" fo:margin-bottom="0in" style:contextual-spacing="false"/>
    </style:style>
    <style:style style:name="P98" style:family="paragraph" style:parent-style-name="Text_20_body" style:list-style-name="L48"/>
    <style:style style:name="P99" style:family="paragraph" style:parent-style-name="Text_20_body" style:list-style-name="L48">
      <style:paragraph-properties fo:margin-top="0in" fo:margin-bottom="0in" style:contextual-spacing="false"/>
    </style:style>
    <style:style style:name="P100" style:family="paragraph" style:parent-style-name="Text_20_body" style:list-style-name="L49"/>
    <style:style style:name="P101" style:family="paragraph" style:parent-style-name="Text_20_body" style:list-style-name="L49">
      <style:paragraph-properties fo:margin-top="0in" fo:margin-bottom="0in" style:contextual-spacing="false"/>
    </style:style>
    <style:style style:name="P102" style:family="paragraph" style:parent-style-name="Text_20_body" style:list-style-name="L50"/>
    <style:style style:name="P103" style:family="paragraph" style:parent-style-name="Text_20_body" style:list-style-name="L50">
      <style:paragraph-properties fo:margin-top="0in" fo:margin-bottom="0in" style:contextual-spacing="false"/>
    </style:style>
    <style:style style:name="P104" style:family="paragraph" style:parent-style-name="Text_20_body" style:list-style-name="L51"/>
    <style:style style:name="P105" style:family="paragraph" style:parent-style-name="Text_20_body" style:list-style-name="L51">
      <style:paragraph-properties fo:margin-top="0in" fo:margin-bottom="0in" style:contextual-spacing="false"/>
    </style:style>
    <style:style style:name="P106" style:family="paragraph" style:parent-style-name="Text_20_body" style:list-style-name="L52"/>
    <style:style style:name="P107" style:family="paragraph" style:parent-style-name="Text_20_body" style:list-style-name="L53"/>
    <style:style style:name="P108" style:family="paragraph" style:parent-style-name="Text_20_body" style:list-style-name="L54"/>
    <style:style style:name="P109" style:family="paragraph" style:parent-style-name="Text_20_body" style:list-style-name="L54">
      <style:paragraph-properties fo:margin-top="0in" fo:margin-bottom="0in" style:contextual-spacing="false"/>
    </style:style>
    <style:style style:name="P110" style:family="paragraph" style:parent-style-name="Text_20_body" style:list-style-name="L55"/>
    <style:style style:name="P111" style:family="paragraph" style:parent-style-name="Text_20_body" style:list-style-name="L55">
      <style:paragraph-properties fo:margin-top="0in" fo:margin-bottom="0in" style:contextual-spacing="false"/>
    </style:style>
    <style:style style:name="P112" style:family="paragraph" style:parent-style-name="Text_20_body" style:list-style-name="L56"/>
    <style:style style:name="P113" style:family="paragraph" style:parent-style-name="Text_20_body" style:list-style-name="L56">
      <style:paragraph-properties fo:margin-top="0in" fo:margin-bottom="0in" style:contextual-spacing="false"/>
    </style:style>
    <style:style style:name="P114" style:family="paragraph" style:parent-style-name="Text_20_body" style:list-style-name="L57"/>
    <style:style style:name="P115" style:family="paragraph" style:parent-style-name="Text_20_body" style:list-style-name="L57">
      <style:paragraph-properties fo:margin-top="0in" fo:margin-bottom="0in" style:contextual-spacing="false"/>
    </style:style>
    <style:style style:name="P116" style:family="paragraph" style:parent-style-name="Text_20_body" style:list-style-name="L58"/>
    <style:style style:name="P117" style:family="paragraph" style:parent-style-name="Text_20_body" style:list-style-name="L58">
      <style:paragraph-properties fo:margin-top="0in" fo:margin-bottom="0in" style:contextual-spacing="false"/>
    </style:style>
    <style:style style:name="P118" style:family="paragraph" style:parent-style-name="Text_20_body" style:list-style-name="L59"/>
    <style:style style:name="P119" style:family="paragraph" style:parent-style-name="Text_20_body" style:list-style-name="L59">
      <style:paragraph-properties fo:margin-top="0in" fo:margin-bottom="0in" style:contextual-spacing="false"/>
    </style:style>
    <style:style style:name="P120" style:family="paragraph" style:parent-style-name="Text_20_body" style:list-style-name="L60"/>
    <style:style style:name="P121" style:family="paragraph" style:parent-style-name="Text_20_body" style:list-style-name="L60">
      <style:paragraph-properties fo:margin-top="0in" fo:margin-bottom="0in" style:contextual-spacing="false"/>
    </style:style>
    <style:style style:name="P122" style:family="paragraph" style:parent-style-name="Text_20_body" style:list-style-name="L61"/>
    <style:style style:name="P123" style:family="paragraph" style:parent-style-name="Text_20_body" style:list-style-name="L61">
      <style:paragraph-properties fo:margin-top="0in" fo:margin-bottom="0in" style:contextual-spacing="false"/>
    </style:style>
    <style:style style:name="P124" style:family="paragraph" style:parent-style-name="Text_20_body" style:list-style-name="L62"/>
    <style:style style:name="P125" style:family="paragraph" style:parent-style-name="Text_20_body" style:list-style-name="L62">
      <style:paragraph-properties fo:margin-top="0in" fo:margin-bottom="0in" style:contextual-spacing="false"/>
    </style:style>
    <style:style style:name="P126" style:family="paragraph" style:parent-style-name="Text_20_body" style:list-style-name="L63"/>
    <style:style style:name="P127" style:family="paragraph" style:parent-style-name="Text_20_body" style:list-style-name="L63">
      <style:paragraph-properties fo:margin-top="0in" fo:margin-bottom="0in" style:contextual-spacing="false"/>
    </style:style>
    <style:style style:name="P128" style:family="paragraph" style:parent-style-name="Text_20_body" style:list-style-name="L64"/>
    <style:style style:name="P129" style:family="paragraph" style:parent-style-name="Text_20_body" style:list-style-name="L64">
      <style:paragraph-properties fo:margin-top="0in" fo:margin-bottom="0in" style:contextual-spacing="false"/>
    </style:style>
    <style:style style:name="P130" style:family="paragraph" style:parent-style-name="Text_20_body" style:list-style-name="L65"/>
    <style:style style:name="P131" style:family="paragraph" style:parent-style-name="Text_20_body" style:list-style-name="L65">
      <style:paragraph-properties fo:margin-top="0in" fo:margin-bottom="0in" style:contextual-spacing="false"/>
    </style:style>
    <style:style style:name="P132" style:family="paragraph" style:parent-style-name="Text_20_body" style:list-style-name="L66"/>
    <style:style style:name="P133" style:family="paragraph" style:parent-style-name="Text_20_body" style:list-style-name="L66">
      <style:paragraph-properties fo:margin-top="0in" fo:margin-bottom="0in" style:contextual-spacing="false"/>
    </style:style>
    <style:style style:name="P134" style:family="paragraph" style:parent-style-name="Text_20_body" style:list-style-name="L67"/>
    <style:style style:name="P135" style:family="paragraph" style:parent-style-name="Text_20_body" style:list-style-name="L67">
      <style:paragraph-properties fo:margin-top="0in" fo:margin-bottom="0in" style:contextual-spacing="false"/>
    </style:style>
    <style:style style:name="P136" style:family="paragraph" style:parent-style-name="Text_20_body" style:list-style-name="L68"/>
    <style:style style:name="P137" style:family="paragraph" style:parent-style-name="Text_20_body" style:list-style-name="L68">
      <style:paragraph-properties fo:margin-top="0in" fo:margin-bottom="0in" style:contextual-spacing="false"/>
    </style:style>
    <style:style style:name="P138" style:family="paragraph" style:parent-style-name="Text_20_body" style:list-style-name="L69"/>
    <style:style style:name="P139" style:family="paragraph" style:parent-style-name="Text_20_body" style:list-style-name="L69">
      <style:paragraph-properties fo:margin-top="0in" fo:margin-bottom="0in" style:contextual-spacing="false"/>
    </style:style>
    <style:style style:name="P140" style:family="paragraph" style:parent-style-name="Text_20_body" style:list-style-name="L70"/>
    <style:style style:name="P141" style:family="paragraph" style:parent-style-name="Text_20_body" style:list-style-name="L70">
      <style:paragraph-properties fo:margin-top="0in" fo:margin-bottom="0in" style:contextual-spacing="false"/>
    </style:style>
    <style:style style:name="P142" style:family="paragraph" style:parent-style-name="Text_20_body" style:list-style-name="L71"/>
    <style:style style:name="P143" style:family="paragraph" style:parent-style-name="Text_20_body" style:list-style-name="L71">
      <style:paragraph-properties fo:margin-top="0in" fo:margin-bottom="0in" style:contextual-spacing="false"/>
    </style:style>
    <style:style style:name="P144" style:family="paragraph" style:parent-style-name="Text_20_body" style:list-style-name="L72"/>
    <style:style style:name="P145" style:family="paragraph" style:parent-style-name="Text_20_body" style:list-style-name="L72">
      <style:paragraph-properties fo:margin-top="0in" fo:margin-bottom="0in" style:contextual-spacing="false"/>
    </style:style>
    <style:style style:name="P146" style:family="paragraph" style:parent-style-name="Text_20_body" style:list-style-name="L73"/>
    <style:style style:name="P147" style:family="paragraph" style:parent-style-name="Text_20_body" style:list-style-name="L73">
      <style:paragraph-properties fo:margin-top="0in" fo:margin-bottom="0in" style:contextual-spacing="false"/>
    </style:style>
    <style:style style:name="P148" style:family="paragraph" style:parent-style-name="Text_20_body" style:list-style-name="L74"/>
    <style:style style:name="P149" style:family="paragraph" style:parent-style-name="Text_20_body" style:list-style-name="L74">
      <style:paragraph-properties fo:margin-top="0in" fo:margin-bottom="0in" style:contextual-spacing="false"/>
    </style:style>
    <style:style style:name="P150" style:family="paragraph" style:parent-style-name="Text_20_body" style:list-style-name="L75"/>
    <style:style style:name="P151" style:family="paragraph" style:parent-style-name="Text_20_body" style:list-style-name="L75">
      <style:paragraph-properties fo:margin-top="0in" fo:margin-bottom="0in" style:contextual-spacing="false"/>
    </style:style>
    <style:style style:name="P152" style:family="paragraph" style:parent-style-name="Text_20_body" style:list-style-name="L76"/>
    <style:style style:name="P153" style:family="paragraph" style:parent-style-name="Text_20_body" style:list-style-name="L76">
      <style:paragraph-properties fo:margin-top="0in" fo:margin-bottom="0in" style:contextual-spacing="false"/>
    </style:style>
    <style:style style:name="P154" style:family="paragraph" style:parent-style-name="Text_20_body" style:list-style-name="L77"/>
    <style:style style:name="P155" style:family="paragraph" style:parent-style-name="Text_20_body" style:list-style-name="L77">
      <style:paragraph-properties fo:margin-top="0in" fo:margin-bottom="0in" style:contextual-spacing="false"/>
    </style:style>
    <style:style style:name="P156" style:family="paragraph" style:parent-style-name="Text_20_body" style:list-style-name="L78"/>
    <style:style style:name="P157" style:family="paragraph" style:parent-style-name="Text_20_body" style:list-style-name="L78">
      <style:paragraph-properties fo:margin-top="0in" fo:margin-bottom="0in" style:contextual-spacing="false"/>
    </style:style>
    <style:style style:name="P158" style:family="paragraph" style:parent-style-name="Text_20_body" style:list-style-name="L79"/>
    <style:style style:name="P159" style:family="paragraph" style:parent-style-name="Text_20_body" style:list-style-name="L79">
      <style:paragraph-properties fo:margin-top="0in" fo:margin-bottom="0in" style:contextual-spacing="false"/>
    </style:style>
    <style:style style:name="P160" style:family="paragraph" style:parent-style-name="Text_20_body" style:list-style-name="L80"/>
    <style:style style:name="P161" style:family="paragraph" style:parent-style-name="Text_20_body" style:list-style-name="L80">
      <style:paragraph-properties fo:margin-top="0in" fo:margin-bottom="0in" style:contextual-spacing="false"/>
    </style:style>
    <style:style style:name="P162" style:family="paragraph" style:parent-style-name="Text_20_body" style:list-style-name="L81"/>
    <style:style style:name="P163" style:family="paragraph" style:parent-style-name="Text_20_body" style:list-style-name="L8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all_Dining_Token_Management_System_SP2_Final_Summary_With_Landing_Page.docx</text:p>
      <text:p text:style-name="Standard">Document</text:p>
      <text:p text:style-name="Standard">Hall_Dining_Token_System_SP2_Implementation_Ready_Guide.docx</text:p>
      <text:p text:style-name="Standard">Document</text:p>
      <text:section text:style-name="Sect1" text:name="_r_j0_">
        <text:p text:style-name="P5">Ami ei duita DOCX upload dilam. Final Summary DOCX ta project scope and report context er jonno. Implementation Ready Guide DOCX ta main coding reference hisebe use koro. Ami ASP.NET Core MVC Web App diye Visual Studio + GitHub Copilot use kore project implement korbo. Ekhon amake step-by-step start korte guide koro, first project setup theke.</text:p>
      </text:section>
      <text:p text:style-name="Text_20_body">আমি নতুন DOCX-টা updated decisions সহ বানাবো: <text:span text:style-name="Strong_20_Emphasis">BatchAdmin → CashAdmin</text:span>, Student ID search-based top-up, flexible cash admin rule, updated database/controller/service/view plan, implementation order, Copilot prompts, testing checklist—সব এক জায়গায় clean documented format-এ।</text:p>
      <text:p text:style-name="Text_20_body">ডকুমেন্টের structure সাজিয়ে নিয়েছি। এখন DOCX generate করছি যাতে report context + developer guide দুইটাই থাকে, কিন্তু updated CashAdmin design অনুযায়ী পুরোনো BatchAdmin restriction আর না থাকে।</text:p>
      <text:p text:style-name="Text_20_body">DOCX তৈরি হয়ে গেছে। আগের <text:span text:style-name="Strong_20_Emphasis">Final Summary</text:span> scope আর <text:span text:style-name="Strong_20_Emphasis">Implementation Ready Guide</text:span> roadmap base ধরে, তোমার updated decisions অনুযায়ী পুরো document revise করেছি: <text:span text:style-name="Strong_20_Emphasis">BatchAdmin → CashAdmin</text:span>, display name <text:span text:style-name="Strong_20_Emphasis">Authorized Cash Admin</text:span>, এবং <text:span text:style-name="Strong_20_Emphasis">Student ID দিয়ে wallet top-up search flow</text:span> add করা হয়েছে। </text:p>
      <text:p text:style-name="Text_20_body">ডাউনলোড করো:</text:p>
      <text:p text:style-name="Text_20_body">এই version-এ আছে:</text:p>
      <text:list text:style-name="L1">
        <text:list-item>
          <text:p text:style-name="P7">full project scope </text:p>
        </text:list-item>
        <text:list-item>
          <text:p text:style-name="P7">updated role design </text:p>
        </text:list-item>
        <text:list-item>
          <text:p text:style-name="P7">CashAdmin workflow </text:p>
        </text:list-item>
        <text:list-item>
          <text:p text:style-name="P7">Student ID unique search flow </text:p>
        </text:list-item>
        <text:list-item>
          <text:p text:style-name="P7">updated database models </text:p>
        </text:list-item>
        <text:list-item>
          <text:p text:style-name="P7">updated <text:span text:style-name="Source_20_Text">CashCollection</text:span> / <text:span text:style-name="Source_20_Text">CashSettlement</text:span> naming </text:p>
        </text:list-item>
        <text:list-item>
          <text:p text:style-name="P7"><text:span text:style-name="Source_20_Text">ApplicationDbContext</text:span> config </text:p>
        </text:list-item>
        <text:list-item>
          <text:p text:style-name="P7">seeding plan </text:p>
        </text:list-item>
        <text:list-item>
          <text:p text:style-name="P7">services, controllers, views </text:p>
        </text:list-item>
        <text:list-item>
          <text:p text:style-name="P7">Copilot prompt library </text:p>
        </text:list-item>
        <text:list-item>
          <text:p text:style-name="P7">testing checklist </text:p>
        </text:list-item>
        <text:list-item>
          <text:p text:style-name="P7">final demo script </text:p>
        </text:list-item>
        <text:list-item>
          <text:p text:style-name="P7">troubleshooting </text:p>
        </text:list-item>
        <text:list-item>
          <text:p text:style-name="P6">final build checklist </text:p>
        </text:list-item>
      </text:list>
      <text:p text:style-name="Text_20_body">হ্যাঁ, SP2 final demo-এর জন্য <text:span text:style-name="Strong_20_Emphasis">MS SQL Server</text:span> রাখা better decision হতে পারে—বিশেষ করে যদি তুমি database visibly manage করতে চাও, SQL Server Management Studio use করতে চাও, বা evaluator-কে tables দেখাতে চাও। আমি docs-এ LocalDB wording replace করে SQL Server-first setup করে দিচ্ছি।</text:p>
      <text:p text:style-name="Text_20_body"><text:soft-page-break/>হ্যাঁ, <text:span text:style-name="Strong_20_Emphasis">MS SQL Server</text:span> রাখা better. LocalDB beginner/demo-friendly হলেও final submission/demo-তে SQL Server বেশি professional দেখাবে—SSMS দিয়ে tables, data, migrations সব clearly দেখানো যাবে।</text:p>
      <text:p text:style-name="Text_20_body">আমি দুইটা file update করে দিলাম:</text:p>
      <text:list text:style-name="L2">
        <text:list-item>
          <text:p text:style-name="P9">hall_dining_token_system_updated_requirements_sqlserver.md</text:p>
        </text:list-item>
      </text:list>
      <text:p text:style-name="Text_20_body">Main change:</text:p>
      <text:section text:style-name="Sect2" text:name="code-block-viewer">
        <text:p text:style-name="P2"><text:span text:style-name="Source_20_Text">Old:</text:span></text:p>
        <text:p text:style-name="Preformatted_20_Text"><text:span text:style-name="Source_20_Text">SQL Server LocalDB / SQL Server</text:span></text:p>
        <text:p text:style-name="Preformatted_20_Text"><text:span text:style-name="Source_20_Text">New:</text:span></text:p>
        <text:p text:style-name="Preformatted_20_Text"><text:span text:style-name="Source_20_Text">Microsoft SQL Server</text:span></text:p>
        <text:p text:style-name="P4"><text:span text:style-name="Source_20_Text">Recommended: SQL Server Developer Edition or SQL Server Express Edition</text:span></text:p>
      </text:section>
      <text:p text:style-name="Text_20_body"><text:span text:style-name="Source_20_Text">appsettings.json</text:span>-এর recommended connection string:</text:p>
      <text:section text:style-name="Sect2" text:name="Section1">
        <text:p text:style-name="P2"><text:bookmark text:name="code-block-viewer"/><text:span text:style-name="Source_20_Text">"ConnectionStrings": {</text:span></text:p>
        <text:p text:style-name="Preformatted_20_Text"><text:span text:style-name="Source_20_Text"><text:s text:c="2"/>"DefaultConnection": "Server=localhost;Database=HallDiningTokenSystemDb;Trusted_Connection=True;MultipleActiveResultSets=true;TrustServerCertificate=True"</text:span></text:p>
        <text:p text:style-name="P4"><text:span text:style-name="Source_20_Text">}</text:span></text:p>
      </text:section>
      <text:p text:style-name="Text_20_body">SQL Server Express use করলে:</text:p>
      <text:section text:style-name="Sect2" text:name="Section2">
        <text:p text:style-name="P2"><text:bookmark text:name="code-block-viewer Copy 1"/><text:span text:style-name="Source_20_Text">"ConnectionStrings": {</text:span></text:p>
        <text:p text:style-name="Preformatted_20_Text"><text:span text:style-name="Source_20_Text"><text:s text:c="2"/>"DefaultConnection": "Server=localhost\\SQLEXPRESS;Database=HallDiningTokenSystemDb;Trusted_Connection=True;MultipleActiveResultSets=true;TrustServerCertificate=True"</text:span></text:p>
        <text:p text:style-name="P4"><text:span text:style-name="Source_20_Text">}</text:span></text:p>
      </text:section>
      <text:p text:style-name="Text_20_body">এখন final tech decision হবে:</text:p>
      <text:section text:style-name="Sect2" text:name="Section3">
        <text:p text:style-name="P3"><text:bookmark text:name="code-block-viewer Copy 2"/><text:span text:style-name="Source_20_Text">ASP.NET Core MVC + Razor Views + EF Core + Identity + Microsoft SQL Server</text:span></text:p>
      </text:section>
      <text:p text:style-name="P8"><text:soft-page-break/><draw:frame draw:style-name="fr1" draw:name="Image1" text:anchor-type="as-char" svg:width="19.9898in" svg:height="10.6563in" draw:z-index="0"><draw:image xlink:href="https://chatgpt.com/backend-api/estuary/content?id=file_0000000084907207b7357f45acc31b1c&amp;ts=494067&amp;p=fs&amp;cid=1&amp;sig=c0adfa1eb91b45b47f2a451f5c9dd36b77250894ef97ac4e5fe437ad738b3d42&amp;v=0" xlink:type="simple" xlink:show="embed" xlink:actuate="onLoad"/><svg:title>image.png</svg:title></draw:frame></text:p>
      <text:p text:style-name="P8"><text:soft-page-break/><draw:frame draw:style-name="fr1" draw:name="Image2" text:anchor-type="as-char" svg:width="19.9898in" svg:height="10.6354in" draw:z-index="1"><draw:image xlink:href="https://chatgpt.com/backend-api/estuary/content?id=file_00000000300071fa991894c43c14940f&amp;ts=494067&amp;p=fs&amp;cid=1&amp;sig=6703c5e19ec1da15c9deecf3bc4384808e4d7591b38f26e3a6f29eef4adec03b&amp;v=0" xlink:type="simple" xlink:show="embed" xlink:actuate="onLoad"/><svg:title>image.png</svg:title></draw:frame></text:p>
      <text:section text:style-name="Sect1" text:name="_r_ju_">
        <text:p text:style-name="P10"><text:soft-page-break/>this is my ms sql server management studio</text:p>
      </text:section>
      <text:p text:style-name="P8"><text:soft-page-break/><draw:frame draw:style-name="fr1" draw:name="Image3" text:anchor-type="as-char" svg:width="19.9583in" svg:height="10.7291in" draw:z-index="2"><draw:image xlink:href="https://chatgpt.com/backend-api/estuary/content?id=file_00000000c2e8720781cafbeab994ed99&amp;ts=494067&amp;p=fs&amp;cid=1&amp;sig=e2774ff7b7a6a4415a6ae5e141688032d4ff41c7d68364e2812c70de2ee02ccb&amp;v=0" xlink:type="simple" xlink:show="embed" xlink:actuate="onLoad"/><svg:title>image.png</svg:title></draw:frame></text:p>
      <text:p text:style-name="P8"><text:soft-page-break/><draw:frame draw:style-name="fr1" draw:name="Image4" text:anchor-type="as-char" svg:width="19.9898in" svg:height="10.6563in" draw:z-index="3"><draw:image xlink:href="https://chatgpt.com/backend-api/estuary/content?id=file_00000000ecc4720781ae886f08521372&amp;ts=494067&amp;p=fs&amp;cid=1&amp;sig=bd50cfa11bd756ce0be5cf14d4e37484f3893d48b10af9830f90aeeb14648219&amp;v=0" xlink:type="simple" xlink:show="embed" xlink:actuate="onLoad"/><svg:title>image.png</svg:title></draw:frame></text:p>
      <text:section text:style-name="Sect1" text:name="_r_k2_">
        <text:p text:style-name="P10"><text:soft-page-break/>I have created the project, what next</text:p>
      </text:section>
      <text:p text:style-name="P8"><text:soft-page-break/><draw:frame draw:style-name="fr1" draw:name="Image5" text:anchor-type="as-char" svg:width="19.9898in" svg:height="10.6563in" draw:z-index="4"><draw:image xlink:href="https://chatgpt.com/backend-api/estuary/content?id=file_00000000820872088574a243122fff36&amp;ts=494067&amp;p=fs&amp;cid=1&amp;sig=795267c0026283a7cb7af72a5bfefc3d645166653d54b9a3c2f1a9aee5944ba0&amp;v=0" xlink:type="simple" xlink:show="embed" xlink:actuate="onLoad"/><svg:title>image.png</svg:title></draw:frame></text:p>
      <text:p text:style-name="P8"><text:soft-page-break/><draw:frame draw:style-name="fr1" draw:name="Image6" text:anchor-type="as-char" svg:width="19.9898in" svg:height="10.6665in" draw:z-index="5"><draw:image xlink:href="https://chatgpt.com/backend-api/estuary/content?id=file_000000005cb47208854f3f3b8ac7cec3&amp;ts=494067&amp;p=fs&amp;cid=1&amp;sig=412777d8cfdf1104773eb0a60dbc82868028a2e24732363d0db4abcb34494310&amp;v=0" xlink:type="simple" xlink:show="embed" xlink:actuate="onLoad"/><svg:title>image.png</svg:title></draw:frame></text:p>
      <text:section text:style-name="Sect1" text:name="_r_k6_">
        <text:p text:style-name="P10"><text:soft-page-break/>This is my new project with identity</text:p>
      </text:section>
      <text:p text:style-name="Text_20_body">Step 4: Migration run করার আগে check করো ======================================== Solution Explorer-এ দেখো migration folder আছে কিনা: Data/Migrations Fresh project হলে template already একটা Identity migration create করে থাকতে পারে। যদি migration folder থাকে এবং তুমি এখনো database important কিছু করো নাই, easiest: Delete existing Migrations folder তারপর নতুন migration দাও।</text:p>
      <text:p text:style-name="Text_20_body"><text:soft-page-break/><draw:frame draw:style-name="fr1" draw:name="Image7" text:anchor-type="as-char" svg:width="19.8646in" svg:height="10.5937in" draw:z-index="6"><draw:image xlink:href="https://chatgpt.com/backend-api/estuary/content?id=file_00000000fc047208b6075a7d93acf687&amp;ts=494067&amp;p=fs&amp;cid=1&amp;sig=06eab584c8a2fc78e76bf0843966815730b4a1d9d0bbb4991bac02f4a5c45694&amp;v=0" xlink:type="simple" xlink:show="embed" xlink:actuate="onLoad"/><svg:title>image.png</svg:title></draw:frame></text:p>
      <text:p text:style-name="Text_20_body"><text:soft-page-break/>Step 2: পুরোনো Migrations folder delete করো ------------------------------------------- Solution Explorer-এ: Data└── Migrations `Migrations` folder-এর উপর right click করো → **Delete**। Confirm দিলে delete হয়ে যাবে। * * * Step 3: যদি database already create হয়ে থাকে, drop করো ------------------------------------------------------ তুমি যদি আগে `Update-Database` run করে থাকো, তাহলে Package Manager Console-এ এটা run করো: PowerShell Drop-Database -Force</text:p>
      <text:p text:style-name="P8"><text:soft-page-break/><draw:frame draw:style-name="fr1" draw:name="Image8" text:anchor-type="as-char" svg:width="19.948in" svg:height="10.6146in" draw:z-index="7"><draw:image xlink:href="https://chatgpt.com/backend-api/estuary/content?id=file_00000000d2c8720884eb50b5b5cd4b62&amp;ts=494067&amp;p=fs&amp;cid=1&amp;sig=853cbff0857b5c0c624ee601d42f99aef06e48ca7e30b72f19426943d04a7610&amp;v=0" xlink:type="simple" xlink:show="embed" xlink:actuate="onLoad"/><svg:title>image.png</svg:title></draw:frame></text:p>
      <text:p text:style-name="Text_20_body"><text:soft-page-break/><draw:frame draw:style-name="fr1" draw:name="Image9" text:anchor-type="as-char" svg:width="7.8126in" svg:height="10.6665in" draw:z-index="8"><draw:image xlink:href="https://chatgpt.com/backend-api/estuary/content?id=file_00000000b7e47208afd97c1acabfa5f0&amp;ts=494067&amp;p=fs&amp;cid=1&amp;sig=aeb5fb104aa8b8c360dc74f08ef1161996e1fa79fca7d9f020b3373fde1e7560&amp;v=0" xlink:type="simple" xlink:show="embed" xlink:actuate="onLoad"/><svg:title>image.png</svg:title></draw:frame></text:p>
      <text:p text:style-name="Text_20_body"><text:soft-page-break/>7\. Commit দাও -------------- Git commit message: Configure ApplicationUser student identity fields</text:p>
      <text:p text:style-name="P8"><text:soft-page-break/><draw:frame draw:style-name="fr1" draw:name="Image10" text:anchor-type="as-char" svg:width="4.6252in" svg:height="10.5311in" draw:z-index="9"><draw:image xlink:href="https://chatgpt.com/backend-api/estuary/content?id=file_00000000a37072088cce616a286387b8&amp;ts=494067&amp;p=fs&amp;cid=1&amp;sig=565b1c5b6bdb2a3133b683a01b2f42fa390615ef4045c79028b231276b5ff321&amp;v=0" xlink:type="simple" xlink:show="embed" xlink:actuate="onLoad"/><svg:title>image.png</svg:title></draw:frame></text:p>
      <text:p text:style-name="P8"><text:soft-page-break/><draw:frame draw:style-name="fr1" draw:name="Image11" text:anchor-type="as-char" svg:width="15.552in" svg:height="9.6252in" draw:z-index="10"><draw:image xlink:href="https://chatgpt.com/backend-api/estuary/content?id=file_00000000385072088e83c558c862cfba&amp;ts=494067&amp;p=fs&amp;cid=1&amp;sig=e2e98a9b309e36f3d411244f0f2734a5746075f738032617b48e29fe452b29f1&amp;v=0" xlink:type="simple" xlink:show="embed" xlink:actuate="onLoad"/><svg:title>image.png</svg:title></draw:frame></text:p>
      <text:p text:style-name="P8"><text:soft-page-break/><draw:frame draw:style-name="fr1" draw:name="Image12" text:anchor-type="as-char" svg:width="5.302in" svg:height="10.7811in" draw:z-index="11"><draw:image xlink:href="https://chatgpt.com/backend-api/estuary/content?id=file_0000000053607208981480c28f468598&amp;ts=494067&amp;p=fs&amp;cid=1&amp;sig=a7fdb67bd620086b36661c8d594d3dc20975e517d1caeba16fcbf5ecdda3076d&amp;v=0" xlink:type="simple" xlink:show="embed" xlink:actuate="onLoad"/><svg:title>image.png</svg:title></draw:frame></text:p>
      <text:p text:style-name="P8"><text:soft-page-break/><draw:frame draw:style-name="fr1" draw:name="Image13" text:anchor-type="as-char" svg:width="19.9898in" svg:height="10.7398in" draw:z-index="12"><draw:image xlink:href="https://chatgpt.com/backend-api/estuary/content?id=file_000000006f487208a7640da88eee20bc&amp;ts=494067&amp;p=fs&amp;cid=1&amp;sig=14fe3a80241ab8ceb4766884d322a5e84e52b0bdd5aa5303495a5c817cf36097&amp;v=0" xlink:type="simple" xlink:show="embed" xlink:actuate="onLoad"/><svg:title>image.png</svg:title></draw:frame></text:p>
      <text:p text:style-name="Text_20_body"><text:soft-page-break/><draw:frame draw:style-name="fr1" draw:name="Image14" text:anchor-type="as-char" svg:width="15.8335in" svg:height="5.4272in" draw:z-index="13"><draw:image xlink:href="https://chatgpt.com/backend-api/estuary/content?id=file_000000003f207208ba652c07a2feb6b9&amp;ts=494067&amp;p=fs&amp;cid=1&amp;sig=13a8f0ba5f16422a6db6778436de8fc7b5442e2b4edadbc30e132edbb9aee7db&amp;v=0" xlink:type="simple" xlink:show="embed" xlink:actuate="onLoad"/><svg:title>image.png</svg:title></draw:frame></text:p>
      <text:p text:style-name="Text_20_body">Successful হলে SSMS-এ `AspNetUsers` table refresh করলে দেখবে: FullName nvarchar(100)StudentId nvarchar(50)Department nvarchar(50)Batch nvarchar(20) আর `Indexes` expand করলে StudentId-এর unique index থাকবে।</text:p>
      <text:p text:style-name="P8"><text:soft-page-break/><draw:frame draw:style-name="fr1" draw:name="Image15" text:anchor-type="as-char" svg:width="5.3752in" svg:height="9.1252in" draw:z-index="14"><draw:image xlink:href="https://chatgpt.com/backend-api/estuary/content?id=file_0000000045e07208a8d233897f1db2e9&amp;ts=494067&amp;p=fs&amp;cid=1&amp;sig=c1e8f57670ee2a1977e3135eea08227b9c08ae8da65540e213bc939a7b0eabac&amp;v=0" xlink:type="simple" xlink:show="embed" xlink:actuate="onLoad"/><svg:title>image.png</svg:title></draw:frame></text:p>
      <text:p text:style-name="P8"><text:soft-page-break/><draw:frame draw:style-name="fr1" draw:name="Image16" text:anchor-type="as-char" svg:width="19.9898in" svg:height="10.5417in" draw:z-index="15"><draw:image xlink:href="https://chatgpt.com/backend-api/estuary/content?id=file_00000000329c7208b749b1de27541dbd&amp;ts=494067&amp;p=fs&amp;cid=1&amp;sig=e48c4c6a16821306795b3ec75590b95bd3b93740f2fb75dee9eec88e07ba340f&amp;v=0" xlink:type="simple" xlink:show="embed" xlink:actuate="onLoad"/><svg:title>image.png</svg:title></draw:frame></text:p>
      <text:section text:style-name="Sect1" text:name="_r_ks_">
        <text:p text:style-name="P10"><text:soft-page-break/>I have done this</text:p>
      </text:section>
      <text:p text:style-name="P8"><text:soft-page-break/><draw:frame draw:style-name="fr1" draw:name="Image17" text:anchor-type="as-char" svg:width="19.9898in" svg:height="10.6563in" draw:z-index="16"><draw:image xlink:href="https://chatgpt.com/backend-api/estuary/content?id=file_00000000e9207208b854b48409270407&amp;ts=494067&amp;p=fs&amp;cid=1&amp;sig=06fcd5fd7dda950cb5823539479a7a549a5af5e2fac478ed70b16f4526e527f3&amp;v=0" xlink:type="simple" xlink:show="embed" xlink:actuate="onLoad"/><svg:title>image.png</svg:title></draw:frame></text:p>
      <text:p text:style-name="P8"><text:soft-page-break/><draw:frame draw:style-name="fr1" draw:name="Image18" text:anchor-type="as-char" svg:width="19.9898in" svg:height="10.6563in" draw:z-index="17"><draw:image xlink:href="https://chatgpt.com/backend-api/estuary/content?id=file_00000000a3e87207ba994dcf3257bd93&amp;ts=494067&amp;p=fs&amp;cid=1&amp;sig=bf736b0f254c4cb2f62fa6e136c945a7c48649519f400edd34f6f256422559e8&amp;v=0" xlink:type="simple" xlink:show="embed" xlink:actuate="onLoad"/><svg:title>image.png</svg:title></draw:frame></text:p>
      <text:p text:style-name="P8"><text:soft-page-break/><draw:frame draw:style-name="fr1" draw:name="Image19" text:anchor-type="as-char" svg:width="19.9898in" svg:height="10.6563in" draw:z-index="18"><draw:image xlink:href="https://chatgpt.com/backend-api/estuary/content?id=file_00000000a1847206abbb24d96d2eeaad&amp;ts=494067&amp;p=fs&amp;cid=1&amp;sig=187908fdfd22c3eb8e9b8abcfb38b8c8a990b19b11621c38e4f28266266bbe68&amp;v=0" xlink:type="simple" xlink:show="embed" xlink:actuate="onLoad"/><svg:title>image.png</svg:title></draw:frame></text:p>
      <text:p text:style-name="Text_20_body"><text:soft-page-break/><draw:frame draw:style-name="fr1" draw:name="Image20" text:anchor-type="as-char" svg:width="10.8957in" svg:height="9.2602in" draw:z-index="19"><draw:image xlink:href="https://chatgpt.com/backend-api/estuary/content?id=file_0000000047c071faa72c8c62d3dd7932&amp;ts=494067&amp;p=fs&amp;cid=1&amp;sig=6891e60178be2fbefe0d988e2310437012a9e5fd43510d724fddc87ce882b5e0&amp;v=0" xlink:type="simple" xlink:show="embed" xlink:actuate="onLoad"/><svg:title>image.png</svg:title></draw:frame></text:p>
      <text:p text:style-name="Text_20_body">Areas └── Identity └── Pages └── Account ├── Register.cshtml └── Register.cshtml.cs</text:p>
      <text:p text:style-name="Text_20_body"><text:soft-page-break/><draw:frame draw:style-name="fr1" draw:name="Image21" text:anchor-type="as-char" svg:width="4.6665in" svg:height="10.2398in" draw:z-index="20"><draw:image xlink:href="https://chatgpt.com/backend-api/estuary/content?id=file_000000008bb471faafa0ad3a9e3da00e&amp;ts=494067&amp;p=fs&amp;cid=1&amp;sig=90c3b3acabd69b0ee641eb3aaae5973066478a92fac92e6226a06341e88b2161&amp;v=0" xlink:type="simple" xlink:show="embed" xlink:actuate="onLoad"/><svg:title>image.png</svg:title></draw:frame></text:p>
      <text:p text:style-name="Text_20_body"><text:soft-page-break/>Areas └── Identity └── Pages └── Account ├── Register.cshtml ├── Register.cshtml.cs ├── \_ViewImports.cshtml └── \_ViewStart.cshtml</text:p>
      <text:p text:style-name="Text_20_body"><text:soft-page-break/><draw:frame draw:style-name="fr1" draw:name="Image22" text:anchor-type="as-char" svg:width="4.6252in" svg:height="9.7917in" draw:z-index="21"><draw:image xlink:href="https://chatgpt.com/backend-api/estuary/content?id=file_000000000bb472079a96792c41649f61&amp;ts=494067&amp;p=fs&amp;cid=1&amp;sig=b90a075e603ff79171304f6cc7448a61bb9c52fc199eb6c841e4d0c64450251b&amp;v=0" xlink:type="simple" xlink:show="embed" xlink:actuate="onLoad"/><svg:title>image.png</svg:title></draw:frame></text:p>
      <text:p text:style-name="Text_20_body"><text:soft-page-break/>Full Name: Test StudentStudent ID: 220132Email: teststudent@test.comPassword: Test@123Confirm Password: Test@123 তারপর SSMS-এ query চালাও: SQL SELECT Email, FullName, StudentIdFROM AspNetUsersORDER BY Email;SELECT *FROM Wallets;</text:p>
      <text:p text:style-name="P8"><text:soft-page-break/><draw:frame draw:style-name="fr1" draw:name="Image23" text:anchor-type="as-char" svg:width="19.9898in" svg:height="10.7189in" draw:z-index="22"><draw:image xlink:href="https://chatgpt.com/backend-api/estuary/content?id=file_000000008e8071fab3f8f24abc9fee77&amp;ts=494067&amp;p=fs&amp;cid=1&amp;sig=868260cbaac601cd2f645400faa36047acd3ccc36709b82470700ae7055c3b8e&amp;v=0" xlink:type="simple" xlink:show="embed" xlink:actuate="onLoad"/><svg:title>image.png</svg:title></draw:frame></text:p>
      <text:p text:style-name="P8"><text:soft-page-break/><draw:frame draw:style-name="fr1" draw:name="Image24" text:anchor-type="as-char" svg:width="10.8752in" svg:height="9.2083in" draw:z-index="23"><draw:image xlink:href="https://chatgpt.com/backend-api/estuary/content?id=file_00000000e0847209aeb38913a437499d&amp;ts=494067&amp;p=fs&amp;cid=1&amp;sig=76d0ce2710a7ad3d13e26d59d9ab898b4d3eb795c72402d07746fe72429c4596&amp;v=0" xlink:type="simple" xlink:show="embed" xlink:actuate="onLoad"/><svg:title>image.png</svg:title></draw:frame></text:p>
      <text:p text:style-name="P8"><text:soft-page-break/><draw:frame draw:style-name="fr1" draw:name="Image25" text:anchor-type="as-char" svg:width="19.9898in" svg:height="10.7398in" draw:z-index="24"><draw:image xlink:href="https://chatgpt.com/backend-api/estuary/content?id=file_00000000440471fabdb8d74bb138f010&amp;ts=494067&amp;p=fs&amp;cid=1&amp;sig=290b5e7f063f1380937d6e426657cbfe913483f06aa779cab9bc0dfc18ec09f5&amp;v=0" xlink:type="simple" xlink:show="embed" xlink:actuate="onLoad"/><svg:title>image.png</svg:title></draw:frame></text:p>
      <text:p text:style-name="P8"><text:soft-page-break/><draw:frame draw:style-name="fr1" draw:name="Image26" text:anchor-type="as-char" svg:width="19.9791in" svg:height="10.6043in" draw:z-index="25"><draw:image xlink:href="https://chatgpt.com/backend-api/estuary/content?id=file_00000000fc887209835d3de31c0fc444&amp;ts=494067&amp;p=fs&amp;cid=1&amp;sig=2dfa4194667d0c662ac89f5e059fb39abf019a167a07cbc3bfd738e148b01c37&amp;v=0" xlink:type="simple" xlink:show="embed" xlink:actuate="onLoad"/><svg:title>image.png</svg:title></draw:frame></text:p>
      <text:p text:style-name="P8"><text:soft-page-break/><draw:frame draw:style-name="fr1" draw:name="Image27" text:anchor-type="as-char" svg:width="19.9898in" svg:height="10.8335in" draw:z-index="26"><draw:image xlink:href="https://chatgpt.com/backend-api/estuary/content?id=file_000000008b60720988d5d4071188bc2e&amp;ts=494067&amp;p=fs&amp;cid=1&amp;sig=997df717b20cf92580ec3de1f2a4eb40df8793a969f328e8d04863d2408fc706&amp;v=0" xlink:type="simple" xlink:show="embed" xlink:actuate="onLoad"/><svg:title>image.png</svg:title></draw:frame></text:p>
      <text:section text:style-name="Sect1" text:name="_r_le_">
        <text:p text:style-name="P10"><text:soft-page-break/>egulo valo lagche na, landing page clean rakhte hobe</text:p>
      </text:section>
      <text:p text:style-name="P8"><text:soft-page-break/><draw:frame draw:style-name="fr1" draw:name="Image28" text:anchor-type="as-char" svg:width="19.9583in" svg:height="10.7709in" draw:z-index="27"><draw:image xlink:href="https://chatgpt.com/backend-api/estuary/content?id=file_000000006b7071faaa9d783aeb5454d7&amp;ts=494067&amp;p=fs&amp;cid=1&amp;sig=834814f87ef7b10f85eaa95d5131be5772943506e80cc9c51eab995576960f70&amp;v=0" xlink:type="simple" xlink:show="embed" xlink:actuate="onLoad"/><svg:title>image.png</svg:title></draw:frame></text:p>
      <text:section text:style-name="Sect1" text:name="_r_li_">
        <text:p text:style-name="P10"><text:soft-page-break/>jodi keu logged in obosthay thake tahole esob thakbe na,</text:p>
      </text:section>
      <text:p text:style-name="P8"><text:soft-page-break/><draw:frame draw:style-name="fr1" draw:name="Image29" text:anchor-type="as-char" svg:width="19.9898in" svg:height="10.7083in" draw:z-index="28"><draw:image xlink:href="https://chatgpt.com/backend-api/estuary/content?id=file_00000000cda07207b076917f9cc51600&amp;ts=494067&amp;p=fs&amp;cid=1&amp;sig=a0b1a78189a4be25a4901e981ce7e6c07dcf7e5c1f7fbe65b405d1bfb8c30ae9&amp;v=0" xlink:type="simple" xlink:show="embed" xlink:actuate="onLoad"/><svg:title>image.png</svg:title></draw:frame></text:p>
      <text:p text:style-name="P8"><text:soft-page-break/><draw:frame draw:style-name="fr1" draw:name="Image30" text:anchor-type="as-char" svg:width="19.9583in" svg:height="9.5209in" draw:z-index="29"><draw:image xlink:href="https://chatgpt.com/backend-api/estuary/content?id=file_00000000ed247207ab1231665e13fd38&amp;ts=494067&amp;p=fs&amp;cid=1&amp;sig=77cccfaf535efd2829abba9ec2e3588584172c373fb963b15fccb5b0adfe8208&amp;v=0" xlink:type="simple" xlink:show="embed" xlink:actuate="onLoad"/><svg:title>image.png</svg:title></draw:frame></text:p>
      <text:section text:style-name="Sect1" text:name="_r_lm_">
        <text:p text:style-name="P10"><text:soft-page-break/>admin panel er jonne 01.) privacy option thakbe na 02.) Home, HallDiningTokenSystem, Default screen e simple Admin panel layout thekbe jekhane just go to admin dashboard option thakbe 03.) 2nd image e dekhano esob kichu thakbe na, ui clean hote hobe</text:p>
      </text:section>
      <text:p text:style-name="P8"><text:soft-page-break/><draw:frame draw:style-name="fr1" draw:name="Image31" text:anchor-type="as-char" svg:width="19.9898in" svg:height="10.7917in" draw:z-index="30"><draw:image xlink:href="https://chatgpt.com/backend-api/estuary/content?id=file_0000000064a4720688b92cc99c7dcbf3&amp;ts=494067&amp;p=fs&amp;cid=1&amp;sig=2f06959c2b2c4368ac6fbb02a6869695672464f2c0cd48b6ac09861318f46cc8&amp;v=0" xlink:type="simple" xlink:show="embed" xlink:actuate="onLoad"/><svg:title>image.png</svg:title></draw:frame></text:p>
      <text:section text:style-name="Sect1" text:name="_r_lq_">
        <text:p text:style-name="P10"><text:soft-page-break/>why showing this</text:p>
      </text:section>
      <text:p text:style-name="P8"><text:soft-page-break/><draw:frame draw:style-name="fr1" draw:name="Image32" text:anchor-type="as-char" svg:width="19.9898in" svg:height="10.5937in" draw:z-index="31"><draw:image xlink:href="https://chatgpt.com/backend-api/estuary/content?id=file_0000000015007209bb2a6abeeccef562&amp;ts=494067&amp;p=fs&amp;cid=1&amp;sig=522bb3e912963ba4d02aad729305afe6664acfe0b1c66238008952dc64b1ad36&amp;v=0" xlink:type="simple" xlink:show="embed" xlink:actuate="onLoad"/><svg:title>image.png</svg:title></draw:frame></text:p>
      <text:p text:style-name="P8"><text:soft-page-break/><draw:frame draw:style-name="fr1" draw:name="Image33" text:anchor-type="as-char" svg:width="19.9272in" svg:height="10.3437in" draw:z-index="32"><draw:image xlink:href="https://chatgpt.com/backend-api/estuary/content?id=file_00000000215071faa4e1cb9f6f10e849&amp;ts=494067&amp;p=fs&amp;cid=1&amp;sig=8466578f907b6905298988c389dec510184912eb132d7c42a538190ca98bc88c&amp;v=0" xlink:type="simple" xlink:show="embed" xlink:actuate="onLoad"/><svg:title>image.png</svg:title></draw:frame></text:p>
      <text:section text:style-name="Sect1" text:name="_r_lu_">
        <text:p text:style-name="P10"><text:soft-page-break/>showing this exception</text:p>
      </text:section>
      <text:p text:style-name="P8"><text:soft-page-break/><draw:frame draw:style-name="fr1" draw:name="Image34" text:anchor-type="as-char" svg:width="19.9791in" svg:height="10.6146in" draw:z-index="33"><draw:image xlink:href="https://chatgpt.com/backend-api/estuary/content?id=file_00000000910871fab3ebde96cd06a55f&amp;ts=494067&amp;p=fs&amp;cid=1&amp;sig=4f71aa19b0220f824c785f5c01f2295e745902cbbf9860f64a436a65ceedf975&amp;v=0" xlink:type="simple" xlink:show="embed" xlink:actuate="onLoad"/><svg:title>image.png</svg:title></draw:frame></text:p>
      <text:p text:style-name="P8"><text:soft-page-break/><draw:frame draw:style-name="fr1" draw:name="Image35" text:anchor-type="as-char" svg:width="19.9791in" svg:height="10.6043in" draw:z-index="34"><draw:image xlink:href="https://chatgpt.com/backend-api/estuary/content?id=file_00000000d17871faabed918b87d632e7&amp;ts=494067&amp;p=fs&amp;cid=1&amp;sig=184735c1470cacb62b47caebf3d2ab2059df2a44ae7c3ba92f3bdab4f028f89d&amp;v=0" xlink:type="simple" xlink:show="embed" xlink:actuate="onLoad"/><svg:title>image.png</svg:title></draw:frame></text:p>
      <text:p text:style-name="P8"><text:soft-page-break/><draw:frame draw:style-name="fr1" draw:name="Image36" text:anchor-type="as-char" svg:width="19.9898in" svg:height="10.6772in" draw:z-index="35"><draw:image xlink:href="https://chatgpt.com/backend-api/estuary/content?id=file_0000000053e47206816f67d694802cdd&amp;ts=494067&amp;p=fs&amp;cid=1&amp;sig=e061ff73d68db79afe99932f93e2134bd74afc137431d9a55ec23fab338701ba&amp;v=0" xlink:type="simple" xlink:show="embed" xlink:actuate="onLoad"/><svg:title>image.png</svg:title></draw:frame></text:p>
      <text:section text:style-name="Sect1" text:name="_r_m4_">
        <text:p text:style-name="P10"><text:soft-page-break/>again showing this problem</text:p>
      </text:section>
      <text:p text:style-name="P8"><text:soft-page-break/><draw:frame draw:style-name="fr1" draw:name="Image37" text:anchor-type="as-char" svg:width="19.9898in" svg:height="10.6043in" draw:z-index="36"><draw:image xlink:href="https://chatgpt.com/backend-api/estuary/content?id=file_00000000eec472078bdcff6f0d3754e0&amp;ts=494067&amp;p=fs&amp;cid=1&amp;sig=52d96004423a77de2b3019e263570f2d7ad7e44ee9d51d51eb85ab574da830e8&amp;v=0" xlink:type="simple" xlink:show="embed" xlink:actuate="onLoad"/><svg:title>image.png</svg:title></draw:frame></text:p>
      <text:section text:style-name="Sect1" text:name="_r_m8_">
        <text:p text:style-name="P10"><text:soft-page-break/>I inputed 20 and clicked confirm top up but it top uped 19.98</text:p>
      </text:section>
      <text:p text:style-name="Text_20_body"><text:soft-page-break/><draw:frame draw:style-name="fr1" draw:name="Image38" text:anchor-type="as-char" svg:width="4.3646in" svg:height="9.9583in" draw:z-index="37"><draw:image xlink:href="https://chatgpt.com/backend-api/estuary/content?id=file_00000000b59c71fab131f06cd73a02a6&amp;ts=494067&amp;p=fs&amp;cid=1&amp;sig=7e8dc22520fde16eb81bb995cea2b89d1fc3265d25b0e17f18ba0c6afad7c9ea&amp;v=0" xlink:type="simple" xlink:show="embed" xlink:actuate="onLoad"/><svg:title>image.png</svg:title></draw:frame></text:p>
      <text:p text:style-name="Text_20_body"><text:soft-page-break/>I found the real cause of the CashAdmin wallet top-up amount bug. Observation: When the mouse cursor is over the Amount input field and I scroll up/down, the amount changes automatically in fractional increments. This causes wrong top-up amounts like 20 becoming 19.98 or 15 becoming 14.98. Cause: The Amount field is rendered as an HTML number input, and browser mouse-wheel behavior changes the value while focused. Please fix only the CashAdmin TopUpWallet amount input behavior. Files to check: \- Views/CashAdmin/TopUpWallet.cshtml \- ViewModels/WalletTopUpViewModel.cs \- CashAdminController.cs \- WalletService.cs only if needed Requirements: 1\. Prevent mouse wheel from changing the Amount value. 2\. Prefer changing the Amount input from number input to text input: type="text" inputmode="decimal" autocomplete="off" 3\. Keep server-side validation for Amount. 4\. Amount must still bind to decimal model.Amount. 5\. If user enters 20, server must receive 20 exactly. 6\. If user enters 15, server must receive 15 exactly. 7\. Do not add any fee, charge, percentage, or adjustment. 8\. Do not use double or float. 9\. Use decimal only. 10\. Do not change database or migrations. 11\. Do not use BatchAdmin. 12\. Do not use Department or Batch. Also add a small JavaScript safety fix if needed to prevent wheel changes on number inputs. Explain what was causing the issue and what was changed.</text:p>
      <text:p text:style-name="P8"><text:soft-page-break/><draw:frame draw:style-name="fr1" draw:name="Image39" text:anchor-type="as-char" svg:width="19.9898in" svg:height="10.6252in" draw:z-index="38"><draw:image xlink:href="https://chatgpt.com/backend-api/estuary/content?id=file_00000000cfc8720b895b0265974f0126&amp;ts=494067&amp;p=fs&amp;cid=1&amp;sig=e9922b675fd99291433ab66bc5f0fd58a34223e693a1b7e73c179efe311a603f&amp;v=0" xlink:type="simple" xlink:show="embed" xlink:actuate="onLoad"/><svg:title>image.png</svg:title></draw:frame></text:p>
      <text:section text:style-name="Sect1" text:name="_r_me_">
        <text:p text:style-name="P10"><text:soft-page-break/>after this prompt, showing this issue</text:p>
      </text:section>
      <text:p text:style-name="P8"><draw:frame draw:style-name="fr1" draw:name="Image40" text:anchor-type="as-char" svg:width="10.7811in" svg:height="1.3126in" draw:z-index="39"><draw:image xlink:href="https://chatgpt.com/backend-api/estuary/content?id=file_0000000041a871f88f54016d05c71479&amp;ts=494067&amp;p=fs&amp;cid=1&amp;sig=aa1f87fa9fed7b0707f2aab9e3a75c04159345a9fb23199cd5b1f68e3b82dd08&amp;v=0" xlink:type="simple" xlink:show="embed" xlink:actuate="onLoad"/><svg:title>image.png</svg:title></draw:frame></text:p>
      <text:section text:style-name="Sect1" text:name="_r_mi_">
        <text:p text:style-name="P10">eikhane top up amount range integer rakho, kono fracctional top up valid hobe na</text:p>
      </text:section>
      <text:p text:style-name="P8"><draw:frame draw:style-name="fr1" draw:name="Image41" text:anchor-type="as-char" svg:width="17.5937in" svg:height="3.5209in" draw:z-index="40"><draw:image xlink:href="https://chatgpt.com/backend-api/estuary/content?id=file_00000000466471f89cb6d115bfbf8840&amp;ts=494067&amp;p=fs&amp;cid=1&amp;sig=ca0d6c74bbeefaeb17b08e998de8128f91606c776fce72c4e7b8d1df2a81cd9d&amp;v=0" xlink:type="simple" xlink:show="embed" xlink:actuate="onLoad"/><svg:title>image.png</svg:title></draw:frame></text:p>
      <text:section text:style-name="Sect1" text:name="_r_mm_">
        <text:p text:style-name="P10">okay, eibar Reports section ta functional korte hobe</text:p>
      </text:section>
      <text:p text:style-name="P8"><text:soft-page-break/><draw:frame draw:style-name="fr1" draw:name="Image42" text:anchor-type="as-char" svg:width="19.9898in" svg:height="10.6874in" draw:z-index="41"><draw:image xlink:href="https://chatgpt.com/backend-api/estuary/content?id=file_0000000075c0720bb59dc7c01852291e&amp;ts=494067&amp;p=fs&amp;cid=1&amp;sig=a4044bf4c99baad2f920de68c6abdbe7c0a584406172fa2e9c236875d1a82b13&amp;v=0" xlink:type="simple" xlink:show="embed" xlink:actuate="onLoad"/><svg:title>image.png</svg:title></draw:frame></text:p>
      <text:p text:style-name="P8"><text:soft-page-break/><draw:frame draw:style-name="fr1" draw:name="Image43" text:anchor-type="as-char" svg:width="19.9583in" svg:height="10.6665in" draw:z-index="42"><draw:image xlink:href="https://chatgpt.com/backend-api/estuary/content?id=file_0000000099f0720b94ff6769b3b344ec&amp;ts=494067&amp;p=fs&amp;cid=1&amp;sig=9f041d35d7feb66730a0b0d35cd74bdae54be37e743a63ca6ce448f56108f22d&amp;v=0" xlink:type="simple" xlink:show="embed" xlink:actuate="onLoad"/><svg:title>image.png</svg:title></draw:frame></text:p>
      <text:section text:style-name="Sect1" text:name="_r_mq_">
        <text:p text:style-name="P10"><text:soft-page-break/>dui jaygay dui report result dekhacche</text:p>
      </text:section>
      <text:p text:style-name="P8"><draw:frame draw:style-name="fr1" draw:name="Image44" text:anchor-type="as-char" svg:width="3.1874in" svg:height="1.3646in" draw:z-index="43"><draw:image xlink:href="https://chatgpt.com/backend-api/estuary/content?id=file_0000000001987207b0b19f78b1970faa&amp;ts=494067&amp;p=fs&amp;cid=1&amp;sig=a55f2d0a161ac29bb7271b24bab629a6452fa78eb0aeeb2de8fc3466abf09507&amp;v=0" xlink:type="simple" xlink:show="embed" xlink:actuate="onLoad"/><svg:title>image.png</svg:title></draw:frame></text:p>
      <text:p text:style-name="P8"><text:soft-page-break/><draw:frame draw:style-name="fr1" draw:name="Image45" text:anchor-type="as-char" svg:width="19.9583in" svg:height="10.6043in" draw:z-index="44"><draw:image xlink:href="https://chatgpt.com/backend-api/estuary/content?id=file_00000000de2072099fb8d8763b7fc946&amp;ts=494067&amp;p=fs&amp;cid=1&amp;sig=b2411ed86067b496d91dfbfda25ae40d0e305098839d00d4c87696663df1846c&amp;v=0" xlink:type="simple" xlink:show="embed" xlink:actuate="onLoad"/><svg:title>image.png</svg:title></draw:frame></text:p>
      <text:section text:style-name="Sect1" text:name="_r_mu_">
        <text:p text:style-name="P10"><text:soft-page-break/>ami chacchilam nav-bar e HallDiningTokenSystem er jonne o dashboard ta e dekhabe. R shudhu Dashboard na likhe CashAdmin Dashboard dekhale valo</text:p>
      </text:section>
      <text:p text:style-name="P8"><text:soft-page-break/><draw:frame draw:style-name="fr1" draw:name="Image46" text:anchor-type="as-char" svg:width="19.9898in" svg:height="10.8335in" draw:z-index="45"><draw:image xlink:href="https://chatgpt.com/backend-api/estuary/content?id=file_0000000093d87209a8c53306ec659cd4&amp;ts=494067&amp;p=fs&amp;cid=1&amp;sig=03a446274be17fd0e6b47883a66113b6b41f798f23effbcee7a07275575d5bc2&amp;v=0" xlink:type="simple" xlink:show="embed" xlink:actuate="onLoad"/><svg:title>image.png</svg:title></draw:frame></text:p>
      <text:p text:style-name="P8"><text:soft-page-break/><draw:frame draw:style-name="fr1" draw:name="Image47" text:anchor-type="as-char" svg:width="19.9898in" svg:height="10.6874in" draw:z-index="46"><draw:image xlink:href="https://chatgpt.com/backend-api/estuary/content?id=file_00000000f4c472078c18e8c575231144&amp;ts=494067&amp;p=fs&amp;cid=1&amp;sig=fa58f0dec2411f616a39a49f8386b6ae592122aa88a192209a0373bae97e53f8&amp;v=0" xlink:type="simple" xlink:show="embed" xlink:actuate="onLoad"/><svg:title>image.png</svg:title></draw:frame></text:p>
      <text:section text:style-name="Sect1" text:name="_r_n2_">
        <text:p text:style-name="P10"><text:soft-page-break/>ekhon tahole aprove functionality implement korte hobe</text:p>
      </text:section>
      <text:p text:style-name="P8"><draw:frame draw:style-name="fr1" draw:name="Image48" text:anchor-type="as-char" svg:width="16.8646in" svg:height="9.0417in" draw:z-index="47"><draw:image xlink:href="https://chatgpt.com/backend-api/estuary/content?id=file_00000000141471fa8602f1e1a29e2ee5&amp;ts=494067&amp;p=fs&amp;cid=1&amp;sig=c7c5ccef7909c11bac8384cac0167132f0ca4fc693a064f67981edc1f5005b1f&amp;v=0" xlink:type="simple" xlink:show="embed" xlink:actuate="onLoad"/><svg:title>image.png</svg:title></draw:frame></text:p>
      <text:section text:style-name="Sect1" text:name="_r_n6_">
        <text:p text:style-name="P10">cash pending for authorized cash admin 1 showing wrong pending amount of 936.95 and student id should not be the hash code, it should be the original student id</text:p>
      </text:section>
      <text:section text:style-name="Sect1" text:name="textdoc-message-6a036864dc28819184649f59f108fc01">
        <text:p text:style-name="P10">Hall Dining Token System Project Handoff Documentation</text:p>
        <text:section text:style-name="Sect1" text:name="prosemirror-context-children">
          <text:p text:style-name="P10"><text:soft-page-break/></text:p>
        </text:section>
        <text:section text:style-name="Sect1" text:name="prosemirror-editor-container">
          <text:h text:style-name="P1" text:outline-level="1">HallDiningTokenSystem — Complete Project Handoff Documentation</text:h>
          <text:h text:style-name="Heading_20_2" text:outline-level="2">1. Purpose of this document</text:h>
          <text:p text:style-name="Text_20_body">This document is a full handoff summary for continuing the <text:span text:style-name="Strong_20_Emphasis">HallDiningTokenSystem</text:span> project from another ChatGPT account or another development session.</text:p>
          <text:p text:style-name="Text_20_body">It explains:</text:p>
          <text:list text:style-name="L3">
            <text:list-item>
              <text:p text:style-name="P12">What the project is supposed to do</text:p>
            </text:list-item>
            <text:list-item>
              <text:p text:style-name="P12">The important requirement decisions made so far</text:p>
            </text:list-item>
            <text:list-item>
              <text:p text:style-name="P12">The technology stack and project structure</text:p>
            </text:list-item>
            <text:list-item>
              <text:p text:style-name="P12">What has already been implemented</text:p>
            </text:list-item>
            <text:list-item>
              <text:p text:style-name="P12">What is partially implemented or still buggy</text:p>
            </text:list-item>
            <text:list-item>
              <text:p text:style-name="P12">What conventions must be followed</text:p>
            </text:list-item>
            <text:list-item>
              <text:p text:style-name="P12">What the next development steps should be</text:p>
            </text:list-item>
            <text:list-item>
              <text:p text:style-name="P11">What prompts/context should be given to GitHub Copilot in the next session</text:p>
            </text:list-item>
          </text:list>
          <text:p text:style-name="Text_20_body">The goal is that another assistant/account can continue the project without losing context.</text:p>
          <text:p text:style-name="Horizontal_20_Line"/>
          <text:h text:style-name="Heading_20_1" text:outline-level="1">2. Project overview</text:h>
          <text:h text:style-name="Heading_20_2" text:outline-level="2">Project name</text:h>
          <text:p text:style-name="Text_20_body"><text:span text:style-name="Strong_20_Emphasis">HallDiningTokenSystem</text:span></text:p>
          <text:h text:style-name="Heading_20_2" text:outline-level="2">Project type</text:h>
          <text:p text:style-name="Text_20_body"><text:span text:style-name="Strong_20_Emphasis">ASP.NET Core MVC Web App</text:span> with <text:span text:style-name="Strong_20_Emphasis">Individual Accounts / ASP.NET Core Identity</text:span>.</text:p>
          <text:h text:style-name="Heading_20_2" text:outline-level="2">Main goal</text:h>
          <text:p text:style-name="Text_20_body">The project is a hall dining token and wallet management system for a university hall/dining environment.</text:p>
          <text:p text:style-name="Text_20_body">The system should digitize the manual dining-token process by using:</text:p>
          <text:list text:style-name="L4">
            <text:list-item>
              <text:p text:style-name="P14">Student wallet balance</text:p>
            </text:list-item>
            <text:list-item>
              <text:p text:style-name="P14">Authorized Cash Admin wallet top-up</text:p>
            </text:list-item>
            <text:list-item>
              <text:p text:style-name="P14">Meal token purchase</text:p>
            </text:list-item>
            <text:list-item>
              <text:p text:style-name="P14">OTP-based meal token verification</text:p>
            </text:list-item>
            <text:list-item>
              <text:p text:style-name="P14">Cash collection records</text:p>
            </text:list-item>
            <text:list-item>
              <text:p text:style-name="P14">Cash settlement request and approval workflow</text:p>
            </text:list-item>
            <text:list-item>
              <text:p text:style-name="P13"><text:soft-page-break/>Admin reports</text:p>
            </text:list-item>
          </text:list>
          <text:h text:style-name="Heading_20_2" text:outline-level="2">Main actors / roles</text:h>
          <text:p text:style-name="Text_20_body">The roles are:</text:p>
          <text:list text:style-name="L5">
            <text:list-item>
              <text:p text:style-name="P16"><text:span text:style-name="Strong_20_Emphasis">SuperAdmin</text:span></text:p>
            </text:list-item>
            <text:list-item>
              <text:p text:style-name="P16"><text:span text:style-name="Strong_20_Emphasis">CashAdmin</text:span></text:p>
            </text:list-item>
            <text:list-item>
              <text:p text:style-name="P16"><text:span text:style-name="Strong_20_Emphasis">Student</text:span></text:p>
            </text:list-item>
            <text:list-item>
              <text:p text:style-name="P15"><text:span text:style-name="Strong_20_Emphasis">DeliveryMan</text:span></text:p>
            </text:list-item>
          </text:list>
          <text:p text:style-name="Text_20_body">Important naming decision:</text:p>
          <text:list text:style-name="L6">
            <text:list-item>
              <text:p text:style-name="P18">Use internal role name: <text:span text:style-name="Source_20_Text">CashAdmin</text:span></text:p>
            </text:list-item>
            <text:list-item>
              <text:p text:style-name="P18">Display name in UI: <text:span text:style-name="Strong_20_Emphasis">Authorized Cash Admin</text:span></text:p>
            </text:list-item>
            <text:list-item>
              <text:p text:style-name="P17">Do <text:span text:style-name="Strong_20_Emphasis">not</text:span> use <text:span text:style-name="Source_20_Text">BatchAdmin</text:span></text:p>
            </text:list-item>
          </text:list>
          <text:p text:style-name="Horizontal_20_Line"/>
          <text:h text:style-name="Heading_20_1" text:outline-level="1">3. Important requirement decisions made so far</text:h>
          <text:h text:style-name="Heading_20_2" text:outline-level="2">3.1 BatchAdmin was removed</text:h>
          <text:p text:style-name="Text_20_body">Originally the idea involved “Batch Admin,” but that was rejected because it would make wallet top-up too restrictive.</text:p>
          <text:p text:style-name="Text_20_body">Final decision:</text:p>
          <text:list text:style-name="L7">
            <text:list-item>
              <text:p text:style-name="P20">There is no <text:span text:style-name="Source_20_Text">BatchAdmin</text:span> role.</text:p>
            </text:list-item>
            <text:list-item>
              <text:p text:style-name="P20">The correct role is <text:span text:style-name="Source_20_Text">CashAdmin</text:span>.</text:p>
            </text:list-item>
            <text:list-item>
              <text:p text:style-name="P20">The user-facing wording should usually be <text:span text:style-name="Strong_20_Emphasis">Authorized Cash Admin</text:span>.</text:p>
            </text:list-item>
            <text:list-item>
              <text:p text:style-name="P20">CashAdmin can top up any student wallet using Student ID.</text:p>
            </text:list-item>
            <text:list-item>
              <text:p text:style-name="P19">There is no department or batch restriction for wallet top-up.</text:p>
            </text:list-item>
          </text:list>
          <text:h text:style-name="Heading_20_2" text:outline-level="2">3.2 Student search should use Student ID</text:h>
          <text:p text:style-name="Text_20_body">Wallet top-up search should be done using the student’s real university Student ID.</text:p>
          <text:p text:style-name="Text_20_body">Final Student ID rule:</text:p>
          <text:list text:style-name="L8">
            <text:list-item>
              <text:p text:style-name="P22">Student ID is a <text:span text:style-name="Strong_20_Emphasis">6-digit numeric string</text:span>.</text:p>
            </text:list-item>
            <text:list-item>
              <text:p text:style-name="P22">Example: <text:span text:style-name="Source_20_Text">220130</text:span></text:p>
            </text:list-item>
            <text:list-item>
              <text:p text:style-name="P22">Keep Student ID as <text:span text:style-name="Source_20_Text">string</text:span>, not <text:span text:style-name="Source_20_Text">int</text:span>.</text:p>
            </text:list-item>
            <text:list-item>
              <text:p text:style-name="P21">Reason: IDs are identity values, not numbers for calculation. Keeping it string is safer.</text:p>
            </text:list-item>
          </text:list>
          <text:h text:style-name="Heading_20_2" text:outline-level="2"><text:soft-page-break/>3.3 Department and Batch were removed</text:h>
          <text:p text:style-name="Text_20_body">At one point <text:span text:style-name="Source_20_Text">Department</text:span> and <text:span text:style-name="Source_20_Text">Batch</text:span> were added to <text:span text:style-name="Source_20_Text">ApplicationUser</text:span>, but they were later removed.</text:p>
          <text:p text:style-name="Text_20_body">Final decision:</text:p>
          <text:list text:style-name="L9">
            <text:list-item>
              <text:p text:style-name="P24">Do not store Department.</text:p>
            </text:list-item>
            <text:list-item>
              <text:p text:style-name="P24">Do not store Batch.</text:p>
            </text:list-item>
            <text:list-item>
              <text:p text:style-name="P23">If needed later, department/batch can be derived from Student ID or handled separately.</text:p>
            </text:list-item>
          </text:list>
          <text:p text:style-name="Text_20_body">Current student profile fields:</text:p>
          <text:list text:style-name="L10">
            <text:list-item>
              <text:p text:style-name="P26">FullName</text:p>
            </text:list-item>
            <text:list-item>
              <text:p text:style-name="P26">StudentId</text:p>
            </text:list-item>
            <text:list-item>
              <text:p text:style-name="P26">Email</text:p>
            </text:list-item>
            <text:list-item>
              <text:p text:style-name="P25">Password</text:p>
            </text:list-item>
          </text:list>
          <text:h text:style-name="Heading_20_2" text:outline-level="2">3.4 Database changed from LocalDB to SQL Server Express</text:h>
          <text:p text:style-name="Text_20_body">The project uses Microsoft SQL Server Express, not LocalDB.</text:p>
          <text:p text:style-name="Text_20_body">Current SQL Server instance used during development:</text:p>
          <text:p text:style-name="Text_20_body">DESKTOP-QGGP0VR\SQLEXPRESS</text:p>
          <text:p text:style-name="Text_20_body">Database name:</text:p>
          <text:p text:style-name="Text_20_body">HallDiningTokenSystemDb</text:p>
          <text:p text:style-name="Text_20_body">Connection string pattern in <text:span text:style-name="Source_20_Text">appsettings.json</text:span>:</text:p>
          <text:p text:style-name="P8">"ConnectionStrings": {</text:p>
          <text:p text:style-name="P8">"DefaultConnection": "Server=DESKTOP-QGGP0VR\\SQLEXPRESS;Database=HallDiningTokenSystemDb;Trusted_Connection=True;MultipleActiveResultSets=true;TrustServerCertificate=True"</text:p>
          <text:p text:style-name="Text_20_body">}</text:p>
          <text:p text:style-name="Text_20_body">Note:</text:p>
          <text:list text:style-name="L11">
            <text:list-item>
              <text:p text:style-name="P28">In SSMS the server name uses one slash: <text:span text:style-name="Source_20_Text">DESKTOP-QGGP0VR\SQLEXPRESS</text:span></text:p>
            </text:list-item>
            <text:list-item>
              <text:p text:style-name="P27">In JSON it uses double escaping: <text:span text:style-name="Source_20_Text">DESKTOP-QGGP0VR\\SQLEXPRESS</text:span></text:p>
            </text:list-item>
          </text:list>
          <text:h text:style-name="Heading_20_2" text:outline-level="2">3.5 Currency must be BDT</text:h>
          <text:p text:style-name="Text_20_body">The system is for Bangladesh, so money should display as BDT / Taka.</text:p>
          <text:p text:style-name="Text_20_body">Correct display:</text:p>
          <text:p text:style-name="P8">৳15.00</text:p>
          <text:p text:style-name="Text_20_body">৳500.00</text:p>
          <text:p text:style-name="Text_20_body">Do not show Indian Rupee symbol:</text:p>
          <text:p text:style-name="Text_20_body">₹</text:p>
          <text:p text:style-name="Text_20_body"><text:soft-page-break/>Do not use culture-based formatting like:</text:p>
          <text:p text:style-name="Text_20_body">amount.ToString("C")</text:p>
          <text:p text:style-name="Text_20_body">Use custom formatting:</text:p>
          <text:p text:style-name="Text_20_body">$"৳{amount:N2}"</text:p>
          <text:p text:style-name="Text_20_body">In Razor:</text:p>
          <text:p text:style-name="Text_20_body">৳@amount.ToString("N2")</text:p>
          <text:h text:style-name="Heading_20_2" text:outline-level="2">3.6 Wallet top-up amount must be whole number only</text:h>
          <text:p text:style-name="Text_20_body">CashAdmin top-up amount should be integer/whole-number only.</text:p>
          <text:p text:style-name="Text_20_body">Valid:</text:p>
          <text:p text:style-name="P8">1</text:p>
          <text:p text:style-name="P8">15</text:p>
          <text:p text:style-name="P8">20</text:p>
          <text:p text:style-name="Text_20_body">500</text:p>
          <text:p text:style-name="Text_20_body">Invalid:</text:p>
          <text:p text:style-name="P8">0</text:p>
          <text:p text:style-name="P8">0.5</text:p>
          <text:p text:style-name="P8">15.5</text:p>
          <text:p text:style-name="Text_20_body">20.25</text:p>
          <text:p text:style-name="Text_20_body">Important bug discovered:</text:p>
          <text:list text:style-name="L12">
            <text:list-item>
              <text:p text:style-name="P30">HTML <text:span text:style-name="Source_20_Text">type="number"</text:span> input caused mouse wheel scroll to silently increase/decrease amount.</text:p>
            </text:list-item>
            <text:list-item>
              <text:p text:style-name="P29">This caused incorrect top-up amounts like <text:span text:style-name="Source_20_Text">20</text:span> becoming <text:span text:style-name="Source_20_Text">19.98</text:span> or <text:span text:style-name="Source_20_Text">15</text:span> becoming <text:span text:style-name="Source_20_Text">14.98</text:span>.</text:p>
            </text:list-item>
          </text:list>
          <text:p text:style-name="Text_20_body">Final UI rule:</text:p>
          <text:list text:style-name="L13">
            <text:list-item>
              <text:p text:style-name="P32">Use <text:span text:style-name="Source_20_Text">type="text"</text:span>, not <text:span text:style-name="Source_20_Text">type="number"</text:span>, for amount input.</text:p>
            </text:list-item>
            <text:list-item>
              <text:p text:style-name="P32">Use <text:span text:style-name="Source_20_Text">inputmode="numeric"</text:span> and <text:span text:style-name="Source_20_Text">pattern="[0-9]*"</text:span>.</text:p>
            </text:list-item>
            <text:list-item>
              <text:p text:style-name="P31">Validate server-side as a whole number greater than 0.</text:p>
            </text:list-item>
          </text:list>
          <text:p text:style-name="Text_20_body">Recommended Razor input:</text:p>
          <text:p text:style-name="P8">&lt;input asp-for="Amount"</text:p>
          <text:p text:style-name="P8">type="text"</text:p>
          <text:p text:style-name="P8">inputmode="numeric"</text:p>
          <text:p text:style-name="P8">pattern="[0-9]*"</text:p>
          <text:p text:style-name="P8">autocomplete="off"</text:p>
          <text:p text:style-name="P8">class="form-control"</text:p>
          <text:p text:style-name="Text_20_body">placeholder="Enter amount, e.g., 500" /&gt;</text:p>
          <text:h text:style-name="Heading_20_2" text:outline-level="2"><text:soft-page-break/>3.7 Cash Settlement workflow changed</text:h>
          <text:p text:style-name="Text_20_body">Earlier idea:</text:p>
          <text:list text:style-name="L14">
            <text:list-item>
              <text:p text:style-name="P33">SuperAdmin directly creates settlement entry.</text:p>
            </text:list-item>
          </text:list>
          <text:p text:style-name="Text_20_body">Better final decision:</text:p>
          <text:list text:style-name="L15">
            <text:list-item>
              <text:p text:style-name="P35">CashAdmin creates a <text:span text:style-name="Strong_20_Emphasis">settlement request</text:span> for a specific amount.</text:p>
            </text:list-item>
            <text:list-item>
              <text:p text:style-name="P35">SuperAdmin receives physical cash.</text:p>
            </text:list-item>
            <text:list-item>
              <text:p text:style-name="P35">SuperAdmin approves the request only after receiving the cash.</text:p>
            </text:list-item>
            <text:list-item>
              <text:p text:style-name="P34">Approval creates the actual confirmed <text:span text:style-name="Source_20_Text">CashSettlement</text:span> record.</text:p>
            </text:list-item>
          </text:list>
          <text:p text:style-name="Text_20_body">Flow:</text:p>
          <text:p text:style-name="P8">CashAdmin collects cash from top-ups</text:p>
          <text:p text:style-name="P8">→ CashAdmin requests settlement for an amount</text:p>
          <text:p text:style-name="P8">→ Request status = Pending</text:p>
          <text:p text:style-name="P8">→ SuperAdmin receives physical cash</text:p>
          <text:p text:style-name="P8">→ SuperAdmin approves request</text:p>
          <text:p text:style-name="P8">→ CashSettlement record is created</text:p>
          <text:p text:style-name="Text_20_body">→ Request status = Approved</text:p>
          <text:p text:style-name="Text_20_body">If rejected:</text:p>
          <text:p text:style-name="P8">Request status = Rejected</text:p>
          <text:p text:style-name="P8">No CashSettlement record is created</text:p>
          <text:p text:style-name="Horizontal_20_Line"/>
          <text:h text:style-name="Heading_20_1" text:outline-level="1">4. Technology stack</text:h>
          <text:h text:style-name="Heading_20_2" text:outline-level="2">Main stack</text:h>
          <text:list text:style-name="L16">
            <text:list-item>
              <text:p text:style-name="P37">ASP.NET Core MVC</text:p>
            </text:list-item>
            <text:list-item>
              <text:p text:style-name="P37">Razor Views</text:p>
            </text:list-item>
            <text:list-item>
              <text:p text:style-name="P37">ASP.NET Core Identity</text:p>
            </text:list-item>
            <text:list-item>
              <text:p text:style-name="P37">Entity Framework Core</text:p>
            </text:list-item>
            <text:list-item>
              <text:p text:style-name="P37">Microsoft SQL Server Express</text:p>
            </text:list-item>
            <text:list-item>
              <text:p text:style-name="P37">Visual Studio</text:p>
            </text:list-item>
            <text:list-item>
              <text:p text:style-name="P37">GitHub Copilot</text:p>
            </text:list-item>
            <text:list-item>
              <text:p text:style-name="P37">SSMS for database verification</text:p>
            </text:list-item>
            <text:list-item>
              <text:p text:style-name="P36">GitHub repository for source control</text:p>
            </text:list-item>
          </text:list>
          <text:h text:style-name="Heading_20_2" text:outline-level="2">Development tools used</text:h>
          <text:list text:style-name="L17">
            <text:list-item>
              <text:p text:style-name="P39">Visual Studio 2026 Insiders / Visual Studio environment</text:p>
            </text:list-item>
            <text:list-item>
              <text:p text:style-name="P39">SQL Server Management Studio</text:p>
            </text:list-item>
            <text:list-item>
              <text:p text:style-name="P39">GitHub Copilot Chat</text:p>
            </text:list-item>
            <text:list-item>
              <text:p text:style-name="P38">Git / GitHub</text:p>
            </text:list-item>
          </text:list>
          <text:h text:style-name="Heading_20_2" text:outline-level="2"><text:soft-page-break/>Git repository</text:h>
          <text:p text:style-name="Text_20_body">A Git repository was initialized from Visual Studio.</text:p>
          <text:p text:style-name="Text_20_body">Screenshot showed repository under a GitHub account similar to:</text:p>
          <text:p text:style-name="Text_20_body">Wadud-Code-Show/HallDiningTokenSystem</text:p>
          <text:p text:style-name="Text_20_body">Visibility was recommended as private.</text:p>
          <text:p text:style-name="Horizontal_20_Line"/>
          <text:h text:style-name="Heading_20_1" text:outline-level="1">5. Authentication and Identity setup</text:h>
          <text:h text:style-name="Heading_20_2" text:outline-level="2">5.1 Project created correctly with Identity</text:h>
          <text:p text:style-name="Text_20_body">The project was recreated as:</text:p>
          <text:p text:style-name="P8">ASP.NET Core Web App (Model-View-Controller)</text:p>
          <text:p text:style-name="Text_20_body">Authentication: Individual Accounts</text:p>
          <text:p text:style-name="Text_20_body">The browser showed <text:span text:style-name="Source_20_Text">Register</text:span> and <text:span text:style-name="Source_20_Text">Login</text:span>, confirming Identity was enabled.</text:p>
          <text:h text:style-name="Heading_20_2" text:outline-level="2">5.2 ApplicationUser</text:h>
          <text:p text:style-name="Text_20_body">The project changed from default <text:span text:style-name="Source_20_Text">IdentityUser</text:span> to custom <text:span text:style-name="Source_20_Text">ApplicationUser</text:span>.</text:p>
          <text:p text:style-name="Text_20_body">Final <text:span text:style-name="Source_20_Text">ApplicationUser</text:span> concept:</text:p>
          <text:p text:style-name="P8">using Microsoft.AspNetCore.Identity;</text:p>
          <text:p text:style-name="P8"/>
          <text:p text:style-name="P8">namespace HallDiningTokenSystem.Models;</text:p>
          <text:p text:style-name="P8"/>
          <text:p text:style-name="P8">public class ApplicationUser : IdentityUser</text:p>
          <text:p text:style-name="P8">{</text:p>
          <text:p text:style-name="P8">public string FullName { get; set; } = string.Empty;</text:p>
          <text:p text:style-name="P8">public string? StudentId { get; set; }</text:p>
          <text:p text:style-name="Text_20_body">}</text:p>
          <text:p text:style-name="Text_20_body">Removed fields:</text:p>
          <text:p text:style-name="P8">Department</text:p>
          <text:p text:style-name="Text_20_body">Batch</text:p>
          <text:h text:style-name="Heading_20_2" text:outline-level="2">5.3 ApplicationDbContext</text:h>
          <text:p text:style-name="Text_20_body"><text:span text:style-name="Source_20_Text">ApplicationDbContext</text:span> inherits:</text:p>
          <text:p text:style-name="Text_20_body">IdentityDbContext&lt;ApplicationUser&gt;</text:p>
          <text:p text:style-name="Text_20_body">It configures:</text:p>
          <text:list text:style-name="L18">
            <text:list-item>
              <text:p text:style-name="P41">FullName max length</text:p>
            </text:list-item>
            <text:list-item>
              <text:p text:style-name="P41"><text:soft-page-break/>StudentId max length</text:p>
            </text:list-item>
            <text:list-item>
              <text:p text:style-name="P40">Unique filtered index on StudentId</text:p>
            </text:list-item>
          </text:list>
          <text:p text:style-name="Text_20_body">Expected configuration:</text:p>
          <text:p text:style-name="P8">protected override void OnModelCreating(ModelBuilder builder)</text:p>
          <text:p text:style-name="P8">{</text:p>
          <text:p text:style-name="P8">base.OnModelCreating(builder);</text:p>
          <text:p text:style-name="P8"/>
          <text:p text:style-name="P8">builder.Entity&lt;ApplicationUser&gt;()</text:p>
          <text:p text:style-name="P8">.Property(u =&gt; u.FullName)</text:p>
          <text:p text:style-name="P8">.HasMaxLength(100);</text:p>
          <text:p text:style-name="P8"/>
          <text:p text:style-name="P8">builder.Entity&lt;ApplicationUser&gt;()</text:p>
          <text:p text:style-name="P8">.Property(u =&gt; u.StudentId)</text:p>
          <text:p text:style-name="P8">.HasMaxLength(50);</text:p>
          <text:p text:style-name="P8"/>
          <text:p text:style-name="P8">builder.Entity&lt;ApplicationUser&gt;()</text:p>
          <text:p text:style-name="P8">.HasIndex(u =&gt; u.StudentId)</text:p>
          <text:p text:style-name="P8">.IsUnique()</text:p>
          <text:p text:style-name="P8">.HasFilter("[StudentId] IS NOT NULL");</text:p>
          <text:p text:style-name="Text_20_body">}</text:p>
          <text:p text:style-name="Text_20_body">SQL Server verification showed:</text:p>
          <text:p text:style-name="P8">AspNetUsers.FullName nvarchar(100)</text:p>
          <text:p text:style-name="P8">AspNetUsers.StudentId nvarchar(50)</text:p>
          <text:p text:style-name="Text_20_body">IX_AspNetUsers_StudentId unique index</text:p>
          <text:h text:style-name="Heading_20_2" text:outline-level="2">5.4 Program.cs Identity setup</text:h>
          <text:p text:style-name="Text_20_body">Expected Identity setup:</text:p>
          <text:p text:style-name="P8">builder.Services.AddDefaultIdentity&lt;ApplicationUser&gt;(options =&gt;</text:p>
          <text:p text:style-name="P8">{</text:p>
          <text:p text:style-name="P8">options.SignIn.RequireConfirmedAccount = false;</text:p>
          <text:p text:style-name="P8">})</text:p>
          <text:p text:style-name="P8">.AddRoles&lt;IdentityRole&gt;()</text:p>
          <text:p text:style-name="Text_20_body">.AddEntityFrameworkStores&lt;ApplicationDbContext&gt;();</text:p>
          <text:p text:style-name="Text_20_body">Important:</text:p>
          <text:list text:style-name="L19">
            <text:list-item>
              <text:p text:style-name="P43"><text:span text:style-name="Source_20_Text">RequireConfirmedAccount = false</text:span> for demo convenience.</text:p>
            </text:list-item>
            <text:list-item>
              <text:p text:style-name="P42"><text:span text:style-name="Source_20_Text">AddRoles&lt;IdentityRole&gt;()</text:span> is required because roles are used.</text:p>
            </text:list-item>
          </text:list>
          <text:h text:style-name="Heading_20_2" text:outline-level="2">5.5 Identity type mismatch fixed</text:h>
          <text:p text:style-name="Text_20_body">A runtime error occurred earlier:</text:p>
          <text:p text:style-name="Text_20_body">No service for type UserManager&lt;IdentityUser&gt; has been registered.</text:p>
          <text:p text:style-name="Text_20_body"><text:soft-page-break/>Cause:</text:p>
          <text:list text:style-name="L20">
            <text:list-item>
              <text:p text:style-name="P44">Program.cs used <text:span text:style-name="Source_20_Text">ApplicationUser</text:span>, but <text:span text:style-name="Source_20_Text">_LoginPartial.cshtml</text:span> still injected <text:span text:style-name="Source_20_Text">UserManager&lt;IdentityUser&gt;</text:span>.</text:p>
            </text:list-item>
          </text:list>
          <text:p text:style-name="Text_20_body">Fixed by changing <text:span text:style-name="Source_20_Text">_LoginPartial.cshtml</text:span> to use <text:span text:style-name="Source_20_Text">ApplicationUser</text:span>:</text:p>
          <text:p text:style-name="P8">@using Microsoft.AspNetCore.Identity</text:p>
          <text:p text:style-name="P8">@using HallDiningTokenSystem.Models</text:p>
          <text:p text:style-name="P8">@inject SignInManager&lt;ApplicationUser&gt; SignInManager</text:p>
          <text:p text:style-name="P8">@inject UserManager&lt;ApplicationUser&gt; UserManager</text:p>
          <text:p text:style-name="Horizontal_20_Line"/>
          <text:h text:style-name="Heading_20_1" text:outline-level="1">6. Current roles and seeded users</text:h>
          <text:h text:style-name="Heading_20_2" text:outline-level="2">6.1 Seeded roles</text:h>
          <text:p text:style-name="Text_20_body">Roles seeded:</text:p>
          <text:p text:style-name="P8">SuperAdmin</text:p>
          <text:p text:style-name="P8">CashAdmin</text:p>
          <text:p text:style-name="P8">Student</text:p>
          <text:p text:style-name="Text_20_body">DeliveryMan</text:p>
          <text:h text:style-name="Heading_20_2" text:outline-level="2">6.2 Seeded users</text:h>
          <text:p text:style-name="Text_20_body">Demo users seeded:</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le</text:p>
              </table:table-cell>
              <table:table-cell table:style-name="Table1.A1" office:value-type="string">
                <text:p text:style-name="Table_20_Heading">Email</text:p>
              </table:table-cell>
              <table:table-cell table:style-name="Table1.A1" office:value-type="string">
                <text:p text:style-name="Table_20_Heading">Password</text:p>
              </table:table-cell>
              <table:table-cell table:style-name="Table1.A1" office:value-type="string">
                <text:p text:style-name="Table_20_Heading">Full Name</text:p>
              </table:table-cell>
              <table:table-cell table:style-name="Table1.A1" office:value-type="string">
                <text:p text:style-name="Table_20_Heading">Student ID</text:p>
              </table:table-cell>
            </table:table-row>
            <table:table-row>
              <table:table-cell table:style-name="Table1.A1" office:value-type="string">
                <text:p text:style-name="Table_20_Contents">SuperAdmin</text:p>
              </table:table-cell>
              <table:table-cell table:style-name="Table1.A1" office:value-type="string">
                <text:p text:style-name="Table_20_Contents">superadmin@test.com</text:p>
              </table:table-cell>
              <table:table-cell table:style-name="Table1.A1" office:value-type="string">
                <text:p text:style-name="Table_20_Contents">Test@123</text:p>
              </table:table-cell>
              <table:table-cell table:style-name="Table1.A1" office:value-type="string">
                <text:p text:style-name="Table_20_Contents">Super Admin</text:p>
              </table:table-cell>
              <table:table-cell table:style-name="Table1.A1" office:value-type="string">
                <text:p text:style-name="Table_20_Contents">null</text:p>
              </table:table-cell>
            </table:table-row>
            <table:table-row>
              <table:table-cell table:style-name="Table1.A1" office:value-type="string">
                <text:p text:style-name="Table_20_Contents">CashAdmin</text:p>
              </table:table-cell>
              <table:table-cell table:style-name="Table1.A1" office:value-type="string">
                <text:p text:style-name="Table_20_Contents">cashadmin1@test.com</text:p>
              </table:table-cell>
              <table:table-cell table:style-name="Table1.A1" office:value-type="string">
                <text:p text:style-name="Table_20_Contents">Test@123</text:p>
              </table:table-cell>
              <table:table-cell table:style-name="Table1.A1" office:value-type="string">
                <text:p text:style-name="Table_20_Contents">Authorized Cash Admin 1</text:p>
              </table:table-cell>
              <table:table-cell table:style-name="Table1.A1" office:value-type="string">
                <text:p text:style-name="Table_20_Contents">null</text:p>
              </table:table-cell>
            </table:table-row>
            <table:table-row>
              <table:table-cell table:style-name="Table1.A1" office:value-type="string">
                <text:p text:style-name="Table_20_Contents">CashAdmin</text:p>
              </table:table-cell>
              <table:table-cell table:style-name="Table1.A1" office:value-type="string">
                <text:p text:style-name="Table_20_Contents">cashadmin2@test.com</text:p>
              </table:table-cell>
              <table:table-cell table:style-name="Table1.A1" office:value-type="string">
                <text:p text:style-name="Table_20_Contents">Test@123</text:p>
              </table:table-cell>
              <table:table-cell table:style-name="Table1.A1" office:value-type="string">
                <text:p text:style-name="Table_20_Contents">Authorized Cash Admin 2</text:p>
              </table:table-cell>
              <table:table-cell table:style-name="Table1.A1" office:value-type="string">
                <text:p text:style-name="Table_20_Contents">null</text:p>
              </table:table-cell>
            </table:table-row>
            <table:table-row>
              <table:table-cell table:style-name="Table1.A1" office:value-type="string">
                <text:p text:style-name="Table_20_Contents">Student</text:p>
              </table:table-cell>
              <table:table-cell table:style-name="Table1.A1" office:value-type="string">
                <text:p text:style-name="Table_20_Contents">student1@test.com</text:p>
              </table:table-cell>
              <table:table-cell table:style-name="Table1.A1" office:value-type="string">
                <text:p text:style-name="Table_20_Contents">Test@123</text:p>
              </table:table-cell>
              <table:table-cell table:style-name="Table1.A1" office:value-type="string">
                <text:p text:style-name="Table_20_Contents">Rahim Student</text:p>
              </table:table-cell>
              <table:table-cell table:style-name="Table1.A1" office:value-type="string">
                <text:p text:style-name="Table_20_Contents">220130</text:p>
              </table:table-cell>
            </table:table-row>
            <table:table-row>
              <table:table-cell table:style-name="Table1.A1" office:value-type="string">
                <text:p text:style-name="Table_20_Contents">Student</text:p>
              </table:table-cell>
              <table:table-cell table:style-name="Table1.A1" office:value-type="string">
                <text:p text:style-name="Table_20_Contents">student2@test.com</text:p>
              </table:table-cell>
              <table:table-cell table:style-name="Table1.A1" office:value-type="string">
                <text:p text:style-name="Table_20_Contents">Test@123</text:p>
              </table:table-cell>
              <table:table-cell table:style-name="Table1.A1" office:value-type="string">
                <text:p text:style-name="Table_20_Contents">Karim Student</text:p>
              </table:table-cell>
              <table:table-cell table:style-name="Table1.A1" office:value-type="string">
                <text:p text:style-name="Table_20_Contents">220131</text:p>
              </table:table-cell>
            </table:table-row>
            <table:table-row>
              <table:table-cell table:style-name="Table1.A1" office:value-type="string">
                <text:p text:style-name="Table_20_Contents">DeliveryMan</text:p>
              </table:table-cell>
              <table:table-cell table:style-name="Table1.A1" office:value-type="string">
                <text:p text:style-name="Table_20_Contents">delivery@test.com</text:p>
              </table:table-cell>
              <table:table-cell table:style-name="Table1.A1" office:value-type="string">
                <text:p text:style-name="Table_20_Contents">Test@123</text:p>
              </table:table-cell>
              <table:table-cell table:style-name="Table1.A1" office:value-type="string">
                <text:p text:style-name="Table_20_Contents">Delivery Man</text:p>
              </table:table-cell>
              <table:table-cell table:style-name="Table1.A1" office:value-type="string">
                <text:p text:style-name="Table_20_Contents">null</text:p>
              </table:table-cell>
            </table:table-row>
          </table:table>
          <text:p text:style-name="Text_20_body">A user also registered manually during testing:</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Email</text:p>
              </table:table-cell>
              <table:table-cell table:style-name="Table2.A1" office:value-type="string">
                <text:p text:style-name="Table_20_Contents">Full Name</text:p>
              </table:table-cell>
              <table:table-cell table:style-name="Table2.A1" office:value-type="string">
                <text:p text:style-name="Table_20_Contents">Student ID</text:p>
              </table:table-cell>
            </table:table-row>
            <table:table-row>
              <table:table-cell table:style-name="Table2.A1" office:value-type="string">
                <text:p text:style-name="Table_20_Contents">durjoy.pust.cse@gmail.com</text:p>
              </table:table-cell>
              <table:table-cell table:style-name="Table2.A1" office:value-type="string">
                <text:p text:style-name="Table_20_Contents">Durjoy Dutta</text:p>
              </table:table-cell>
              <table:table-cell table:style-name="Table2.A1" office:value-type="string">
                <text:p text:style-name="Table_20_Contents">220140</text:p>
              </table:table-cell>
            </table:table-row>
          </table:table>
          <text:h text:style-name="Heading_20_2" text:outline-level="2">6.3 DbSeeder</text:h>
          <text:p text:style-name="Text_20_body">A <text:span text:style-name="Source_20_Text">Data/DbSeeder.cs</text:span> class was created to seed roles and users.</text:p>
          <text:p text:style-name="Text_20_body">Important seeder rules:</text:p>
          <text:list text:style-name="L21">
            <text:list-item>
              <text:p text:style-name="P46">Use <text:span text:style-name="Source_20_Text">UserManager&lt;ApplicationUser&gt;</text:span></text:p>
            </text:list-item>
            <text:list-item>
              <text:p text:style-name="P46">Use <text:span text:style-name="Source_20_Text">RoleManager&lt;IdentityRole&gt;</text:span></text:p>
            </text:list-item>
            <text:list-item>
              <text:p text:style-name="P46">Use <text:span text:style-name="Source_20_Text">ApplicationDbContext</text:span></text:p>
            </text:list-item>
            <text:list-item>
              <text:p text:style-name="P46"><text:soft-page-break/>Set <text:span text:style-name="Source_20_Text">EmailConfirmed = true</text:span></text:p>
            </text:list-item>
            <text:list-item>
              <text:p text:style-name="P46">Create wallet with balance 0 for every Student user if wallet does not exist</text:p>
            </text:list-item>
            <text:list-item>
              <text:p text:style-name="P46">Keep seeded Student IDs as 6-digit strings</text:p>
            </text:list-item>
            <text:list-item>
              <text:p text:style-name="P46">Do not use Department or Batch</text:p>
            </text:list-item>
            <text:list-item>
              <text:p text:style-name="P45">Do not use BatchAdmin</text:p>
            </text:list-item>
          </text:list>
          <text:p text:style-name="Text_20_body">Expected seeded wallets:</text:p>
          <text:list text:style-name="L22">
            <text:list-item>
              <text:p text:style-name="P48">Wallet for student1</text:p>
            </text:list-item>
            <text:list-item>
              <text:p text:style-name="P48">Wallet for student2</text:p>
            </text:list-item>
            <text:list-item>
              <text:p text:style-name="P47">Wallet for manually registered students</text:p>
            </text:list-item>
          </text:list>
          <text:p text:style-name="Horizontal_20_Line"/>
          <text:h text:style-name="Heading_20_1" text:outline-level="1">7. Project structure</text:h>
          <text:p text:style-name="Text_20_body">The current project structure is approximately:</text:p>
          <text:p text:style-name="P8">HallDiningTokenSystem</text:p>
          <text:p text:style-name="P8">│ └── _ViewStart.cshtml</text:p>
          <text:p text:style-name="P8">│</text:p>
          <text:p text:style-name="P8">├── Controllers</text:p>
          <text:p text:style-name="P8">│ ├── HomeController.cs</text:p>
          <text:p text:style-name="P8">│ ├── AdminController.cs</text:p>
          <text:p text:style-name="P8">│ └── CashAdminController.cs</text:p>
          <text:p text:style-name="P8">│</text:p>
          <text:p text:style-name="P8">├── Data</text:p>
          <text:p text:style-name="P8">│ ├── ApplicationDbContext.cs</text:p>
          <text:p text:style-name="P8">│ ├── DbSeeder.cs</text:p>
          <text:p text:style-name="P8">│ └── Migrations</text:p>
          <text:p text:style-name="P8">│</text:p>
          <text:p text:style-name="P8">├── Models</text:p>
          <text:p text:style-name="P8">│ ├── ApplicationUser.cs</text:p>
          <text:p text:style-name="P8">│ ├── Wallet.cs</text:p>
          <text:p text:style-name="P8">│ ├── WalletTransaction.cs</text:p>
          <text:p text:style-name="P8">│ ├── MealSession.cs</text:p>
          <text:p text:style-name="P8">│ ├── Order.cs</text:p>
          <text:p text:style-name="P8">│ ├── MealToken.cs</text:p>
          <text:p text:style-name="P8">│ ├── CashCollection.cs</text:p>
          <text:p text:style-name="P8">│ ├── CashSettlement.cs</text:p>
          <text:p text:style-name="P8">│ ├── CashSettlementRequest.cs</text:p>
          <text:p text:style-name="P8">│ └── ErrorViewModel.cs</text:p>
          <text:p text:style-name="P8">│</text:p>
          <text:p text:style-name="P8">├── Services</text:p>
          <text:p text:style-name="P8">│ ├── ServiceResult.cs</text:p>
          <text:p text:style-name="P8">│ ├── MealService.cs</text:p>
          <text:p text:style-name="P8">│ └── WalletService.cs</text:p>
          <text:p text:style-name="P8">│</text:p>
          <text:p text:style-name="P8"><text:soft-page-break/>├── ViewModels</text:p>
          <text:p text:style-name="P8">│ ├── CreateMealViewModel.cs</text:p>
          <text:p text:style-name="P8">│ ├── WalletTopUpViewModel.cs</text:p>
          <text:p text:style-name="P8">│ ├── CashAdminDashboardViewModel.cs</text:p>
          <text:p text:style-name="P8">│ ├── CashAdminReportViewModel.cs</text:p>
          <text:p text:style-name="P8">│ ├── CashStatementViewModel.cs</text:p>
          <text:p text:style-name="P8">│ ├── AdminReportViewModel.cs</text:p>
          <text:p text:style-name="P8">│ └── possibly settlement request-related view models</text:p>
          <text:p text:style-name="P8">│</text:p>
          <text:p text:style-name="P8">├── Views</text:p>
          <text:p text:style-name="P8">│ ├── Home</text:p>
          <text:p text:style-name="P8">│ │ └── Index.cshtml</text:p>
          <text:p text:style-name="P8">│ │</text:p>
          <text:p text:style-name="P8">│ ├── Admin</text:p>
          <text:p text:style-name="P8">│ │ ├── Dashboard.cshtml</text:p>
          <text:p text:style-name="P8">│ │ ├── CreateMeal.cshtml</text:p>
          <text:p text:style-name="P8">│ │ ├── Meals.cshtml</text:p>
          <text:p text:style-name="P8">│ │ ├── SettlementRequests.cshtml</text:p>
          <text:p text:style-name="P8">│ │ └── Reports.cshtml</text:p>
          <text:p text:style-name="P8">│ │</text:p>
          <text:p text:style-name="P8">│ ├── CashAdmin</text:p>
          <text:p text:style-name="P8">│ │ ├── Dashboard.cshtml</text:p>
          <text:p text:style-name="P8">│ │ ├── TopUpWallet.cshtml</text:p>
          <text:p text:style-name="P8">│ │ ├── Reports.cshtml</text:p>
          <text:p text:style-name="P8">│ │ ├── CashStatement.cshtml</text:p>
          <text:p text:style-name="P8">│ │ └── RequestSettlement.cshtml or request modal/form</text:p>
          <text:p text:style-name="P8">│ │</text:p>
          <text:p text:style-name="P8">│ └── Shared</text:p>
          <text:p text:style-name="P8">│ ├── _Layout.cshtml</text:p>
          <text:p text:style-name="P8">│ ├── _LoginPartial.cshtml</text:p>
          <text:p text:style-name="P8">│ └── validation/layout files</text:p>
          <text:p text:style-name="P8">│</text:p>
          <text:p text:style-name="P8">├── wwwroot</text:p>
          <text:p text:style-name="P8">├── appsettings.json</text:p>
          <text:p text:style-name="P8">└── Program.cs</text:p>
          <text:p text:style-name="Horizontal_20_Line"/>
          <text:h text:style-name="Heading_20_1" text:outline-level="1">8. Database models and meaning</text:h>
          <text:h text:style-name="Heading_20_2" text:outline-level="2">8.1 ApplicationUser</text:h>
          <text:p text:style-name="Text_20_body">Used for all users.</text:p>
          <text:p text:style-name="Text_20_body">Important fields:</text:p>
          <text:p text:style-name="P8">Id // ASP.NET Identity internal user id</text:p>
          <text:p text:style-name="P8"><text:soft-page-break/>FullName // display name</text:p>
          <text:p text:style-name="P8">StudentId // real 6-digit university student ID for students only</text:p>
          <text:p text:style-name="P8">Email</text:p>
          <text:p text:style-name="P8">UserName</text:p>
          <text:p text:style-name="Text_20_body">...</text:p>
          <text:p text:style-name="Text_20_body">Important distinction:</text:p>
          <text:list text:style-name="L23">
            <text:list-item>
              <text:p text:style-name="P50"><text:span text:style-name="Source_20_Text">ApplicationUser.Id</text:span> is internal GUID/string identity id.</text:p>
            </text:list-item>
            <text:list-item>
              <text:p text:style-name="P49"><text:span text:style-name="Source_20_Text">ApplicationUser.StudentId</text:span> is the real university ID like <text:span text:style-name="Source_20_Text">220130</text:span>.</text:p>
            </text:list-item>
          </text:list>
          <text:p text:style-name="Text_20_body">Do not confuse these.</text:p>
          <text:h text:style-name="Heading_20_2" text:outline-level="2">8.2 Wallet</text:h>
          <text:p text:style-name="Text_20_body">Represents a student wallet.</text:p>
          <text:p text:style-name="Text_20_body">Expected fields:</text:p>
          <text:p text:style-name="P8">Id</text:p>
          <text:p text:style-name="P8">UserId // ApplicationUser.Id of student</text:p>
          <text:p text:style-name="P8">Balance</text:p>
          <text:p text:style-name="P8">CreatedAt</text:p>
          <text:p text:style-name="Text_20_body">UpdatedAt</text:p>
          <text:p text:style-name="Text_20_body">Wallet belongs to a student user.</text:p>
          <text:h text:style-name="Heading_20_2" text:outline-level="2">8.3 WalletTransaction</text:h>
          <text:p text:style-name="Text_20_body">Represents wallet changes.</text:p>
          <text:p text:style-name="Text_20_body">Expected purpose:</text:p>
          <text:list text:style-name="L24">
            <text:list-item>
              <text:p text:style-name="P52">Top-up transaction</text:p>
            </text:list-item>
            <text:list-item>
              <text:p text:style-name="P51">Later token purchase transaction</text:p>
            </text:list-item>
          </text:list>
          <text:p text:style-name="Text_20_body">Expected fields:</text:p>
          <text:p text:style-name="P8">Id</text:p>
          <text:p text:style-name="P8">WalletId</text:p>
          <text:p text:style-name="P8">Amount</text:p>
          <text:p text:style-name="P8">Type</text:p>
          <text:p text:style-name="P8">CreatedByUserId // CashAdmin id for top-up</text:p>
          <text:p text:style-name="P8">Note</text:p>
          <text:p text:style-name="Text_20_body">CreatedAt</text:p>
          <text:p text:style-name="Text_20_body">Important:</text:p>
          <text:list text:style-name="L25">
            <text:list-item>
              <text:p text:style-name="P54">Top-up should create a WalletTransaction.</text:p>
            </text:list-item>
            <text:list-item>
              <text:p text:style-name="P54">Amount must be exact amount entered.</text:p>
            </text:list-item>
            <text:list-item>
              <text:p text:style-name="P53">No fee/charge/tax/adjustment.</text:p>
            </text:list-item>
          </text:list>
          <text:h text:style-name="Heading_20_2" text:outline-level="2"><text:soft-page-break/>8.4 CashCollection</text:h>
          <text:p text:style-name="Text_20_body">Created when CashAdmin tops up a student wallet.</text:p>
          <text:p text:style-name="Text_20_body">Expected fields:</text:p>
          <text:p text:style-name="P8">Id</text:p>
          <text:p text:style-name="P8">CashAdminId // ApplicationUser.Id of CashAdmin</text:p>
          <text:p text:style-name="P8">CashAdmin // navigation</text:p>
          <text:p text:style-name="P8">StudentId // currently stores internal ApplicationUser.Id of student</text:p>
          <text:p text:style-name="P8">Student // navigation</text:p>
          <text:p text:style-name="P8">Amount</text:p>
          <text:p text:style-name="P8">WalletTransactionId</text:p>
          <text:p text:style-name="P8">WalletTransaction</text:p>
          <text:p text:style-name="Text_20_body">CreatedAt</text:p>
          <text:p text:style-name="Text_20_body">Important issue:</text:p>
          <text:list text:style-name="L26">
            <text:list-item>
              <text:p text:style-name="P56">The property name <text:span text:style-name="Source_20_Text">StudentId</text:span> in <text:span text:style-name="Source_20_Text">CashCollection</text:span> is confusing.</text:p>
            </text:list-item>
            <text:list-item>
              <text:p text:style-name="P56">It currently stores the internal ASP.NET Identity <text:span text:style-name="Source_20_Text">ApplicationUser.Id</text:span> of the student, not the 6-digit university Student ID.</text:p>
            </text:list-item>
            <text:list-item>
              <text:p text:style-name="P56">In reports/UI, never display <text:span text:style-name="Source_20_Text">CashCollection.StudentId</text:span> directly.</text:p>
            </text:list-item>
            <text:list-item>
              <text:p text:style-name="P55">Instead, load the <text:span text:style-name="Source_20_Text">ApplicationUser</text:span> and display <text:span text:style-name="Source_20_Text">ApplicationUser.StudentId</text:span>.</text:p>
            </text:list-item>
          </text:list>
          <text:p text:style-name="Text_20_body">Potential future improvement:</text:p>
          <text:list text:style-name="L27">
            <text:list-item>
              <text:p text:style-name="P57">Rename <text:span text:style-name="Source_20_Text">CashCollection.StudentId</text:span> to <text:span text:style-name="Source_20_Text">StudentUserId</text:span> via migration for clarity.</text:p>
            </text:list-item>
          </text:list>
          <text:p text:style-name="Text_20_body">But do not do this unless explicitly planned, because it requires migration and view/controller updates.</text:p>
          <text:h text:style-name="Heading_20_2" text:outline-level="2">8.5 CashSettlement</text:h>
          <text:p text:style-name="Text_20_body">Confirmed physical cash received by SuperAdmin.</text:p>
          <text:p text:style-name="Text_20_body">Expected fields:</text:p>
          <text:p text:style-name="P8">Id</text:p>
          <text:p text:style-name="P8">CashAdminId // CashAdmin whose cash is settled</text:p>
          <text:p text:style-name="P8">CashAdmin</text:p>
          <text:p text:style-name="P8">Amount</text:p>
          <text:p text:style-name="P8">ReceivedByAdminId // SuperAdmin who received the cash</text:p>
          <text:p text:style-name="P8">ReceivedByAdmin</text:p>
          <text:p text:style-name="P8">Note</text:p>
          <text:p text:style-name="Text_20_body">SettlementDate</text:p>
          <text:p text:style-name="Text_20_body">Created only when SuperAdmin approves a settlement request.</text:p>
          <text:h text:style-name="Heading_20_2" text:outline-level="2">8.6 CashSettlementRequest</text:h>
          <text:p text:style-name="Text_20_body">New model created for settlement request workflow.</text:p>
          <text:p text:style-name="Text_20_body"><text:soft-page-break/>Expected fields:</text:p>
          <text:p text:style-name="P8">Id</text:p>
          <text:p text:style-name="P8">CashAdminId</text:p>
          <text:p text:style-name="P8">CashAdmin</text:p>
          <text:p text:style-name="P8">Amount</text:p>
          <text:p text:style-name="P8">Status // Pending, Approved, Rejected</text:p>
          <text:p text:style-name="P8">RequestNote</text:p>
          <text:p text:style-name="P8">RequestedAt</text:p>
          <text:p text:style-name="P8">ReviewedByAdminId</text:p>
          <text:p text:style-name="P8">ReviewedByAdmin</text:p>
          <text:p text:style-name="P8">ReviewedAt</text:p>
          <text:p text:style-name="P8">AdminNote</text:p>
          <text:p text:style-name="P8">CashSettlementId</text:p>
          <text:p text:style-name="Text_20_body">CashSettlement</text:p>
          <text:p text:style-name="Text_20_body">Business meaning:</text:p>
          <text:list text:style-name="L28">
            <text:list-item>
              <text:p text:style-name="P59">CashAdmin requests to settle a specific amount.</text:p>
            </text:list-item>
            <text:list-item>
              <text:p text:style-name="P59">Status initially <text:span text:style-name="Source_20_Text">Pending</text:span>.</text:p>
            </text:list-item>
            <text:list-item>
              <text:p text:style-name="P59">SuperAdmin approves or rejects.</text:p>
            </text:list-item>
            <text:list-item>
              <text:p text:style-name="P58">Approval creates a CashSettlement record and links it to request.</text:p>
            </text:list-item>
          </text:list>
          <text:h text:style-name="Heading_20_2" text:outline-level="2">8.7 MealSession</text:h>
          <text:p text:style-name="Text_20_body">Represents a meal created by SuperAdmin.</text:p>
          <text:p text:style-name="Text_20_body">Expected fields likely include:</text:p>
          <text:p text:style-name="P8">Id</text:p>
          <text:p text:style-name="P8">MealName</text:p>
          <text:p text:style-name="P8">MealType</text:p>
          <text:p text:style-name="P8">MealDate</text:p>
          <text:p text:style-name="P8">Price</text:p>
          <text:p text:style-name="P8">Capacity</text:p>
          <text:p text:style-name="P8">SoldCount</text:p>
          <text:p text:style-name="P8">SaleEndTime</text:p>
          <text:p text:style-name="Text_20_body">CreatedAt</text:p>
          <text:p text:style-name="Text_20_body">Used by SuperAdmin meal management.</text:p>
          <text:h text:style-name="Heading_20_2" text:outline-level="2">8.8 Order and MealToken</text:h>
          <text:p text:style-name="Text_20_body">Core models were created but their full features are likely not implemented yet.</text:p>
          <text:p text:style-name="Text_20_body">Expected future use:</text:p>
          <text:list text:style-name="L29">
            <text:list-item>
              <text:p text:style-name="P61">Student buys a meal token/order</text:p>
            </text:list-item>
            <text:list-item>
              <text:p text:style-name="P61">Wallet balance decreases</text:p>
            </text:list-item>
            <text:list-item>
              <text:p text:style-name="P61">MealToken created with OTP</text:p>
            </text:list-item>
            <text:list-item>
              <text:p text:style-name="P60"><text:soft-page-break/>DeliveryMan verifies OTP</text:p>
            </text:list-item>
          </text:list>
          <text:p text:style-name="Text_20_body">MealToken has fields including:</text:p>
          <text:p text:style-name="P8">OtpCode</text:p>
          <text:p text:style-name="P8">Status default Active</text:p>
          <text:p text:style-name="Horizontal_20_Line"/>
          <text:h text:style-name="Heading_20_1" text:outline-level="1">9. Implemented features so far</text:h>
          <text:h text:style-name="Heading_20_2" text:outline-level="2">9.1 SQL Server setup</text:h>
          <text:p text:style-name="Text_20_body">SQL Server Express is connected.</text:p>
          <text:p text:style-name="Text_20_body">Database created:</text:p>
          <text:p text:style-name="Text_20_body">HallDiningTokenSystemDb</text:p>
          <text:p text:style-name="Text_20_body">Verified in SSMS.</text:p>
          <text:h text:style-name="Heading_20_2" text:outline-level="2">9.2 Identity and custom ApplicationUser</text:h>
          <text:p text:style-name="Text_20_body">Completed:</text:p>
          <text:list text:style-name="L30">
            <text:list-item>
              <text:p text:style-name="P63">ASP.NET Core Identity setup</text:p>
            </text:list-item>
            <text:list-item>
              <text:p text:style-name="P63">ApplicationUser created</text:p>
            </text:list-item>
            <text:list-item>
              <text:p text:style-name="P63">ApplicationDbContext updated</text:p>
            </text:list-item>
            <text:list-item>
              <text:p text:style-name="P63">StudentId unique index added</text:p>
            </text:list-item>
            <text:list-item>
              <text:p text:style-name="P63">Department/Batch removed</text:p>
            </text:list-item>
            <text:list-item>
              <text:p text:style-name="P62">Identity type mismatch fixed</text:p>
            </text:list-item>
          </text:list>
          <text:h text:style-name="Heading_20_2" text:outline-level="2">9.3 Register page customization</text:h>
          <text:p text:style-name="Text_20_body">Identity Register page was scaffolded/overridden correctly at:</text:p>
          <text:p text:style-name="P8">Areas/Identity/Pages/Account/Register.cshtml</text:p>
          <text:p text:style-name="Text_20_body">Areas/Identity/Pages/Account/Register.cshtml.cs</text:p>
          <text:p text:style-name="Text_20_body">Final register fields:</text:p>
          <text:list text:style-name="L31">
            <text:list-item>
              <text:p text:style-name="P65">Full Name</text:p>
            </text:list-item>
            <text:list-item>
              <text:p text:style-name="P65">Student ID</text:p>
            </text:list-item>
            <text:list-item>
              <text:p text:style-name="P65">Email</text:p>
            </text:list-item>
            <text:list-item>
              <text:p text:style-name="P65">Password</text:p>
            </text:list-item>
            <text:list-item>
              <text:p text:style-name="P64">Confirm Password</text:p>
            </text:list-item>
          </text:list>
          <text:p text:style-name="Text_20_body">Rules:</text:p>
          <text:list text:style-name="L32">
            <text:list-item>
              <text:p text:style-name="P67">Student ID required</text:p>
            </text:list-item>
            <text:list-item>
              <text:p text:style-name="P67">Student ID must be exactly 6 digits</text:p>
            </text:list-item>
            <text:list-item>
              <text:p text:style-name="P67">Student ID unique</text:p>
            </text:list-item>
            <text:list-item>
              <text:p text:style-name="P67">New registered user gets Student role</text:p>
            </text:list-item>
            <text:list-item>
              <text:p text:style-name="P67"><text:soft-page-break/>New registered user gets Wallet with Balance = 0</text:p>
            </text:list-item>
            <text:list-item>
              <text:p text:style-name="P67">EmailConfirmed = true for demo</text:p>
            </text:list-item>
            <text:list-item>
              <text:p text:style-name="P67">User cannot choose role</text:p>
            </text:list-item>
            <text:list-item>
              <text:p text:style-name="P66">Department/Batch not included</text:p>
            </text:list-item>
          </text:list>
          <text:p text:style-name="Text_20_body">Validation example:</text:p>
          <text:p text:style-name="P8">[Required]</text:p>
          <text:p text:style-name="P8">[Display(Name = "Student ID")]</text:p>
          <text:p text:style-name="P8">[RegularExpression(@"^\d{6}$", ErrorMessage = "Student ID must be 6 digits, for example 220130.")]</text:p>
          <text:p text:style-name="Text_20_body">public string StudentId { get; set; } = string.Empty;</text:p>
          <text:p text:style-name="Text_20_body">Manual test succeeded:</text:p>
          <text:list text:style-name="L33">
            <text:list-item>
              <text:p text:style-name="P69">Registered <text:span text:style-name="Source_20_Text">durjoy.pust.cse@gmail.com</text:span></text:p>
            </text:list-item>
            <text:list-item>
              <text:p text:style-name="P69">FullName: <text:span text:style-name="Source_20_Text">Durjoy Dutta</text:span></text:p>
            </text:list-item>
            <text:list-item>
              <text:p text:style-name="P69">StudentId: <text:span text:style-name="Source_20_Text">220140</text:span></text:p>
            </text:list-item>
            <text:list-item>
              <text:p text:style-name="P68">Wallet auto-created</text:p>
            </text:list-item>
          </text:list>
          <text:h text:style-name="Heading_20_2" text:outline-level="2">9.4 Landing page</text:h>
          <text:p text:style-name="Text_20_body">Home landing page was created and then simplified.</text:p>
          <text:p text:style-name="Text_20_body">Important final behavior:</text:p>
          <text:list text:style-name="L34">
            <text:list-item>
              <text:p text:style-name="P71">Guest users see a public landing page.</text:p>
            </text:list-item>
            <text:list-item>
              <text:p text:style-name="P71">Logged-in CashAdmin should not need Home page.</text:p>
            </text:list-item>
            <text:list-item>
              <text:p text:style-name="P71">CashAdmin should be redirected to CashAdmin Dashboard.</text:p>
            </text:list-item>
            <text:list-item>
              <text:p text:style-name="P70">SuperAdmin should be redirected to Admin Dashboard.</text:p>
            </text:list-item>
          </text:list>
          <text:p text:style-name="Text_20_body">CashAdmin decision:</text:p>
          <text:list text:style-name="L35">
            <text:list-item>
              <text:p text:style-name="P73">No Home link in CashAdmin navbar.</text:p>
            </text:list-item>
            <text:list-item>
              <text:p text:style-name="P72">Navbar brand <text:span text:style-name="Source_20_Text">HallDiningTokenSystem</text:span> should go to CashAdmin Dashboard when CashAdmin is logged in.</text:p>
            </text:list-item>
          </text:list>
          <text:h text:style-name="Heading_20_2" text:outline-level="2">9.5 Role-based navbar</text:h>
          <text:p text:style-name="Text_20_body">Implemented/being adjusted.</text:p>
          <text:h text:style-name="Heading_20_3" text:outline-level="3">CashAdmin navbar desired final state</text:h>
          <text:p text:style-name="Text_20_body">HallDiningTokenSystem | CashAdmin Dashboard | Top-up Wallet | Cash Settlement | Reports | Logout</text:p>
          <text:p text:style-name="Text_20_body">No Home link for CashAdmin.</text:p>
          <text:p text:style-name="Text_20_body">Brand click should route to:</text:p>
          <text:p text:style-name="Text_20_body">/CashAdmin/Dashboard</text:p>
          <text:h text:style-name="Heading_20_3" text:outline-level="3"><text:soft-page-break/>SuperAdmin navbar desired final state</text:h>
          <text:p text:style-name="Text_20_body">HallDiningTokenSystem | Admin Dashboard | Create Meal | Meal List | Settlement Requests | Reports | Logout</text:p>
          <text:p text:style-name="Text_20_body">Brand click should ideally route to:</text:p>
          <text:p text:style-name="Text_20_body">/Admin/Dashboard</text:p>
          <text:h text:style-name="Heading_20_3" text:outline-level="3">Guest navbar</text:h>
          <text:p text:style-name="Text_20_body">Guest can see public Home and Login/Register.</text:p>
          <text:h text:style-name="Heading_20_2" text:outline-level="2">9.6 SuperAdmin Meal Management</text:h>
          <text:p text:style-name="Text_20_body">Implemented:</text:p>
          <text:list text:style-name="L36">
            <text:list-item>
              <text:p text:style-name="P75">Create meal</text:p>
            </text:list-item>
            <text:list-item>
              <text:p text:style-name="P75">View meal list</text:p>
            </text:list-item>
            <text:list-item>
              <text:p text:style-name="P74">Admin dashboard links</text:p>
            </text:list-item>
          </text:list>
          <text:p text:style-name="Text_20_body">Files likely involved:</text:p>
          <text:p text:style-name="P8">ViewModels/CreateMealViewModel.cs</text:p>
          <text:p text:style-name="P8">Services/MealService.cs</text:p>
          <text:p text:style-name="P8">Controllers/AdminController.cs</text:p>
          <text:p text:style-name="P8">Views/Admin/Dashboard.cshtml</text:p>
          <text:p text:style-name="P8">Views/Admin/CreateMeal.cshtml</text:p>
          <text:p text:style-name="Text_20_body">Views/Admin/Meals.cshtml</text:p>
          <text:p text:style-name="Text_20_body">Rules:</text:p>
          <text:list text:style-name="L37">
            <text:list-item>
              <text:p text:style-name="P77"><text:span text:style-name="Source_20_Text">AdminController</text:span> uses <text:span text:style-name="Source_20_Text">[Authorize(Roles = "SuperAdmin")]</text:span></text:p>
            </text:list-item>
            <text:list-item>
              <text:p text:style-name="P77">Create meal GET shows form</text:p>
            </text:list-item>
            <text:list-item>
              <text:p text:style-name="P77">Create meal POST validates and saves</text:p>
            </text:list-item>
            <text:list-item>
              <text:p text:style-name="P76">Meals GET shows all meals</text:p>
            </text:list-item>
          </text:list>
          <text:p text:style-name="Text_20_body">Meal create fields:</text:p>
          <text:list text:style-name="L38">
            <text:list-item>
              <text:p text:style-name="P79">MealName required</text:p>
            </text:list-item>
            <text:list-item>
              <text:p text:style-name="P79">MealType required</text:p>
            </text:list-item>
            <text:list-item>
              <text:p text:style-name="P79">MealDate required</text:p>
            </text:list-item>
            <text:list-item>
              <text:p text:style-name="P79">Price &gt; 0</text:p>
            </text:list-item>
            <text:list-item>
              <text:p text:style-name="P79">Capacity &gt; 0</text:p>
            </text:list-item>
            <text:list-item>
              <text:p text:style-name="P78">SaleEndTime in future</text:p>
            </text:list-item>
          </text:list>
          <text:h text:style-name="Heading_20_2" text:outline-level="2">9.7 CashAdmin Wallet Top-up</text:h>
          <text:p text:style-name="Text_20_body">Implemented and tested, but with several bugs fixed along the way.</text:p>
          <text:p text:style-name="Text_20_body">Final intended flow:</text:p>
          <text:p text:style-name="P8">CashAdmin logs in</text:p>
          <text:p text:style-name="P8"><text:soft-page-break/>→ Top-up Wallet page</text:p>
          <text:p text:style-name="P8">→ Enters 6-digit Student ID</text:p>
          <text:p text:style-name="P8">→ System searches student</text:p>
          <text:p text:style-name="P8">→ Shows student details and current wallet balance</text:p>
          <text:p text:style-name="P8">→ CashAdmin enters whole-number top-up amount</text:p>
          <text:p text:style-name="P8">→ Confirm top-up</text:p>
          <text:p text:style-name="P8">→ Wallet balance increases</text:p>
          <text:p text:style-name="P8">→ WalletTransaction created</text:p>
          <text:p text:style-name="Text_20_body">→ CashCollection created</text:p>
          <text:p text:style-name="Text_20_body">Important implementation details:</text:p>
          <text:list text:style-name="L39">
            <text:list-item>
              <text:p text:style-name="P81">Search uses real 6-digit <text:span text:style-name="Source_20_Text">ApplicationUser.StudentId</text:span>.</text:p>
            </text:list-item>
            <text:list-item>
              <text:p text:style-name="P81">Internal operations use <text:span text:style-name="Source_20_Text">ApplicationUser.Id</text:span>.</text:p>
            </text:list-item>
            <text:list-item>
              <text:p text:style-name="P81"><text:span text:style-name="Source_20_Text">StudentUserId</text:span> hidden field should be posted with top-up form.</text:p>
            </text:list-item>
            <text:list-item>
              <text:p text:style-name="P81">Top-up amount must be whole number.</text:p>
            </text:list-item>
            <text:list-item>
              <text:p text:style-name="P81">Amount input should be text input with numeric mode, not number input.</text:p>
            </text:list-item>
            <text:list-item>
              <text:p text:style-name="P81">No fee/service charge/tax/percentage.</text:p>
            </text:list-item>
            <text:list-item>
              <text:p text:style-name="P80">Exact amount should be added.</text:p>
            </text:list-item>
          </text:list>
          <text:p text:style-name="Text_20_body">Recommended ViewModel pattern:</text:p>
          <text:p text:style-name="P8">public class WalletTopUpViewModel</text:p>
          <text:p text:style-name="P8">{</text:p>
          <text:p text:style-name="P8">[Required(ErrorMessage = "Student ID is required.")]</text:p>
          <text:p text:style-name="P8">[Display(Name = "Student ID")]</text:p>
          <text:p text:style-name="P8">[RegularExpression(@"^\d{6}$", ErrorMessage = "Please enter a valid 6-digit Student ID.")]</text:p>
          <text:p text:style-name="P8">public string StudentId { get; set; } = string.Empty;</text:p>
          <text:p text:style-name="P8"/>
          <text:p text:style-name="P8">public string? StudentUserId { get; set; }</text:p>
          <text:p text:style-name="P8">public string? StudentName { get; set; }</text:p>
          <text:p text:style-name="P8">public string? StudentEmail { get; set; }</text:p>
          <text:p text:style-name="P8">public decimal? CurrentBalance { get; set; }</text:p>
          <text:p text:style-name="P8"/>
          <text:p text:style-name="P8">[Required(ErrorMessage = "Top-up amount is required.")]</text:p>
          <text:p text:style-name="P8">[Range(1, 999999999, ErrorMessage = "Top-up amount must be a whole number greater than 0.")]</text:p>
          <text:p text:style-name="P8">public int? Amount { get; set; }</text:p>
          <text:p text:style-name="P8"/>
          <text:p text:style-name="P8">public string? Note { get; set; }</text:p>
          <text:p text:style-name="Text_20_body">}</text:p>
          <text:p text:style-name="Text_20_body">Recommended Amount input:</text:p>
          <text:p text:style-name="P8">&lt;input asp-for="Amount"</text:p>
          <text:p text:style-name="P8">type="text"</text:p>
          <text:p text:style-name="P8">inputmode="numeric"</text:p>
          <text:p text:style-name="P8">pattern="[0-9]*"</text:p>
          <text:p text:style-name="P8">autocomplete="off"</text:p>
          <text:p text:style-name="P8">class="form-control"</text:p>
          <text:p text:style-name="Text_20_body"><text:soft-page-break/>placeholder="Enter amount, e.g., 500" /&gt;</text:p>
          <text:p text:style-name="Text_20_body">Important previous bugs fixed/identified:</text:p>
          <text:list text:style-name="L40">
            <text:list-item>
              <text:p text:style-name="P83">Regex bug:</text:p>
              <text:list>
                <text:list-item>
                  <text:p text:style-name="P83">Correct regex is <text:span text:style-name="Source_20_Text">@"^\d{6}$"</text:span></text:p>
                </text:list-item>
                <text:list-item>
                  <text:p text:style-name="P83">Not <text:span text:style-name="Source_20_Text">@"^\\d{6}$"</text:span></text:p>
                </text:list-item>
              </text:list>
            </text:list-item>
            <text:list-item>
              <text:p text:style-name="P83">Form binding bug:</text:p>
              <text:list>
                <text:list-item>
                  <text:p text:style-name="P83">Student ID input must be inside search form</text:p>
                </text:list-item>
                <text:list-item>
                  <text:p text:style-name="P83">Must use <text:span text:style-name="Source_20_Text">asp-for="StudentId"</text:span></text:p>
                </text:list-item>
              </text:list>
            </text:list-item>
            <text:list-item>
              <text:p text:style-name="P83">Hidden field bug:</text:p>
              <text:list>
                <text:list-item>
                  <text:p text:style-name="P83">Top-up form must include hidden <text:span text:style-name="Source_20_Text">StudentUserId</text:span></text:p>
                </text:list-item>
                <text:list-item>
                  <text:p text:style-name="P83">Top-up POST must use <text:span text:style-name="Source_20_Text">StudentUserId</text:span>, not 6-digit StudentId</text:p>
                </text:list-item>
              </text:list>
            </text:list-item>
            <text:list-item>
              <text:p text:style-name="P83">Wrong URL/action bug:</text:p>
              <text:list>
                <text:list-item>
                  <text:p text:style-name="P83">Search form posts to <text:span text:style-name="Source_20_Text">SearchStudent</text:span></text:p>
                </text:list-item>
                <text:list-item>
                  <text:p text:style-name="P83">Confirm form posts to <text:span text:style-name="Source_20_Text">TopUpWallet</text:span></text:p>
                </text:list-item>
                <text:list-item>
                  <text:p text:style-name="P83">Confirm form should not post to current <text:span text:style-name="Source_20_Text">/CashAdmin/SearchStudent</text:span> URL</text:p>
                </text:list-item>
              </text:list>
            </text:list-item>
            <text:list-item>
              <text:p text:style-name="P83">Number input scroll bug:</text:p>
              <text:list>
                <text:list-item>
                  <text:p text:style-name="P83">Type number changed amount on mouse scroll</text:p>
                </text:list-item>
                <text:list-item>
                  <text:p text:style-name="P83">Use text input with <text:span text:style-name="Source_20_Text">inputmode="numeric"</text:span></text:p>
                </text:list-item>
              </text:list>
            </text:list-item>
            <text:list-item>
              <text:p text:style-name="P83">Currency bug:</text:p>
              <text:list>
                <text:list-item>
                  <text:p text:style-name="P82">Replace <text:span text:style-name="Source_20_Text">₹</text:span> with <text:span text:style-name="Source_20_Text">৳</text:span></text:p>
                </text:list-item>
              </text:list>
            </text:list-item>
          </text:list>
          <text:h text:style-name="Heading_20_2" text:outline-level="2">9.8 CashAdmin Dashboard</text:h>
          <text:p text:style-name="Text_20_body">Implemented organized overview dashboard.</text:p>
          <text:p text:style-name="Text_20_body">Shows:</text:p>
          <text:list text:style-name="L41">
            <text:list-item>
              <text:p text:style-name="P85">Total Collected</text:p>
            </text:list-item>
            <text:list-item>
              <text:p text:style-name="P85">Today Collected</text:p>
            </text:list-item>
            <text:list-item>
              <text:p text:style-name="P85">Total Top-ups</text:p>
            </text:list-item>
            <text:list-item>
              <text:p text:style-name="P85">Pending Cash</text:p>
            </text:list-item>
            <text:list-item>
              <text:p text:style-name="P85">Quick actions:</text:p>
              <text:list>
                <text:list-item>
                  <text:p text:style-name="P85">Top-up Wallet</text:p>
                </text:list-item>
                <text:list-item>
                  <text:p text:style-name="P85">View Reports</text:p>
                </text:list-item>
                <text:list-item>
                  <text:p text:style-name="P85">Cash Settlement</text:p>
                </text:list-item>
              </text:list>
            </text:list-item>
            <text:list-item>
              <text:p text:style-name="P84">Recent Top-ups</text:p>
            </text:list-item>
          </text:list>
          <text:p text:style-name="Text_20_body">Important:</text:p>
          <text:list text:style-name="L42">
            <text:list-item>
              <text:p text:style-name="P87">Dashboard should show only logged-in CashAdmin’s data.</text:p>
            </text:list-item>
            <text:list-item>
              <text:p text:style-name="P86">It should not show data from other CashAdmins.</text:p>
            </text:list-item>
          </text:list>
          <text:h text:style-name="Heading_20_2" text:outline-level="2">9.9 CashAdmin Reports</text:h>
          <text:p text:style-name="Text_20_body">Implemented report page for CashAdmin.</text:p>
          <text:p text:style-name="Text_20_body">Route:</text:p>
          <text:p text:style-name="Text_20_body"><text:soft-page-break/>/CashAdmin/Reports</text:p>
          <text:p text:style-name="Text_20_body">Shows current CashAdmin’s data only.</text:p>
          <text:p text:style-name="Text_20_body">Metrics:</text:p>
          <text:list text:style-name="L43">
            <text:list-item>
              <text:p text:style-name="P89">Total Top-ups</text:p>
            </text:list-item>
            <text:list-item>
              <text:p text:style-name="P89">Total Collected</text:p>
            </text:list-item>
            <text:list-item>
              <text:p text:style-name="P89">Today Collected</text:p>
            </text:list-item>
            <text:list-item>
              <text:p text:style-name="P88">Students Served</text:p>
            </text:list-item>
          </text:list>
          <text:p text:style-name="Text_20_body">Table:</text:p>
          <text:list text:style-name="L44">
            <text:list-item>
              <text:p text:style-name="P91">Date/Time</text:p>
            </text:list-item>
            <text:list-item>
              <text:p text:style-name="P91">Student Name</text:p>
            </text:list-item>
            <text:list-item>
              <text:p text:style-name="P91">Student ID</text:p>
            </text:list-item>
            <text:list-item>
              <text:p text:style-name="P91">Email</text:p>
            </text:list-item>
            <text:list-item>
              <text:p text:style-name="P91">Amount</text:p>
            </text:list-item>
            <text:list-item>
              <text:p text:style-name="P90">Note</text:p>
            </text:list-item>
          </text:list>
          <text:p text:style-name="Text_20_body">Important:</text:p>
          <text:list text:style-name="L45">
            <text:list-item>
              <text:p text:style-name="P93">Use BDT formatting.</text:p>
            </text:list-item>
            <text:list-item>
              <text:p text:style-name="P93">Do not use <text:span text:style-name="Source_20_Text">ToString("C")</text:span>.</text:p>
            </text:list-item>
            <text:list-item>
              <text:p text:style-name="P92">Do not show internal Identity user ID.</text:p>
            </text:list-item>
          </text:list>
          <text:h text:style-name="Heading_20_2" text:outline-level="2">9.10 CashAdmin Cash Statement / Settlement Request</text:h>
          <text:p text:style-name="Text_20_body">Planned/partially implemented.</text:p>
          <text:p text:style-name="Text_20_body">CashAdmin Cash Settlement page should show:</text:p>
          <text:list text:style-name="L46">
            <text:list-item>
              <text:p text:style-name="P95">Total Collected</text:p>
            </text:list-item>
            <text:list-item>
              <text:p text:style-name="P95">Total Settled</text:p>
            </text:list-item>
            <text:list-item>
              <text:p text:style-name="P95">Pending Requested</text:p>
            </text:list-item>
            <text:list-item>
              <text:p text:style-name="P95">Available Pending Cash</text:p>
            </text:list-item>
            <text:list-item>
              <text:p text:style-name="P95">Settlement request history</text:p>
            </text:list-item>
            <text:list-item>
              <text:p text:style-name="P95">Settlement history</text:p>
            </text:list-item>
            <text:list-item>
              <text:p text:style-name="P94">Request Settlement button/form</text:p>
            </text:list-item>
          </text:list>
          <text:p text:style-name="Text_20_body">CashAdmin can request settlement amount.</text:p>
          <text:p text:style-name="Text_20_body">Validation:</text:p>
          <text:list text:style-name="L47">
            <text:list-item>
              <text:p text:style-name="P97">Amount whole number</text:p>
            </text:list-item>
            <text:list-item>
              <text:p text:style-name="P97">Amount &gt; 0</text:p>
            </text:list-item>
            <text:list-item>
              <text:p text:style-name="P96">Amount &lt;= AvailablePendingCash</text:p>
            </text:list-item>
          </text:list>
          <text:p text:style-name="Text_20_body">Available pending cash formula:</text:p>
          <text:p text:style-name="Text_20_body">AvailablePendingCash = TotalCollected - TotalSettled - PendingRequestedAmount</text:p>
          <text:p text:style-name="Text_20_body">PendingRequestedAmount:</text:p>
          <text:p text:style-name="Text_20_body">Sum of CashSettlementRequests where CashAdminId == current user and Status == "Pending"</text:p>
          <text:h text:style-name="Heading_20_2" text:outline-level="2"><text:soft-page-break/>9.11 SuperAdmin Settlement Requests</text:h>
          <text:p text:style-name="Text_20_body">Implemented/partially implemented.</text:p>
          <text:p text:style-name="Text_20_body">Route:</text:p>
          <text:p text:style-name="Text_20_body">/Admin/SettlementRequests</text:p>
          <text:p text:style-name="Text_20_body">SuperAdmin sees pending settlement requests.</text:p>
          <text:p text:style-name="Text_20_body">Table shows:</text:p>
          <text:list text:style-name="L48">
            <text:list-item>
              <text:p text:style-name="P99">CashAdmin Name</text:p>
            </text:list-item>
            <text:list-item>
              <text:p text:style-name="P99">CashAdmin Email</text:p>
            </text:list-item>
            <text:list-item>
              <text:p text:style-name="P99">Requested Amount</text:p>
            </text:list-item>
            <text:list-item>
              <text:p text:style-name="P99">Requested At</text:p>
            </text:list-item>
            <text:list-item>
              <text:p text:style-name="P99">Request Note</text:p>
            </text:list-item>
            <text:list-item>
              <text:p text:style-name="P98">Actions: Approve / Reject</text:p>
            </text:list-item>
          </text:list>
          <text:p text:style-name="Text_20_body">A modal opens for approve.</text:p>
          <text:p text:style-name="Text_20_body">Important current issue:</text:p>
          <text:list text:style-name="L49">
            <text:list-item>
              <text:p text:style-name="P101">Approve action produced HTTP 400 at <text:span text:style-name="Source_20_Text">/Admin/ApproveSettlement</text:span>.</text:p>
            </text:list-item>
            <text:list-item>
              <text:p text:style-name="P100">Likely cause: missing anti-forgery token, hidden <text:span text:style-name="Source_20_Text">requestId</text:span>, form action mismatch, or parameter mismatch.</text:p>
            </text:list-item>
          </text:list>
          <text:p text:style-name="Text_20_body">This was not confirmed fixed yet.</text:p>
          <text:p text:style-name="Text_20_body">Expected approve action:</text:p>
          <text:p text:style-name="P8">[HttpPost]</text:p>
          <text:p text:style-name="P8">[ValidateAntiForgeryToken]</text:p>
          <text:p text:style-name="P8">[Authorize(Roles = "SuperAdmin")]</text:p>
          <text:p text:style-name="P8">public async Task&lt;IActionResult&gt; ApproveSettlement(int requestId, string? adminNote)</text:p>
          <text:p text:style-name="P8">{</text:p>
          <text:p text:style-name="P8">// find request</text:p>
          <text:p text:style-name="P8">// ensure Pending</text:p>
          <text:p text:style-name="P8">// create CashSettlement</text:p>
          <text:p text:style-name="P8">// update request status Approved</text:p>
          <text:p text:style-name="P8">// redirect to SettlementRequests</text:p>
          <text:p text:style-name="Text_20_body">}</text:p>
          <text:p text:style-name="Text_20_body">Expected modal form:</text:p>
          <text:p text:style-name="P8">&lt;form asp-controller="Admin" asp-action="ApproveSettlement" method="post"&gt;</text:p>
          <text:p text:style-name="P8">@Html.AntiForgeryToken()</text:p>
          <text:p text:style-name="P8">&lt;input type="hidden" name="requestId" value="@request.Id" /&gt;</text:p>
          <text:p text:style-name="P8">&lt;textarea name="adminNote" class="form-control"&gt;&lt;/textarea&gt;</text:p>
          <text:p text:style-name="P8">&lt;button type="submit" class="btn btn-success"&gt;Approve Request&lt;/button&gt;</text:p>
          <text:p text:style-name="Text_20_body">&lt;/form&gt;</text:p>
          <text:p text:style-name="Text_20_body">Reject should also be POST with anti-forgery token.</text:p>
          <text:h text:style-name="Heading_20_2" text:outline-level="2"><text:soft-page-break/>9.12 SuperAdmin Reports</text:h>
          <text:p text:style-name="Text_20_body">Implemented/started.</text:p>
          <text:p text:style-name="Text_20_body">Route:</text:p>
          <text:p text:style-name="Text_20_body">/Admin/Reports</text:p>
          <text:p text:style-name="Text_20_body">Should show overall system data.</text:p>
          <text:p text:style-name="Text_20_body">Planned metrics:</text:p>
          <text:list text:style-name="L50">
            <text:list-item>
              <text:p text:style-name="P103">Total Students</text:p>
            </text:list-item>
            <text:list-item>
              <text:p text:style-name="P103">Total CashAdmins</text:p>
            </text:list-item>
            <text:list-item>
              <text:p text:style-name="P103">Total Meals</text:p>
            </text:list-item>
            <text:list-item>
              <text:p text:style-name="P103">Total Tokens Sold</text:p>
            </text:list-item>
            <text:list-item>
              <text:p text:style-name="P103">Total Cash Collected</text:p>
            </text:list-item>
            <text:list-item>
              <text:p text:style-name="P103">Total Cash Settled</text:p>
            </text:list-item>
            <text:list-item>
              <text:p text:style-name="P103">Pending Cash</text:p>
            </text:list-item>
            <text:list-item>
              <text:p text:style-name="P102">Pending Settlement Requests</text:p>
            </text:list-item>
          </text:list>
          <text:p text:style-name="Text_20_body">Tables:</text:p>
          <text:list text:style-name="L51">
            <text:list-item>
              <text:p text:style-name="P105">CashAdmin-wise summary</text:p>
            </text:list-item>
            <text:list-item>
              <text:p text:style-name="P105">Recent Cash Collections</text:p>
            </text:list-item>
            <text:list-item>
              <text:p text:style-name="P105">Recent Settlement Requests</text:p>
            </text:list-item>
            <text:list-item>
              <text:p text:style-name="P105">Recent Confirmed Settlements</text:p>
            </text:list-item>
            <text:list-item>
              <text:p text:style-name="P104">Meal Summary</text:p>
            </text:list-item>
          </text:list>
          <text:p text:style-name="Text_20_body">Important current issues identified:</text:p>
          <text:list text:style-name="L52">
            <text:list-item>
              <text:p text:style-name="P106">Pending cash formula is wrong in CashAdmin Summary.</text:p>
            </text:list-item>
          </text:list>
          <text:p text:style-name="Text_20_body">Example from report:</text:p>
          <text:p text:style-name="P8">Total Collected = ৳1,064.95</text:p>
          <text:p text:style-name="P8">Total Settled = ৳64.00</text:p>
          <text:p text:style-name="Text_20_body">Displayed Pending Cash = ৳936.95</text:p>
          <text:p text:style-name="Text_20_body">Correct:</text:p>
          <text:p text:style-name="P8">Pending Cash = TotalCollected - TotalSettled</text:p>
          <text:p text:style-name="Text_20_body">Pending Cash = 1064.95 - 64.00 = ৳1,000.95</text:p>
          <text:p text:style-name="Text_20_body">Do not subtract pending settlement request amount from SuperAdmin Pending Cash.</text:p>
          <text:p text:style-name="Text_20_body">If pending request amount is needed, show it separately.</text:p>
          <text:list text:style-name="L53">
            <text:list-item>
              <text:p text:style-name="P107">Recent Cash Collections table shows internal Identity user ID as Student ID.</text:p>
            </text:list-item>
          </text:list>
          <text:p text:style-name="Text_20_body">Wrong:</text:p>
          <text:p text:style-name="Text_20_body">0dec4f0d-1aea-4642-8864-a5c1a7b7ffcb</text:p>
          <text:p text:style-name="Text_20_body">Correct:</text:p>
          <text:p text:style-name="P8"><text:soft-page-break/>220130</text:p>
          <text:p text:style-name="Text_20_body">220140</text:p>
          <text:p text:style-name="Text_20_body">Cause:</text:p>
          <text:list text:style-name="L54">
            <text:list-item>
              <text:p text:style-name="P109"><text:span text:style-name="Source_20_Text">CashCollection.StudentId</text:span> stores internal ApplicationUser.Id.</text:p>
            </text:list-item>
            <text:list-item>
              <text:p text:style-name="P108">UI must map it to <text:span text:style-name="Source_20_Text">ApplicationUser.StudentId</text:span>.</text:p>
            </text:list-item>
          </text:list>
          <text:p text:style-name="Text_20_body">Fix rule:</text:p>
          <text:p text:style-name="Text_20_body">StudentId = student?.StudentId ?? "-"</text:p>
          <text:p text:style-name="Text_20_body">Do not display <text:span text:style-name="Source_20_Text">CashCollection.StudentId</text:span> directly.</text:p>
          <text:p text:style-name="Horizontal_20_Line"/>
          <text:h text:style-name="Heading_20_1" text:outline-level="1">10. Program.cs expected configuration</text:h>
          <text:p text:style-name="Text_20_body">Expected <text:span text:style-name="Source_20_Text">Program.cs</text:span> includes:</text:p>
          <text:p text:style-name="P8">using HallDiningTokenSystem.Data;</text:p>
          <text:p text:style-name="P8">using HallDiningTokenSystem.Models;</text:p>
          <text:p text:style-name="P8">using HallDiningTokenSystem.Services;</text:p>
          <text:p text:style-name="P8">using Microsoft.AspNetCore.Identity;</text:p>
          <text:p text:style-name="Text_20_body">using Microsoft.EntityFrameworkCore;</text:p>
          <text:p text:style-name="Text_20_body">Services:</text:p>
          <text:p text:style-name="P8">var connectionString = builder.Configuration.GetConnectionString("DefaultConnection")</text:p>
          <text:p text:style-name="P8">?? throw new InvalidOperationException("Connection string 'DefaultConnection' not found.");</text:p>
          <text:p text:style-name="P8"/>
          <text:p text:style-name="P8">builder.Services.AddDbContext&lt;ApplicationDbContext&gt;(options =&gt;</text:p>
          <text:p text:style-name="P8">options.UseSqlServer(connectionString));</text:p>
          <text:p text:style-name="P8"/>
          <text:p text:style-name="P8">builder.Services.AddDatabaseDeveloperPageExceptionFilter();</text:p>
          <text:p text:style-name="P8"/>
          <text:p text:style-name="P8">builder.Services.AddDefaultIdentity&lt;ApplicationUser&gt;(options =&gt;</text:p>
          <text:p text:style-name="P8">{</text:p>
          <text:p text:style-name="P8">options.SignIn.RequireConfirmedAccount = false;</text:p>
          <text:p text:style-name="P8">})</text:p>
          <text:p text:style-name="P8">.AddRoles&lt;IdentityRole&gt;()</text:p>
          <text:p text:style-name="P8">.AddEntityFrameworkStores&lt;ApplicationDbContext&gt;();</text:p>
          <text:p text:style-name="P8"/>
          <text:p text:style-name="P8">builder.Services.AddControllersWithViews();</text:p>
          <text:p text:style-name="P8"/>
          <text:p text:style-name="P8">builder.Services.AddScoped&lt;MealService&gt;();</text:p>
          <text:p text:style-name="Text_20_body">builder.Services.AddScoped&lt;WalletService&gt;();</text:p>
          <text:p text:style-name="Text_20_body">App pipeline:</text:p>
          <text:p text:style-name="P8">var app = builder.Build();</text:p>
          <text:p text:style-name="P8"><text:soft-page-break/></text:p>
          <text:p text:style-name="P8">using (var scope = app.Services.CreateScope())</text:p>
          <text:p text:style-name="P8">{</text:p>
          <text:p text:style-name="P8">await DbSeeder.SeedAsync(scope.ServiceProvider);</text:p>
          <text:p text:style-name="P8">}</text:p>
          <text:p text:style-name="P8"/>
          <text:p text:style-name="P8">if (app.Environment.IsDevelopment())</text:p>
          <text:p text:style-name="P8">{</text:p>
          <text:p text:style-name="P8">app.UseMigrationsEndPoint();</text:p>
          <text:p text:style-name="P8">}</text:p>
          <text:p text:style-name="P8">else</text:p>
          <text:p text:style-name="P8">{</text:p>
          <text:p text:style-name="P8">app.UseExceptionHandler("/Home/Error");</text:p>
          <text:p text:style-name="P8">app.UseHsts();</text:p>
          <text:p text:style-name="P8">}</text:p>
          <text:p text:style-name="P8"/>
          <text:p text:style-name="P8">app.UseHttpsRedirection();</text:p>
          <text:p text:style-name="P8">app.UseStaticFiles();</text:p>
          <text:p text:style-name="P8"/>
          <text:p text:style-name="P8">app.UseRouting();</text:p>
          <text:p text:style-name="P8"/>
          <text:p text:style-name="P8">app.UseAuthentication();</text:p>
          <text:p text:style-name="P8">app.UseAuthorization();</text:p>
          <text:p text:style-name="P8"/>
          <text:p text:style-name="P8">app.MapControllerRoute(</text:p>
          <text:p text:style-name="P8">name: "default",</text:p>
          <text:p text:style-name="P8">pattern: "{controller=Home}/{action=Index}/{id?}");</text:p>
          <text:p text:style-name="P8"/>
          <text:p text:style-name="P8">app.MapRazorPages();</text:p>
          <text:p text:style-name="P8"/>
          <text:p text:style-name="P8">app.Run();</text:p>
          <text:p text:style-name="Horizontal_20_Line"/>
          <text:h text:style-name="Heading_20_1" text:outline-level="1">11. Key route map</text:h>
          <text:h text:style-name="Heading_20_2" text:outline-level="2">Guest / Identity</text:h>
          <text:p text:style-name="P8">/ → Home/Index public landing page</text:p>
          <text:p text:style-name="P8">/Identity/Account/Login</text:p>
          <text:p text:style-name="Text_20_body">/Identity/Account/Register</text:p>
          <text:h text:style-name="Heading_20_2" text:outline-level="2">SuperAdmin</text:h>
          <text:p text:style-name="P8">/Admin/Dashboard</text:p>
          <text:p text:style-name="P8">/Admin/CreateMeal</text:p>
          <text:p text:style-name="P8"><text:soft-page-break/>/Admin/Meals</text:p>
          <text:p text:style-name="P8">/Admin/SettlementRequests</text:p>
          <text:p text:style-name="P8">/Admin/Reports</text:p>
          <text:p text:style-name="P8">/Admin/ApproveSettlement // POST</text:p>
          <text:p text:style-name="Text_20_body">/Admin/RejectSettlement // POST</text:p>
          <text:h text:style-name="Heading_20_2" text:outline-level="2">CashAdmin</text:h>
          <text:p text:style-name="P8">/CashAdmin/Dashboard</text:p>
          <text:p text:style-name="P8">/CashAdmin/TopUpWallet</text:p>
          <text:p text:style-name="P8">/CashAdmin/SearchStudent // POST search</text:p>
          <text:p text:style-name="P8">/CashAdmin/TopUpWallet // POST top-up</text:p>
          <text:p text:style-name="P8">/CashAdmin/CashStatement</text:p>
          <text:p text:style-name="P8">/CashAdmin/RequestSettlement</text:p>
          <text:p text:style-name="P8">/CashAdmin/Reports</text:p>
          <text:p text:style-name="Horizontal_20_Line"/>
          <text:h text:style-name="Heading_20_1" text:outline-level="1">12. Authorization rules</text:h>
          <text:h text:style-name="Heading_20_2" text:outline-level="2">AdminController</text:h>
          <text:p text:style-name="Text_20_body">Should use:</text:p>
          <text:p text:style-name="Text_20_body">[Authorize(Roles = "SuperAdmin")]</text:p>
          <text:h text:style-name="Heading_20_2" text:outline-level="2">CashAdminController</text:h>
          <text:p text:style-name="Text_20_body">Should use:</text:p>
          <text:p text:style-name="Text_20_body">[Authorize(Roles = "CashAdmin")]</text:p>
          <text:h text:style-name="Heading_20_2" text:outline-level="2">Important</text:h>
          <text:p text:style-name="Text_20_body">Do not allow SuperAdmin to use CashAdmin top-up page unless explicitly intended.</text:p>
          <text:p text:style-name="Text_20_body">Do not allow CashAdmin to access SuperAdmin reports or settlement approval.</text:p>
          <text:p text:style-name="Horizontal_20_Line"/>
          <text:h text:style-name="Heading_20_1" text:outline-level="1">13. Data calculation rules</text:h>
          <text:h text:style-name="Heading_20_2" text:outline-level="2">13.1 CashAdmin dashboard/report calculations</text:h>
          <text:p text:style-name="Text_20_body">For current CashAdmin only:</text:p>
          <text:p text:style-name="P8">TotalCollected = sum CashCollections.Amount where CashAdminId == current user id</text:p>
          <text:p text:style-name="P8">TotalSettled = sum CashSettlements.Amount where CashAdminId == current user id</text:p>
          <text:p text:style-name="P8">PendingCash = TotalCollected - TotalSettled</text:p>
          <text:p text:style-name="P8"><text:soft-page-break/>TodayCollected = sum CashCollections.Amount where CashAdminId == current user id and CreatedAt.Date == today</text:p>
          <text:p text:style-name="P8">TotalTopUps = count CashCollections where CashAdminId == current user id</text:p>
          <text:p text:style-name="Text_20_body">StudentsServed = distinct student users topped up by this CashAdmin</text:p>
          <text:p text:style-name="Text_20_body">For settlement request page:</text:p>
          <text:p text:style-name="P8">PendingRequestedAmount = sum CashSettlementRequests.Amount where CashAdminId == current user id and Status == Pending</text:p>
          <text:p text:style-name="Text_20_body">AvailablePendingCash = TotalCollected - TotalSettled - PendingRequestedAmount</text:p>
          <text:h text:style-name="Heading_20_2" text:outline-level="2">13.2 SuperAdmin report calculations</text:h>
          <text:p text:style-name="Text_20_body">Overall:</text:p>
          <text:p text:style-name="P8">TotalCashCollected = sum all CashCollections.Amount</text:p>
          <text:p text:style-name="P8">TotalCashSettled = sum all CashSettlements.Amount</text:p>
          <text:p text:style-name="P8">PendingCash = TotalCashCollected - TotalCashSettled</text:p>
          <text:p text:style-name="Text_20_body">PendingSettlementRequests = count CashSettlementRequests where Status == Pending</text:p>
          <text:p text:style-name="Text_20_body">CashAdmin-wise:</text:p>
          <text:p text:style-name="P8">Collected = sum CashCollections.Amount for that CashAdmin</text:p>
          <text:p text:style-name="P8">Settled = sum CashSettlements.Amount for that CashAdmin</text:p>
          <text:p text:style-name="P8">PendingCash = Collected - Settled</text:p>
          <text:p text:style-name="Text_20_body">PendingRequestAmount = sum CashSettlementRequests.Amount for that CashAdmin where Status == Pending</text:p>
          <text:p text:style-name="Text_20_body">Important:</text:p>
          <text:list text:style-name="L55">
            <text:list-item>
              <text:p text:style-name="P111">Do not subtract <text:span text:style-name="Source_20_Text">PendingRequestAmount</text:span> from <text:span text:style-name="Source_20_Text">PendingCash</text:span> in SuperAdmin summary.</text:p>
            </text:list-item>
            <text:list-item>
              <text:p text:style-name="P110">Show pending request amount separately if needed.</text:p>
            </text:list-item>
          </text:list>
          <text:p text:style-name="Horizontal_20_Line"/>
          <text:h text:style-name="Heading_20_1" text:outline-level="1">14. Known bugs / unfinished issues</text:h>
          <text:h text:style-name="Heading_20_2" text:outline-level="2">Bug 1: SuperAdmin settlement approve HTTP 400</text:h>
          <text:p text:style-name="Text_20_body">Current symptom:</text:p>
          <text:list text:style-name="L56">
            <text:list-item>
              <text:p text:style-name="P113">SuperAdmin opens Settlement Requests.</text:p>
            </text:list-item>
            <text:list-item>
              <text:p text:style-name="P113">Clicks Approve.</text:p>
            </text:list-item>
            <text:list-item>
              <text:p text:style-name="P113">Modal opens.</text:p>
            </text:list-item>
            <text:list-item>
              <text:p text:style-name="P113">Submit goes to <text:span text:style-name="Source_20_Text">/Admin/ApproveSettlement</text:span>.</text:p>
            </text:list-item>
            <text:list-item>
              <text:p text:style-name="P112">Browser shows HTTP 400.</text:p>
            </text:list-item>
          </text:list>
          <text:p text:style-name="Text_20_body">Likely cause:</text:p>
          <text:list text:style-name="L57">
            <text:list-item>
              <text:p text:style-name="P115">Missing anti-forgery token in modal form.</text:p>
            </text:list-item>
            <text:list-item>
              <text:p text:style-name="P115"><text:soft-page-break/>Hidden request id not submitted.</text:p>
            </text:list-item>
            <text:list-item>
              <text:p text:style-name="P115">Form action/method wrong.</text:p>
            </text:list-item>
            <text:list-item>
              <text:p text:style-name="P114">Controller parameter mismatch.</text:p>
            </text:list-item>
          </text:list>
          <text:p text:style-name="Text_20_body">Fix checklist:</text:p>
          <text:list text:style-name="L58">
            <text:list-item>
              <text:p text:style-name="P117">Approve form must be POST.</text:p>
            </text:list-item>
            <text:list-item>
              <text:p text:style-name="P117">Include <text:span text:style-name="Source_20_Text">@Html.AntiForgeryToken()</text:span>.</text:p>
            </text:list-item>
            <text:list-item>
              <text:p text:style-name="P117">Include hidden input <text:span text:style-name="Source_20_Text">name="requestId"</text:span>.</text:p>
            </text:list-item>
            <text:list-item>
              <text:p text:style-name="P117">Controller action parameter should be <text:span text:style-name="Source_20_Text">int requestId</text:span>.</text:p>
            </text:list-item>
            <text:list-item>
              <text:p text:style-name="P116">Add <text:span text:style-name="Source_20_Text">[HttpPost]</text:span> and <text:span text:style-name="Source_20_Text">[ValidateAntiForgeryToken]</text:span>.</text:p>
            </text:list-item>
          </text:list>
          <text:h text:style-name="Heading_20_2" text:outline-level="2">Bug 2: SuperAdmin report pending cash formula wrong</text:h>
          <text:p text:style-name="Text_20_body">Current example:</text:p>
          <text:p text:style-name="P8">Total Collected = ৳1,064.95</text:p>
          <text:p text:style-name="P8">Total Settled = ৳64.00</text:p>
          <text:p text:style-name="Text_20_body">Pending Cash displayed = ৳936.95</text:p>
          <text:p text:style-name="Text_20_body">Correct:</text:p>
          <text:p text:style-name="Text_20_body">৳1,000.95</text:p>
          <text:p text:style-name="Text_20_body">Fix:</text:p>
          <text:p text:style-name="Text_20_body">PendingCash = totalCollected - totalSettled;</text:p>
          <text:p text:style-name="Text_20_body">Do not subtract pending settlement requests here.</text:p>
          <text:h text:style-name="Heading_20_2" text:outline-level="2">Bug 3: SuperAdmin report Student ID shows internal user id</text:h>
          <text:p text:style-name="Text_20_body">Current bad value:</text:p>
          <text:p text:style-name="Text_20_body">0dec4f0d-1aea-4642-8864-a5c1a7b7ffcb</text:p>
          <text:p text:style-name="Text_20_body">Correct value:</text:p>
          <text:p text:style-name="Text_20_body">220130</text:p>
          <text:p text:style-name="Text_20_body">Fix:</text:p>
          <text:list text:style-name="L59">
            <text:list-item>
              <text:p text:style-name="P119">Load the student <text:span text:style-name="Source_20_Text">ApplicationUser</text:span>.</text:p>
            </text:list-item>
            <text:list-item>
              <text:p text:style-name="P119">Display <text:span text:style-name="Source_20_Text">ApplicationUser.StudentId</text:span>.</text:p>
            </text:list-item>
            <text:list-item>
              <text:p text:style-name="P118">Do not display <text:span text:style-name="Source_20_Text">CashCollection.StudentId</text:span> directly.</text:p>
            </text:list-item>
          </text:list>
          <text:h text:style-name="Heading_20_2" text:outline-level="2">Bug 4: Old fractional test data exists</text:h>
          <text:p text:style-name="Text_20_body">Earlier scroll-wheel/number input bug created fractional transactions like:</text:p>
          <text:p text:style-name="P8">19.98</text:p>
          <text:p text:style-name="Text_20_body">14.98</text:p>
          <text:p text:style-name="Text_20_body">Future top-ups should be whole numbers only, but old data remains in database.</text:p>
          <text:p text:style-name="Text_20_body"><text:soft-page-break/>Before final demo, consider cleaning test financial data.</text:p>
          <text:p text:style-name="Text_20_body">Possible cleanup SQL for development only:</text:p>
          <text:p text:style-name="P8">DELETE FROM CashSettlementRequests;</text:p>
          <text:p text:style-name="P8">DELETE FROM CashSettlements;</text:p>
          <text:p text:style-name="P8">DELETE FROM CashCollections;</text:p>
          <text:p text:style-name="P8">DELETE FROM WalletTransactions;</text:p>
          <text:p text:style-name="Text_20_body">UPDATE Wallets SET Balance = 0;</text:p>
          <text:p text:style-name="Text_20_body">Be careful with FK order. If FK errors occur, delete child tables first or temporarily inspect constraints.</text:p>
          <text:p text:style-name="Text_20_body">Do not run this if you need to preserve current test history.</text:p>
          <text:h text:style-name="Heading_20_2" text:outline-level="2">Bug 5: Currency symbol inconsistency</text:h>
          <text:p text:style-name="Text_20_body">Some places may still show wrong symbol or inconsistent formatting.</text:p>
          <text:p text:style-name="Text_20_body">Search for:</text:p>
          <text:p text:style-name="P8">₹</text:p>
          <text:p text:style-name="P8">ToString("C")</text:p>
          <text:p text:style-name="P8">ToString("N0")</text:p>
          <text:p text:style-name="Text_20_body">:C}</text:p>
          <text:p text:style-name="Text_20_body">Replace money display with:</text:p>
          <text:p text:style-name="P8">৳@amount.ToString("N2")</text:p>
          <text:p text:style-name="Horizontal_20_Line"/>
          <text:h text:style-name="Heading_20_1" text:outline-level="1">15. Recommended next steps</text:h>
          <text:h text:style-name="Heading_20_2" text:outline-level="2">Immediate next steps</text:h>
          <text:list text:style-name="L60">
            <text:list-item>
              <text:p text:style-name="P121">Fix SuperAdmin settlement approve/reject HTTP 400.</text:p>
            </text:list-item>
            <text:list-item>
              <text:p text:style-name="P121">Fix SuperAdmin Reports pending cash formula.</text:p>
            </text:list-item>
            <text:list-item>
              <text:p text:style-name="P121">Fix SuperAdmin Reports Student ID display.</text:p>
            </text:list-item>
            <text:list-item>
              <text:p text:style-name="P121">Ensure all money values use BDT formatting with <text:span text:style-name="Source_20_Text">N2</text:span>.</text:p>
            </text:list-item>
            <text:list-item>
              <text:p text:style-name="P120">Clean old fractional test data before final demo.</text:p>
            </text:list-item>
          </text:list>
          <text:h text:style-name="Heading_20_2" text:outline-level="2">Then continue with Student features</text:h>
          <text:p text:style-name="Text_20_body">Next major feature should be Student side.</text:p>
          <text:p text:style-name="Text_20_body">Planned Student features:</text:p>
          <text:p text:style-name="P8">Student Dashboard</text:p>
          <text:p text:style-name="P8">View wallet balance</text:p>
          <text:p text:style-name="P8">View available meals</text:p>
          <text:p text:style-name="P8">Buy meal token using wallet balance</text:p>
          <text:p text:style-name="P8"><text:soft-page-break/>Generate OTP token</text:p>
          <text:p text:style-name="P8">View purchased tokens</text:p>
          <text:p text:style-name="Text_20_body">View wallet transaction history</text:p>
          <text:p text:style-name="Text_20_body">Student buy-token flow:</text:p>
          <text:p text:style-name="P8">Student logs in</text:p>
          <text:p text:style-name="P8">→ Views available MealSessions</text:p>
          <text:p text:style-name="P8">→ Chooses meal</text:p>
          <text:p text:style-name="P8">→ System checks wallet balance</text:p>
          <text:p text:style-name="P8">→ Deducts price</text:p>
          <text:p text:style-name="P8">→ Creates Order</text:p>
          <text:p text:style-name="P8">→ Creates MealToken with OTP</text:p>
          <text:p text:style-name="P8">→ MealSession.SoldCount increases</text:p>
          <text:p text:style-name="Text_20_body">→ WalletTransaction created for debit</text:p>
          <text:h text:style-name="Heading_20_2" text:outline-level="2">Then DeliveryMan features</text:h>
          <text:p text:style-name="Text_20_body">Planned DeliveryMan features:</text:p>
          <text:p text:style-name="P8">DeliveryMan Dashboard</text:p>
          <text:p text:style-name="P8">OTP verification page</text:p>
          <text:p text:style-name="P8">Enter OTP</text:p>
          <text:p text:style-name="P8">System checks active token</text:p>
          <text:p text:style-name="P8">Redeem token once</text:p>
          <text:p text:style-name="Text_20_body">Mark token as Used/Redeemed</text:p>
          <text:h text:style-name="Heading_20_2" text:outline-level="2">Then final polish</text:h>
          <text:list text:style-name="L61">
            <text:list-item>
              <text:p text:style-name="P123">Improve dashboards</text:p>
            </text:list-item>
            <text:list-item>
              <text:p text:style-name="P123">Improve table filtering/search</text:p>
            </text:list-item>
            <text:list-item>
              <text:p text:style-name="P123">Add date range filters to reports</text:p>
            </text:list-item>
            <text:list-item>
              <text:p text:style-name="P123">Add validation summaries</text:p>
            </text:list-item>
            <text:list-item>
              <text:p text:style-name="P123">Add seed/demo reset script</text:p>
            </text:list-item>
            <text:list-item>
              <text:p text:style-name="P123">Polish UI and navigation</text:p>
            </text:list-item>
            <text:list-item>
              <text:p text:style-name="P122">Prepare final presentation/demo flow</text:p>
            </text:list-item>
          </text:list>
          <text:p text:style-name="Horizontal_20_Line"/>
          <text:h text:style-name="Heading_20_1" text:outline-level="1">16. Recommended continuation prompt for new ChatGPT account</text:h>
          <text:p text:style-name="Text_20_body">Use this prompt in the new account:</text:p>
          <text:p text:style-name="P8">I am continuing an ASP.NET Core MVC project called HallDiningTokenSystem.</text:p>
          <text:p text:style-name="P8"/>
          <text:p text:style-name="P8">Tech stack:</text:p>
          <text:p text:style-name="P8">- ASP.NET Core MVC</text:p>
          <text:p text:style-name="P8"><text:soft-page-break/>- Razor Views</text:p>
          <text:p text:style-name="P8">- ASP.NET Core Identity with ApplicationUser</text:p>
          <text:p text:style-name="P8">- Entity Framework Core</text:p>
          <text:p text:style-name="P8">- SQL Server Express</text:p>
          <text:p text:style-name="P8">- Visual Studio / GitHub Copilot</text:p>
          <text:p text:style-name="P8"/>
          <text:p text:style-name="P8">Current roles:</text:p>
          <text:p text:style-name="P8">- SuperAdmin</text:p>
          <text:p text:style-name="P8">- CashAdmin</text:p>
          <text:p text:style-name="P8">- Student</text:p>
          <text:p text:style-name="P8">- DeliveryMan</text:p>
          <text:p text:style-name="P8"/>
          <text:p text:style-name="P8">Important naming rules:</text:p>
          <text:p text:style-name="P8">- Use CashAdmin internally.</text:p>
          <text:p text:style-name="P8">- Display it as Authorized Cash Admin when needed.</text:p>
          <text:p text:style-name="P8">- Never use BatchAdmin.</text:p>
          <text:p text:style-name="P8">- Department and Batch were removed completely.</text:p>
          <text:p text:style-name="P8">- StudentId is a 6-digit numeric string like 220130.</text:p>
          <text:p text:style-name="P8">- StudentId must stay string, not int.</text:p>
          <text:p text:style-name="P8"/>
          <text:p text:style-name="P8">Currency:</text:p>
          <text:p text:style-name="P8">- Use BDT / ৳.</text:p>
          <text:p text:style-name="P8">- Do not use ₹.</text:p>
          <text:p text:style-name="P8">- Do not use ToString("C").</text:p>
          <text:p text:style-name="P8">- Use ৳@amount.ToString("N2").</text:p>
          <text:p text:style-name="P8"/>
          <text:p text:style-name="P8">Implemented so far:</text:p>
          <text:p text:style-name="P8">- ASP.NET Core MVC project with Individual Accounts.</text:p>
          <text:p text:style-name="P8">- ApplicationUser has FullName and StudentId.</text:p>
          <text:p text:style-name="P8">- StudentId has unique filtered index.</text:p>
          <text:p text:style-name="P8">- DbSeeder seeds SuperAdmin, two CashAdmins, two Students, and DeliveryMan.</text:p>
          <text:p text:style-name="P8">- Student registration customized with FullName, StudentId, Email, Password.</text:p>
          <text:p text:style-name="P8">- Registration assigns Student role and creates wallet.</text:p>
          <text:p text:style-name="P8">- SuperAdmin can create/list meals.</text:p>
          <text:p text:style-name="P8">- CashAdmin can top up student wallet by StudentId.</text:p>
          <text:p text:style-name="P8">- CashAdmin dashboard and reports exist.</text:p>
          <text:p text:style-name="P8">- Settlement request workflow added: CashAdmin requests settlement; SuperAdmin approves after receiving cash.</text:p>
          <text:p text:style-name="P8">- SuperAdmin reports page started.</text:p>
          <text:p text:style-name="P8"/>
          <text:p text:style-name="P8">Known issues to fix next:</text:p>
          <text:p text:style-name="P8">1. SuperAdmin approval from Settlement Requests gives HTTP 400. Likely modal form missing anti-forgery token/requestId or action mismatch.</text:p>
          <text:p text:style-name="P8">2. SuperAdmin Reports pending cash calculation is wrong. It should be TotalCollected - TotalSettled. Do not subtract pending request amount from PendingCash.</text:p>
          <text:p text:style-name="P8"><text:soft-page-break/>3. SuperAdmin Reports Recent Cash Collections shows internal ApplicationUser.Id in Student ID column. It should show ApplicationUser.StudentId, the 6-digit university ID.</text:p>
          <text:p text:style-name="P8">4. Check all money displays for BDT format.</text:p>
          <text:p text:style-name="P8"/>
          <text:p text:style-name="P8">Please help me continue phase by phase. Do not rewrite the whole app at once.</text:p>
          <text:p text:style-name="Horizontal_20_Line"/>
          <text:h text:style-name="Heading_20_1" text:outline-level="1">17. Useful SQL verification queries</text:h>
          <text:h text:style-name="Heading_20_2" text:outline-level="2">Users</text:h>
          <text:p text:style-name="P8">SELECT Email, FullName, StudentId</text:p>
          <text:p text:style-name="P8">FROM AspNetUsers</text:p>
          <text:p text:style-name="Text_20_body">ORDER BY Email;</text:p>
          <text:h text:style-name="Heading_20_2" text:outline-level="2">Roles</text:h>
          <text:p text:style-name="P8">SELECT Name</text:p>
          <text:p text:style-name="Text_20_body">FROM AspNetRoles;</text:p>
          <text:h text:style-name="Heading_20_2" text:outline-level="2">Wallets</text:h>
          <text:p text:style-name="P8">SELECT *</text:p>
          <text:p text:style-name="Text_20_body">FROM Wallets;</text:p>
          <text:h text:style-name="Heading_20_2" text:outline-level="2">Wallet transactions</text:h>
          <text:p text:style-name="P8">SELECT TOP 20 *</text:p>
          <text:p text:style-name="P8">FROM WalletTransactions</text:p>
          <text:p text:style-name="Text_20_body">ORDER BY CreatedAt DESC;</text:p>
          <text:h text:style-name="Heading_20_2" text:outline-level="2">Cash collections</text:h>
          <text:p text:style-name="P8">SELECT TOP 20 *</text:p>
          <text:p text:style-name="P8">FROM CashCollections</text:p>
          <text:p text:style-name="Text_20_body">ORDER BY CreatedAt DESC;</text:p>
          <text:h text:style-name="Heading_20_2" text:outline-level="2">Cash settlement requests</text:h>
          <text:p text:style-name="P8">SELECT *</text:p>
          <text:p text:style-name="P8">FROM CashSettlementRequests</text:p>
          <text:p text:style-name="Text_20_body">ORDER BY RequestedAt DESC;</text:p>
          <text:h text:style-name="Heading_20_2" text:outline-level="2">Cash settlements</text:h>
          <text:p text:style-name="P8">SELECT *</text:p>
          <text:p text:style-name="P8">FROM CashSettlements</text:p>
          <text:p text:style-name="Text_20_body"><text:soft-page-break/>ORDER BY SettlementDate DESC;</text:p>
          <text:h text:style-name="Heading_20_2" text:outline-level="2">SuperAdmin financial verification</text:h>
          <text:p text:style-name="P8">SELECT SUM(Amount) AS TotalCollected</text:p>
          <text:p text:style-name="P8">FROM CashCollections;</text:p>
          <text:p text:style-name="P8"/>
          <text:p text:style-name="P8">SELECT SUM(Amount) AS TotalSettled</text:p>
          <text:p text:style-name="P8">FROM CashSettlements;</text:p>
          <text:p text:style-name="P8"/>
          <text:p text:style-name="P8">SELECT Status, COUNT(*) AS CountRequests, SUM(Amount) AS Amount</text:p>
          <text:p text:style-name="P8">FROM CashSettlementRequests</text:p>
          <text:p text:style-name="Text_20_body">GROUP BY Status;</text:p>
          <text:h text:style-name="Heading_20_2" text:outline-level="2">Development cleanup before demo</text:h>
          <text:p text:style-name="Text_20_body">Only run if you want to clear financial test data:</text:p>
          <text:p text:style-name="P8">DELETE FROM CashSettlementRequests;</text:p>
          <text:p text:style-name="P8">DELETE FROM CashSettlements;</text:p>
          <text:p text:style-name="P8">DELETE FROM CashCollections;</text:p>
          <text:p text:style-name="P8">DELETE FROM WalletTransactions;</text:p>
          <text:p text:style-name="Text_20_body">UPDATE Wallets SET Balance = 0;</text:p>
          <text:p text:style-name="Text_20_body">If FK errors occur, delete dependent records first.</text:p>
          <text:p text:style-name="Horizontal_20_Line"/>
          <text:h text:style-name="Heading_20_1" text:outline-level="1">18. Suggested commit history / milestones</text:h>
          <text:p text:style-name="Text_20_body">Already used or recommended commit messages:</text:p>
          <text:p text:style-name="P8">Initial ASP.NET Core MVC Identity setup</text:p>
          <text:p text:style-name="P8">Customize Identity with ApplicationUser</text:p>
          <text:p text:style-name="P8">Configure ApplicationUser student identity fields</text:p>
          <text:p text:style-name="P8">Add core dining system entity models</text:p>
          <text:p text:style-name="P8">Seed roles and demo users</text:p>
          <text:p text:style-name="P8">Update seeded student ID format</text:p>
          <text:p text:style-name="P8">Customize student registration flow</text:p>
          <text:p text:style-name="P8">Remove department and batch from student profile</text:p>
          <text:p text:style-name="P8">Simplify landing page design</text:p>
          <text:p text:style-name="P8">Clean admin home and navbar layout</text:p>
          <text:p text:style-name="P8">Implement SuperAdmin meal management</text:p>
          <text:p text:style-name="P8">Add SuperAdmin navigation links</text:p>
          <text:p text:style-name="P8">Implement CashAdmin wallet top-up</text:p>
          <text:p text:style-name="P8">Fix CashAdmin wallet top-up user id handling</text:p>
          <text:p text:style-name="P8">Fix CashAdmin top-up form binding</text:p>
          <text:p text:style-name="P8">Prevent scroll wheel changing wallet top-up amount</text:p>
          <text:p text:style-name="P8"><text:soft-page-break/>Require whole-number wallet top-up amount</text:p>
          <text:p text:style-name="P8">Use BDT currency formatting</text:p>
          <text:p text:style-name="P8">Organize CashAdmin dashboard reports</text:p>
          <text:p text:style-name="P8">Implement CashAdmin reports</text:p>
          <text:p text:style-name="P8">Add CashAdmin settlement and reports navigation</text:p>
          <text:p text:style-name="P8">Update CashAdmin dashboard navigation</text:p>
          <text:p text:style-name="P8">Implement CashAdmin cash settlement statement</text:p>
          <text:p text:style-name="P8">Implement settlement request workflow</text:p>
          <text:p text:style-name="P8">Implement SuperAdmin settlement request approval</text:p>
          <text:p text:style-name="P8">Implement SuperAdmin reports</text:p>
          <text:p text:style-name="Text_20_body">Fix SuperAdmin report pending cash and student id display</text:p>
          <text:p text:style-name="Text_20_body">Not all of these are necessarily committed yet; they represent useful milestones.</text:p>
          <text:p text:style-name="Horizontal_20_Line"/>
          <text:h text:style-name="Heading_20_1" text:outline-level="1">19. Final current status summary</text:h>
          <text:h text:style-name="Heading_20_2" text:outline-level="2">Completed / mostly completed</text:h>
          <text:list text:style-name="L62">
            <text:list-item>
              <text:p text:style-name="P125">Project setup with ASP.NET Core MVC + Identity</text:p>
            </text:list-item>
            <text:list-item>
              <text:p text:style-name="P125">SQL Server Express connection</text:p>
            </text:list-item>
            <text:list-item>
              <text:p text:style-name="P125">Custom ApplicationUser</text:p>
            </text:list-item>
            <text:list-item>
              <text:p text:style-name="P125">StudentId unique index</text:p>
            </text:list-item>
            <text:list-item>
              <text:p text:style-name="P125">Department/Batch removed</text:p>
            </text:list-item>
            <text:list-item>
              <text:p text:style-name="P125">Role seeding</text:p>
            </text:list-item>
            <text:list-item>
              <text:p text:style-name="P125">Demo users</text:p>
            </text:list-item>
            <text:list-item>
              <text:p text:style-name="P125">Student registration</text:p>
            </text:list-item>
            <text:list-item>
              <text:p text:style-name="P125">Wallet auto creation</text:p>
            </text:list-item>
            <text:list-item>
              <text:p text:style-name="P125">Landing page cleanup</text:p>
            </text:list-item>
            <text:list-item>
              <text:p text:style-name="P125">Role-based navbar</text:p>
            </text:list-item>
            <text:list-item>
              <text:p text:style-name="P125">SuperAdmin meal creation/list</text:p>
            </text:list-item>
            <text:list-item>
              <text:p text:style-name="P125">CashAdmin wallet top-up by Student ID</text:p>
            </text:list-item>
            <text:list-item>
              <text:p text:style-name="P125">CashAdmin dashboard overview</text:p>
            </text:list-item>
            <text:list-item>
              <text:p text:style-name="P125">CashAdmin reports</text:p>
            </text:list-item>
            <text:list-item>
              <text:p text:style-name="P125">Settlement request model/workflow started</text:p>
            </text:list-item>
            <text:list-item>
              <text:p text:style-name="P125">SuperAdmin settlement request page started</text:p>
            </text:list-item>
            <text:list-item>
              <text:p text:style-name="P124">SuperAdmin reports started</text:p>
            </text:list-item>
          </text:list>
          <text:h text:style-name="Heading_20_2" text:outline-level="2">In progress / needs fixing</text:h>
          <text:list text:style-name="L63">
            <text:list-item>
              <text:p text:style-name="P127">SuperAdmin settlement approve/reject POST action HTTP 400</text:p>
            </text:list-item>
            <text:list-item>
              <text:p text:style-name="P127">SuperAdmin report pending cash formula</text:p>
            </text:list-item>
            <text:list-item>
              <text:p text:style-name="P127">SuperAdmin report Student ID display</text:p>
            </text:list-item>
            <text:list-item>
              <text:p text:style-name="P127">Financial test data cleanup</text:p>
            </text:list-item>
            <text:list-item>
              <text:p text:style-name="P126">Consistent BDT formatting across all report pages</text:p>
            </text:list-item>
          </text:list>
          <text:h text:style-name="Heading_20_2" text:outline-level="2"><text:soft-page-break/>Not implemented yet</text:h>
          <text:list text:style-name="L64">
            <text:list-item>
              <text:p text:style-name="P129">Student dashboard</text:p>
            </text:list-item>
            <text:list-item>
              <text:p text:style-name="P129">Student meal/token purchase</text:p>
            </text:list-item>
            <text:list-item>
              <text:p text:style-name="P129">Wallet debit for token purchase</text:p>
            </text:list-item>
            <text:list-item>
              <text:p text:style-name="P129">OTP token generation and management</text:p>
            </text:list-item>
            <text:list-item>
              <text:p text:style-name="P129">DeliveryMan OTP verification</text:p>
            </text:list-item>
            <text:list-item>
              <text:p text:style-name="P129">Token redemption workflow</text:p>
            </text:list-item>
            <text:list-item>
              <text:p text:style-name="P129">Full meal reports</text:p>
            </text:list-item>
            <text:list-item>
              <text:p text:style-name="P129">Report filters/date ranges</text:p>
            </text:list-item>
            <text:list-item>
              <text:p text:style-name="P128">Final UI polish and presentation-ready demo data</text:p>
            </text:list-item>
          </text:list>
          <text:p text:style-name="Horizontal_20_Line"/>
          <text:h text:style-name="Heading_20_1" text:outline-level="1">20. Most important rules for continuing</text:h>
          <text:list text:style-name="L65">
            <text:list-item>
              <text:p text:style-name="P131">Do not use <text:span text:style-name="Source_20_Text">BatchAdmin</text:span> anywhere.</text:p>
            </text:list-item>
            <text:list-item>
              <text:p text:style-name="P131">Do not use Department or Batch anywhere.</text:p>
            </text:list-item>
            <text:list-item>
              <text:p text:style-name="P131"><text:span text:style-name="Source_20_Text">StudentId</text:span> means real 6-digit university ID only in <text:span text:style-name="Source_20_Text">ApplicationUser</text:span>.</text:p>
            </text:list-item>
            <text:list-item>
              <text:p text:style-name="P131">In <text:span text:style-name="Source_20_Text">CashCollection</text:span>, <text:span text:style-name="Source_20_Text">StudentId</text:span> currently stores internal user id; do not display it directly.</text:p>
            </text:list-item>
            <text:list-item>
              <text:p text:style-name="P131">UI should show <text:span text:style-name="Source_20_Text">ApplicationUser.StudentId</text:span>, not internal Identity ID.</text:p>
            </text:list-item>
            <text:list-item>
              <text:p text:style-name="P131">Money is BDT: use <text:span text:style-name="Source_20_Text">৳</text:span>.</text:p>
            </text:list-item>
            <text:list-item>
              <text:p text:style-name="P131">Do not use <text:span text:style-name="Source_20_Text">ToString("C")</text:span>.</text:p>
            </text:list-item>
            <text:list-item>
              <text:p text:style-name="P131">Top-up amount must be whole number only.</text:p>
            </text:list-item>
            <text:list-item>
              <text:p text:style-name="P131">CashAdmin can request settlement; SuperAdmin approves after physically receiving cash.</text:p>
            </text:list-item>
            <text:list-item>
              <text:p text:style-name="P131">Reports must be role-specific:</text:p>
              <text:list>
                <text:list-item>
                  <text:p text:style-name="P131">CashAdmin sees only own data.</text:p>
                </text:list-item>
                <text:list-item>
                  <text:p text:style-name="P130">SuperAdmin sees all data.</text:p>
                </text:list-item>
              </text:list>
            </text:list-item>
          </text:list>
        </text:section>
      </text:section>
      <text:p text:style-name="Text_20_body">I created a full handoff document in the canvas titled <text:span text:style-name="Strong_20_Emphasis">“HallDiningTokenSystem — Complete Project Handoff Documentation.”</text:span></text:p>
      <text:p text:style-name="Text_20_body">It includes:</text:p>
      <text:list text:style-name="L66">
        <text:list-item>
          <text:p text:style-name="P133">Full project goal and business flow </text:p>
        </text:list-item>
        <text:list-item>
          <text:p text:style-name="P133">All major requirement decisions </text:p>
        </text:list-item>
        <text:list-item>
          <text:p text:style-name="P133">Tech stack and database setup </text:p>
        </text:list-item>
        <text:list-item>
          <text:p text:style-name="P133">Current roles and seeded users </text:p>
        </text:list-item>
        <text:list-item>
          <text:p text:style-name="P133">Project folder/file structure </text:p>
        </text:list-item>
        <text:list-item>
          <text:p text:style-name="P133">Implemented features </text:p>
        </text:list-item>
        <text:list-item>
          <text:p text:style-name="P133">Known bugs and unfinished items </text:p>
        </text:list-item>
        <text:list-item>
          <text:p text:style-name="P133">Current database/model meanings </text:p>
        </text:list-item>
        <text:list-item>
          <text:p text:style-name="P133">Settlement request workflow </text:p>
        </text:list-item>
        <text:list-item>
          <text:p text:style-name="P133">SuperAdmin/CashAdmin report rules </text:p>
        </text:list-item>
        <text:list-item>
          <text:p text:style-name="P133">Important conventions like BDT currency, no BatchAdmin, no Department/Batch </text:p>
        </text:list-item>
        <text:list-item>
          <text:p text:style-name="P133">Ready-to-use continuation prompt for another ChatGPT account </text:p>
        </text:list-item>
        <text:list-item>
          <text:p text:style-name="P133"><text:soft-page-break/>SQL verification queries </text:p>
        </text:list-item>
        <text:list-item>
          <text:p text:style-name="P132">Suggested next steps </text:p>
        </text:list-item>
      </text:list>
      <text:p text:style-name="Text_20_body">Most important current issues to continue from:</text:p>
      <text:list text:style-name="L67">
        <text:list-item>
          <text:p text:style-name="P135">Fix SuperAdmin settlement approval HTTP 400. </text:p>
        </text:list-item>
        <text:list-item>
          <text:p text:style-name="P135">Fix SuperAdmin report pending cash formula. </text:p>
        </text:list-item>
        <text:list-item>
          <text:p text:style-name="P135">Fix SuperAdmin report showing internal user ID instead of real 6-digit Student ID. </text:p>
        </text:list-item>
        <text:list-item>
          <text:p text:style-name="P135">Clean old fractional top-up test data before final demo. </text:p>
        </text:list-item>
        <text:list-item>
          <text:p text:style-name="P134">Continue next with Student token purchase + DeliveryMan OTP verification. </text:p>
        </text:list-item>
      </text:list>
      <text:section text:style-name="Sect1" text:name="_r_nh_">
        <text:p text:style-name="P10">Give me detailed project overview </text:p>
      </text:section>
      <text:h text:style-name="Heading_20_1" text:outline-level="1">HallDiningTokenSystem — Detailed Project Overview</text:h>
      <text:h text:style-name="Heading_20_2" text:outline-level="2">1. Project idea</text:h>
      <text:p text:style-name="Text_20_body"><text:span text:style-name="Strong_20_Emphasis">HallDiningTokenSystem</text:span> is an ASP.NET Core MVC web application for managing university hall dining tokens digitally.</text:p>
      <text:p text:style-name="Text_20_body">The main problem it solves is the manual dining-token process, where students usually have to stand in line, pay cash manually, and collect/submit physical tokens. That creates problems like:</text:p>
      <text:list text:style-name="L68">
        <text:list-item>
          <text:p text:style-name="P137">Long manual token queues </text:p>
        </text:list-item>
        <text:list-item>
          <text:p text:style-name="P137">Cash tracking difficulty </text:p>
        </text:list-item>
        <text:list-item>
          <text:p text:style-name="P137">Duplicate/reused paper token risk </text:p>
        </text:list-item>
        <text:list-item>
          <text:p text:style-name="P137">No clear record of who paid whom </text:p>
        </text:list-item>
        <text:list-item>
          <text:p text:style-name="P137">Difficult settlement between cash collectors and admin </text:p>
        </text:list-item>
        <text:list-item>
          <text:p text:style-name="P136">No centralized report for hall authority </text:p>
        </text:list-item>
      </text:list>
      <text:p text:style-name="Text_20_body">The system replaces that with:</text:p>
      <text:section text:style-name="Sect2" text:name="Section4">
        <text:p text:style-name="P2"><text:bookmark text:name="code-block-viewer Copy 3"/><text:span text:style-name="Source_20_Text">Student Wallet</text:span></text:p>
        <text:p text:style-name="Preformatted_20_Text"><text:span text:style-name="Source_20_Text">→ CashAdmin Wallet Top-up</text:span></text:p>
        <text:p text:style-name="Preformatted_20_Text"><text:span text:style-name="Source_20_Text">→ Meal Token Purchase</text:span></text:p>
        <text:p text:style-name="Preformatted_20_Text"><text:span text:style-name="Source_20_Text">→ OTP Verification</text:span></text:p>
        <text:p text:style-name="Preformatted_20_Text"><text:span text:style-name="Source_20_Text">→ Cash Settlement Request</text:span></text:p>
        <text:p text:style-name="Preformatted_20_Text"><text:span text:style-name="Source_20_Text">→ SuperAdmin Approval</text:span></text:p>
        <text:p text:style-name="P4"><text:span text:style-name="Source_20_Text">→ Reports</text:span></text:p>
      </text:section>
      <text:p text:style-name="Horizontal_20_Line"/>
      <text:h text:style-name="Heading_20_1" text:outline-level="1">2. Main users / roles</text:h>
      <text:p text:style-name="Text_20_body">The system currently has four roles.</text:p>
      <text:h text:style-name="Heading_20_2" text:outline-level="2">2.1 SuperAdmin</text:h>
      <text:p text:style-name="Text_20_body">The SuperAdmin is the main system administrator.</text:p>
      <text:p text:style-name="Text_20_body"><text:soft-page-break/>Responsibilities:</text:p>
      <text:list text:style-name="L69">
        <text:list-item>
          <text:p text:style-name="P139">Manage meal sessions </text:p>
        </text:list-item>
        <text:list-item>
          <text:p text:style-name="P139">View meal list </text:p>
        </text:list-item>
        <text:list-item>
          <text:p text:style-name="P139">View overall reports </text:p>
        </text:list-item>
        <text:list-item>
          <text:p text:style-name="P139">View all CashAdmin collections </text:p>
        </text:list-item>
        <text:list-item>
          <text:p text:style-name="P139">View settlement requests </text:p>
        </text:list-item>
        <text:list-item>
          <text:p text:style-name="P139">Approve or reject settlement requests </text:p>
        </text:list-item>
        <text:list-item>
          <text:p text:style-name="P138">Confirm received physical cash </text:p>
        </text:list-item>
      </text:list>
      <text:p text:style-name="Text_20_body">Example account:</text:p>
      <text:section text:style-name="Sect2" text:name="Section5">
        <text:p text:style-name="P2"><text:bookmark text:name="code-block-viewer Copy 4"/><text:span text:style-name="Source_20_Text">superadmin@test.com</text:span></text:p>
        <text:p text:style-name="P4"><text:span text:style-name="Source_20_Text">Test@123</text:span></text:p>
      </text:section>
      <text:p text:style-name="Horizontal_20_Line"/>
      <text:h text:style-name="Heading_20_2" text:outline-level="2">2.2 CashAdmin</text:h>
      <text:p text:style-name="Text_20_body">CashAdmin means <text:span text:style-name="Strong_20_Emphasis">Authorized Cash Admin</text:span>.</text:p>
      <text:p text:style-name="Text_20_body">This role collects cash from students and adds balance to student wallets.</text:p>
      <text:p text:style-name="Text_20_body">Responsibilities:</text:p>
      <text:list text:style-name="L70">
        <text:list-item>
          <text:p text:style-name="P141">Search student by Student ID </text:p>
        </text:list-item>
        <text:list-item>
          <text:p text:style-name="P141">Top up student wallet </text:p>
        </text:list-item>
        <text:list-item>
          <text:p text:style-name="P141">View own cash collection report </text:p>
        </text:list-item>
        <text:list-item>
          <text:p text:style-name="P141">View own cash settlement status </text:p>
        </text:list-item>
        <text:list-item>
          <text:p text:style-name="P141">Send settlement request to SuperAdmin </text:p>
        </text:list-item>
        <text:list-item>
          <text:p text:style-name="P140">Track pending/settled cash </text:p>
        </text:list-item>
      </text:list>
      <text:p text:style-name="Text_20_body">Example accounts:</text:p>
      <text:section text:style-name="Sect2" text:name="Section6">
        <text:p text:style-name="P2"><text:bookmark text:name="code-block-viewer Copy 5"/><text:span text:style-name="Source_20_Text">cashadmin1@test.com</text:span></text:p>
        <text:p text:style-name="Preformatted_20_Text"><text:span text:style-name="Source_20_Text">Test@123</text:span></text:p>
        <text:p text:style-name="Preformatted_20_Text"><text:span text:style-name="Source_20_Text">cashadmin2@test.com</text:span></text:p>
        <text:p text:style-name="P4"><text:span text:style-name="Source_20_Text">Test@123</text:span></text:p>
      </text:section>
      <text:p text:style-name="Text_20_body">Important decision:</text:p>
      <text:section text:style-name="Sect2" text:name="Section7">
        <text:p text:style-name="P2"><text:bookmark text:name="code-block-viewer Copy 6"/><text:span text:style-name="Source_20_Text">Use CashAdmin internally.</text:span></text:p>
        <text:p text:style-name="Preformatted_20_Text"><text:span text:style-name="Source_20_Text">Display as Authorized Cash Admin when needed.</text:span></text:p>
        <text:p text:style-name="P4"><text:span text:style-name="Source_20_Text">Never use BatchAdmin.</text:span></text:p>
      </text:section>
      <text:p text:style-name="Horizontal_20_Line"/>
      <text:h text:style-name="Heading_20_2" text:outline-level="2">2.3 Student</text:h>
      <text:p text:style-name="Text_20_body">Student is the normal dining user.</text:p>
      <text:p text:style-name="Text_20_body">Current status:</text:p>
      <text:list text:style-name="L71">
        <text:list-item>
          <text:p text:style-name="P143">Registration is implemented. </text:p>
        </text:list-item>
        <text:list-item>
          <text:p text:style-name="P143">Student wallet auto-creates after registration. </text:p>
        </text:list-item>
        <text:list-item>
          <text:p text:style-name="P142"><text:soft-page-break/>Student dashboard/token purchase is not implemented yet. </text:p>
        </text:list-item>
      </text:list>
      <text:p text:style-name="Text_20_body">Student future responsibilities:</text:p>
      <text:list text:style-name="L72">
        <text:list-item>
          <text:p text:style-name="P145">View wallet balance </text:p>
        </text:list-item>
        <text:list-item>
          <text:p text:style-name="P145">View available meals </text:p>
        </text:list-item>
        <text:list-item>
          <text:p text:style-name="P145">Buy meal token using wallet balance </text:p>
        </text:list-item>
        <text:list-item>
          <text:p text:style-name="P145">Receive OTP token </text:p>
        </text:list-item>
        <text:list-item>
          <text:p text:style-name="P144">View token history </text:p>
        </text:list-item>
      </text:list>
      <text:p text:style-name="Text_20_body">Example seeded students:</text:p>
      <text:section text:style-name="Sect2" text:name="Section8">
        <text:p text:style-name="P2"><text:bookmark text:name="code-block-viewer Copy 7"/><text:span text:style-name="Source_20_Text">student1@test.com / Test@123 / Student ID: 220130</text:span></text:p>
        <text:p text:style-name="P4"><text:span text:style-name="Source_20_Text">student2@test.com / Test@123 / Student ID: 220131</text:span></text:p>
      </text:section>
      <text:p text:style-name="Text_20_body">A manually registered test student also exists:</text:p>
      <text:section text:style-name="Sect2" text:name="Section9">
        <text:p text:style-name="P3"><text:bookmark text:name="code-block-viewer Copy 8"/><text:span text:style-name="Source_20_Text">durjoy.pust.cse@gmail.com / Student ID: 220140</text:span></text:p>
      </text:section>
      <text:p text:style-name="Horizontal_20_Line"/>
      <text:h text:style-name="Heading_20_2" text:outline-level="2">2.4 DeliveryMan</text:h>
      <text:p text:style-name="Text_20_body">DeliveryMan will verify meal OTPs.</text:p>
      <text:p text:style-name="Text_20_body">Current status:</text:p>
      <text:list text:style-name="L73">
        <text:list-item>
          <text:p text:style-name="P147">Role and demo user exist. </text:p>
        </text:list-item>
        <text:list-item>
          <text:p text:style-name="P146">OTP verification feature is not implemented yet. </text:p>
        </text:list-item>
      </text:list>
      <text:p text:style-name="Text_20_body">Future responsibility:</text:p>
      <text:list text:style-name="L74">
        <text:list-item>
          <text:p text:style-name="P149">Enter or scan OTP </text:p>
        </text:list-item>
        <text:list-item>
          <text:p text:style-name="P149">Verify active meal token </text:p>
        </text:list-item>
        <text:list-item>
          <text:p text:style-name="P148">Mark token as redeemed/used </text:p>
        </text:list-item>
      </text:list>
      <text:p text:style-name="Text_20_body">Example account:</text:p>
      <text:section text:style-name="Sect2" text:name="Section10">
        <text:p text:style-name="P2"><text:bookmark text:name="code-block-viewer Copy 9"/><text:span text:style-name="Source_20_Text">delivery@test.com</text:span></text:p>
        <text:p text:style-name="P4"><text:span text:style-name="Source_20_Text">Test@123</text:span></text:p>
      </text:section>
      <text:p text:style-name="Horizontal_20_Line"/>
      <text:h text:style-name="Heading_20_1" text:outline-level="1">3. Important business decisions</text:h>
      <text:h text:style-name="Heading_20_2" text:outline-level="2">3.1 No BatchAdmin</text:h>
      <text:p text:style-name="Text_20_body">Originally, the project considered a “Batch Admin” concept, where students could only top up from their batch admin.</text:p>
      <text:p text:style-name="Text_20_body">That idea was removed because it was too restrictive.</text:p>
      <text:p text:style-name="Text_20_body">Final decision:</text:p>
      <text:section text:style-name="Sect2" text:name="Section11">
        <text:p text:style-name="P2"><text:bookmark text:name="code-block-viewer Copy 10"/><text:span text:style-name="Source_20_Text">There is no BatchAdmin.</text:span></text:p>
        <text:p text:style-name="Preformatted_20_Text"><text:soft-page-break/><text:span text:style-name="Source_20_Text">There is only CashAdmin / Authorized Cash Admin.</text:span></text:p>
        <text:p text:style-name="P4"><text:span text:style-name="Source_20_Text">CashAdmin can top up any student wallet using Student ID.</text:span></text:p>
      </text:section>
      <text:p text:style-name="Horizontal_20_Line"/>
      <text:h text:style-name="Heading_20_2" text:outline-level="2">3.2 Student ID format</text:h>
      <text:p text:style-name="Text_20_body">Student ID format is:</text:p>
      <text:section text:style-name="Sect2" text:name="Section12">
        <text:p text:style-name="P2"><text:bookmark text:name="code-block-viewer Copy 11"/><text:span text:style-name="Source_20_Text">6-digit numeric string</text:span></text:p>
        <text:p text:style-name="P4"><text:span text:style-name="Source_20_Text">Example: 220130</text:span></text:p>
      </text:section>
      <text:p text:style-name="Text_20_body">Important:</text:p>
      <text:section text:style-name="Sect2" text:name="Section13">
        <text:p text:style-name="P3"><text:bookmark text:name="code-block-viewer Copy 12"/><text:span text:style-name="Source_20_Text">StudentId must be string, not int.</text:span></text:p>
      </text:section>
      <text:p text:style-name="Text_20_body">Reason:</text:p>
      <text:p text:style-name="Text_20_body">Student ID is an identity value, not a number for calculation. Keeping it as string is safer.</text:p>
      <text:p text:style-name="Horizontal_20_Line"/>
      <text:h text:style-name="Heading_20_2" text:outline-level="2">3.3 Department and Batch removed</text:h>
      <text:p text:style-name="Text_20_body">At first, <text:span text:style-name="Source_20_Text">Department</text:span> and <text:span text:style-name="Source_20_Text">Batch</text:span> were added to <text:span text:style-name="Source_20_Text">ApplicationUser</text:span>.</text:p>
      <text:p text:style-name="Text_20_body">Later they were removed.</text:p>
      <text:p text:style-name="Text_20_body">Final student identity fields:</text:p>
      <text:section text:style-name="Sect2" text:name="Section14">
        <text:p text:style-name="P2"><text:bookmark text:name="code-block-viewer Copy 13"/><text:span text:style-name="Source_20_Text">FullName</text:span></text:p>
        <text:p text:style-name="Preformatted_20_Text"><text:span text:style-name="Source_20_Text">StudentId</text:span></text:p>
        <text:p text:style-name="Preformatted_20_Text"><text:span text:style-name="Source_20_Text">Email</text:span></text:p>
        <text:p text:style-name="P4"><text:span text:style-name="Source_20_Text">Password</text:span></text:p>
      </text:section>
      <text:p text:style-name="Text_20_body">Reason:</text:p>
      <text:p text:style-name="Text_20_body">Department and batch can be derived later from Student ID if needed. They do not need to be stored separately.</text:p>
      <text:p text:style-name="Horizontal_20_Line"/>
      <text:h text:style-name="Heading_20_2" text:outline-level="2">3.4 Currency is BDT</text:h>
      <text:p text:style-name="Text_20_body">The system is for Bangladesh, so money should be displayed in Bangladeshi Taka.</text:p>
      <text:p text:style-name="Text_20_body">Correct:</text:p>
      <text:section text:style-name="Sect2" text:name="Section15">
        <text:p text:style-name="P2"><text:bookmark text:name="code-block-viewer Copy 14"/><text:span text:style-name="Source_20_Text">৳15.00</text:span></text:p>
        <text:p text:style-name="Preformatted_20_Text"><text:span text:style-name="Source_20_Text">৳500.00</text:span></text:p>
        <text:p text:style-name="P4"><text:span text:style-name="Source_20_Text">৳1,000.00</text:span></text:p>
      </text:section>
      <text:p text:style-name="Text_20_body">Incorrect:</text:p>
      <text:section text:style-name="Sect2" text:name="Section16">
        <text:p text:style-name="P3"><text:bookmark text:name="code-block-viewer Copy 15"/><text:span text:style-name="Source_20_Text">₹15.00</text:span></text:p>
      </text:section>
      <text:p text:style-name="Text_20_body">Important technical rule:</text:p>
      <text:p text:style-name="Text_20_body"><text:soft-page-break/>Do not use:</text:p>
      <text:section text:style-name="Sect2" text:name="Section17">
        <text:p text:style-name="P3"><text:bookmark text:name="code-block-viewer Copy 16"/><text:span text:style-name="Source_20_Text">ToString("C")</text:span></text:p>
      </text:section>
      <text:p text:style-name="Text_20_body">Because it may use the system culture and show the wrong currency symbol.</text:p>
      <text:p text:style-name="Text_20_body">Use:</text:p>
      <text:section text:style-name="Sect2" text:name="Section18">
        <text:p text:style-name="P3"><text:bookmark text:name="code-block-viewer Copy 17"/><text:span text:style-name="Source_20_Text">$"৳{amount:N2}"</text:span></text:p>
      </text:section>
      <text:p text:style-name="Text_20_body">In Razor:</text:p>
      <text:section text:style-name="Sect2" text:name="Section19">
        <text:p text:style-name="P3"><text:bookmark text:name="code-block-viewer Copy 18"/><text:span text:style-name="Source_20_Text">৳@amount.ToString("N2")</text:span></text:p>
      </text:section>
      <text:p text:style-name="Horizontal_20_Line"/>
      <text:h text:style-name="Heading_20_2" text:outline-level="2">3.5 Wallet top-up amount rule</text:h>
      <text:p text:style-name="Text_20_body">CashAdmin wallet top-up amount must be whole number only.</text:p>
      <text:p text:style-name="Text_20_body">Valid:</text:p>
      <text:section text:style-name="Sect2" text:name="Section20">
        <text:p text:style-name="P2"><text:bookmark text:name="code-block-viewer Copy 19"/><text:span text:style-name="Source_20_Text">1</text:span></text:p>
        <text:p text:style-name="Preformatted_20_Text"><text:span text:style-name="Source_20_Text">15</text:span></text:p>
        <text:p text:style-name="Preformatted_20_Text"><text:span text:style-name="Source_20_Text">20</text:span></text:p>
        <text:p text:style-name="P4"><text:span text:style-name="Source_20_Text">500</text:span></text:p>
      </text:section>
      <text:p text:style-name="Text_20_body">Invalid:</text:p>
      <text:section text:style-name="Sect2" text:name="Section21">
        <text:p text:style-name="P2"><text:bookmark text:name="code-block-viewer Copy 20"/><text:span text:style-name="Source_20_Text">0</text:span></text:p>
        <text:p text:style-name="Preformatted_20_Text"><text:span text:style-name="Source_20_Text">0.5</text:span></text:p>
        <text:p text:style-name="Preformatted_20_Text"><text:span text:style-name="Source_20_Text">15.5</text:span></text:p>
        <text:p text:style-name="P4"><text:span text:style-name="Source_20_Text">20.25</text:span></text:p>
      </text:section>
      <text:p text:style-name="Text_20_body">There was a bug where HTML <text:span text:style-name="Source_20_Text">type="number"</text:span> input changed amount when the mouse wheel scrolled over it.</text:p>
      <text:p text:style-name="Text_20_body">Final UI rule:</text:p>
      <text:section text:style-name="Sect2" text:name="Section22">
        <text:p text:style-name="P2"><text:bookmark text:name="code-block-viewer Copy 21"/><text:span text:style-name="Source_20_Text">&lt;input asp-for="Amount"</text:span></text:p>
        <text:p text:style-name="Preformatted_20_Text"><text:span text:style-name="Source_20_Text"><text:s text:c="7"/>type="text"</text:span></text:p>
        <text:p text:style-name="Preformatted_20_Text"><text:span text:style-name="Source_20_Text"><text:s text:c="7"/>inputmode="numeric"</text:span></text:p>
        <text:p text:style-name="Preformatted_20_Text"><text:span text:style-name="Source_20_Text"><text:s text:c="7"/>pattern="[0-9]*"</text:span></text:p>
        <text:p text:style-name="Preformatted_20_Text"><text:span text:style-name="Source_20_Text"><text:s text:c="7"/>autocomplete="off"</text:span></text:p>
        <text:p text:style-name="P4"><text:span text:style-name="Source_20_Text"><text:s text:c="7"/>class="form-control" /&gt;</text:span></text:p>
      </text:section>
      <text:p text:style-name="Horizontal_20_Line"/>
      <text:h text:style-name="Heading_20_1" text:outline-level="1">4. Technology stack</text:h>
      <text:p text:style-name="Text_20_body">The project uses:</text:p>
      <text:section text:style-name="Sect2" text:name="Section23">
        <text:p text:style-name="P2"><text:bookmark text:name="code-block-viewer Copy 22"/><text:span text:style-name="Source_20_Text">ASP.NET Core MVC</text:span></text:p>
        <text:p text:style-name="Preformatted_20_Text"><text:span text:style-name="Source_20_Text">Razor Views</text:span></text:p>
        <text:p text:style-name="Preformatted_20_Text"><text:span text:style-name="Source_20_Text">ASP.NET Core Identity</text:span></text:p>
        <text:p text:style-name="Preformatted_20_Text"><text:span text:style-name="Source_20_Text">Entity Framework Core</text:span></text:p>
        <text:p text:style-name="Preformatted_20_Text"><text:span text:style-name="Source_20_Text">SQL Server Express</text:span></text:p>
        <text:p text:style-name="Preformatted_20_Text"><text:span text:style-name="Source_20_Text">Visual Studio</text:span></text:p>
        <text:p text:style-name="Preformatted_20_Text"><text:span text:style-name="Source_20_Text">GitHub Copilot</text:span></text:p>
        <text:p text:style-name="Preformatted_20_Text"><text:soft-page-break/><text:span text:style-name="Source_20_Text">SSMS</text:span></text:p>
        <text:p text:style-name="P4"><text:span text:style-name="Source_20_Text">GitHub</text:span></text:p>
      </text:section>
      <text:p text:style-name="Text_20_body">Database:</text:p>
      <text:section text:style-name="Sect2" text:name="Section24">
        <text:p text:style-name="P2"><text:bookmark text:name="code-block-viewer Copy 23"/><text:span text:style-name="Source_20_Text">SQL Server Express</text:span></text:p>
        <text:p text:style-name="Preformatted_20_Text"><text:span text:style-name="Source_20_Text">Database name: HallDiningTokenSystemDb</text:span></text:p>
        <text:p text:style-name="P4"><text:span text:style-name="Source_20_Text">Server example: DESKTOP-QGGP0VR\SQLEXPRESS</text:span></text:p>
      </text:section>
      <text:p text:style-name="Horizontal_20_Line"/>
      <text:h text:style-name="Heading_20_1" text:outline-level="1">5. Current project structure</text:h>
      <text:p text:style-name="Text_20_body">Approximate structure:</text:p>
      <text:section text:style-name="Sect2" text:name="Section25">
        <text:p text:style-name="P2"><text:bookmark text:name="code-block-viewer Copy 24"/><text:span text:style-name="Source_20_Text">HallDiningTokenSystem</text:span></text:p>
        <text:p text:style-name="Preformatted_20_Text"><text:span text:style-name="Source_20_Text">│</text:span></text:p>
        <text:p text:style-name="Preformatted_20_Text"><text:span text:style-name="Source_20_Text">├── Areas</text:span></text:p>
        <text:p text:style-name="Preformatted_20_Text"><text:span text:style-name="Source_20_Text">│ <text:s text:c="2"/>└── Identity</text:span></text:p>
        <text:p text:style-name="Preformatted_20_Text"><text:span text:style-name="Source_20_Text">│ <text:s text:c="6"/>└── Pages</text:span></text:p>
        <text:p text:style-name="Preformatted_20_Text"><text:span text:style-name="Source_20_Text">│ <text:s text:c="10"/>└── Account</text:span></text:p>
        <text:p text:style-name="Preformatted_20_Text"><text:span text:style-name="Source_20_Text">│ <text:s text:c="14"/>├── Register.cshtml</text:span></text:p>
        <text:p text:style-name="Preformatted_20_Text"><text:span text:style-name="Source_20_Text">│ <text:s text:c="14"/>├── Register.cshtml.cs</text:span></text:p>
        <text:p text:style-name="Preformatted_20_Text"><text:span text:style-name="Source_20_Text">│ <text:s text:c="14"/>├── Login.cshtml.cs</text:span></text:p>
        <text:p text:style-name="Preformatted_20_Text"><text:span text:style-name="Source_20_Text">│ <text:s text:c="14"/>├── _ViewImports.cshtml</text:span></text:p>
        <text:p text:style-name="Preformatted_20_Text"><text:span text:style-name="Source_20_Text">│ <text:s text:c="14"/>└── _ViewStart.cshtml</text:span></text:p>
        <text:p text:style-name="Preformatted_20_Text"><text:span text:style-name="Source_20_Text">│</text:span></text:p>
        <text:p text:style-name="Preformatted_20_Text"><text:span text:style-name="Source_20_Text">├── Controllers</text:span></text:p>
        <text:p text:style-name="Preformatted_20_Text"><text:span text:style-name="Source_20_Text">│ <text:s text:c="2"/>├── HomeController.cs</text:span></text:p>
        <text:p text:style-name="Preformatted_20_Text"><text:span text:style-name="Source_20_Text">│ <text:s text:c="2"/>├── AdminController.cs</text:span></text:p>
        <text:p text:style-name="Preformatted_20_Text"><text:span text:style-name="Source_20_Text">│ <text:s text:c="2"/>└── CashAdminController.cs</text:span></text:p>
        <text:p text:style-name="Preformatted_20_Text"><text:span text:style-name="Source_20_Text">│</text:span></text:p>
        <text:p text:style-name="Preformatted_20_Text"><text:span text:style-name="Source_20_Text">├── Data</text:span></text:p>
        <text:p text:style-name="Preformatted_20_Text"><text:span text:style-name="Source_20_Text">│ <text:s text:c="2"/>├── ApplicationDbContext.cs</text:span></text:p>
        <text:p text:style-name="Preformatted_20_Text"><text:span text:style-name="Source_20_Text">│ <text:s text:c="2"/>├── DbSeeder.cs</text:span></text:p>
        <text:p text:style-name="Preformatted_20_Text"><text:span text:style-name="Source_20_Text">│ <text:s text:c="2"/>└── Migrations</text:span></text:p>
        <text:p text:style-name="Preformatted_20_Text"><text:span text:style-name="Source_20_Text">│</text:span></text:p>
        <text:p text:style-name="Preformatted_20_Text"><text:span text:style-name="Source_20_Text">├── Models</text:span></text:p>
        <text:p text:style-name="Preformatted_20_Text"><text:span text:style-name="Source_20_Text">│ <text:s text:c="2"/>├── ApplicationUser.cs</text:span></text:p>
        <text:p text:style-name="Preformatted_20_Text"><text:span text:style-name="Source_20_Text">│ <text:s text:c="2"/>├── Wallet.cs</text:span></text:p>
        <text:p text:style-name="Preformatted_20_Text"><text:span text:style-name="Source_20_Text">│ <text:s text:c="2"/>├── WalletTransaction.cs</text:span></text:p>
        <text:p text:style-name="Preformatted_20_Text"><text:span text:style-name="Source_20_Text">│ <text:s text:c="2"/>├── MealSession.cs</text:span></text:p>
        <text:p text:style-name="Preformatted_20_Text"><text:span text:style-name="Source_20_Text">│ <text:s text:c="2"/>├── Order.cs</text:span></text:p>
        <text:p text:style-name="Preformatted_20_Text"><text:span text:style-name="Source_20_Text">│ <text:s text:c="2"/>├── MealToken.cs</text:span></text:p>
        <text:p text:style-name="Preformatted_20_Text"><text:span text:style-name="Source_20_Text">│ <text:s text:c="2"/>├── CashCollection.cs</text:span></text:p>
        <text:p text:style-name="Preformatted_20_Text"><text:span text:style-name="Source_20_Text">│ <text:s text:c="2"/>├── CashSettlement.cs</text:span></text:p>
        <text:p text:style-name="Preformatted_20_Text"><text:span text:style-name="Source_20_Text">│ <text:s text:c="2"/>├── CashSettlementRequest.cs</text:span></text:p>
        <text:p text:style-name="Preformatted_20_Text"><text:span text:style-name="Source_20_Text">│ <text:s text:c="2"/>└── ErrorViewModel.cs</text:span></text:p>
        <text:p text:style-name="Preformatted_20_Text"><text:span text:style-name="Source_20_Text">│</text:span></text:p>
        <text:p text:style-name="Preformatted_20_Text"><text:span text:style-name="Source_20_Text">├── Services</text:span></text:p>
        <text:p text:style-name="Preformatted_20_Text"><text:span text:style-name="Source_20_Text">│ <text:s text:c="2"/>├── ServiceResult.cs</text:span></text:p>
        <text:p text:style-name="Preformatted_20_Text"><text:span text:style-name="Source_20_Text">│ <text:s text:c="2"/>├── MealService.cs</text:span></text:p>
        <text:p text:style-name="Preformatted_20_Text"><text:span text:style-name="Source_20_Text">│ <text:s text:c="2"/>└── WalletService.cs</text:span></text:p>
        <text:p text:style-name="Preformatted_20_Text"><text:span text:style-name="Source_20_Text">│</text:span></text:p>
        <text:p text:style-name="Preformatted_20_Text"><text:span text:style-name="Source_20_Text">├── ViewModels</text:span></text:p>
        <text:p text:style-name="Preformatted_20_Text"><text:span text:style-name="Source_20_Text">│ <text:s text:c="2"/>├── CreateMealViewModel.cs</text:span></text:p>
        <text:p text:style-name="Preformatted_20_Text"><text:span text:style-name="Source_20_Text">│ <text:s text:c="2"/>├── WalletTopUpViewModel.cs</text:span></text:p>
        <text:p text:style-name="Preformatted_20_Text"><text:span text:style-name="Source_20_Text">│ <text:s text:c="2"/>├── CashAdminDashboardViewModel.cs</text:span></text:p>
        <text:p text:style-name="Preformatted_20_Text"><text:span text:style-name="Source_20_Text">│ <text:s text:c="2"/>├── CashAdminReportViewModel.cs</text:span></text:p>
        <text:p text:style-name="Preformatted_20_Text"><text:span text:style-name="Source_20_Text">│ <text:s text:c="2"/>├── CashStatementViewModel.cs</text:span></text:p>
        <text:p text:style-name="Preformatted_20_Text"><text:span text:style-name="Source_20_Text">│ <text:s text:c="2"/>└── AdminReportViewModel.cs</text:span></text:p>
        <text:p text:style-name="Preformatted_20_Text"><text:soft-page-break/><text:span text:style-name="Source_20_Text">│</text:span></text:p>
        <text:p text:style-name="Preformatted_20_Text"><text:span text:style-name="Source_20_Text">├── Views</text:span></text:p>
        <text:p text:style-name="Preformatted_20_Text"><text:span text:style-name="Source_20_Text">│ <text:s text:c="2"/>├── Home</text:span></text:p>
        <text:p text:style-name="Preformatted_20_Text"><text:span text:style-name="Source_20_Text">│ <text:s text:c="2"/>│ <text:s text:c="2"/>└── Index.cshtml</text:span></text:p>
        <text:p text:style-name="Preformatted_20_Text"><text:span text:style-name="Source_20_Text">│ <text:s text:c="2"/>│</text:span></text:p>
        <text:p text:style-name="Preformatted_20_Text"><text:span text:style-name="Source_20_Text">│ <text:s text:c="2"/>├── Admin</text:span></text:p>
        <text:p text:style-name="Preformatted_20_Text"><text:span text:style-name="Source_20_Text">│ <text:s text:c="2"/>│ <text:s text:c="2"/>├── Dashboard.cshtml</text:span></text:p>
        <text:p text:style-name="Preformatted_20_Text"><text:span text:style-name="Source_20_Text">│ <text:s text:c="2"/>│ <text:s text:c="2"/>├── CreateMeal.cshtml</text:span></text:p>
        <text:p text:style-name="Preformatted_20_Text"><text:span text:style-name="Source_20_Text">│ <text:s text:c="2"/>│ <text:s text:c="2"/>├── Meals.cshtml</text:span></text:p>
        <text:p text:style-name="Preformatted_20_Text"><text:span text:style-name="Source_20_Text">│ <text:s text:c="2"/>│ <text:s text:c="2"/>├── SettlementRequests.cshtml</text:span></text:p>
        <text:p text:style-name="Preformatted_20_Text"><text:span text:style-name="Source_20_Text">│ <text:s text:c="2"/>│ <text:s text:c="2"/>└── Reports.cshtml</text:span></text:p>
        <text:p text:style-name="Preformatted_20_Text"><text:span text:style-name="Source_20_Text">│ <text:s text:c="2"/>│</text:span></text:p>
        <text:p text:style-name="Preformatted_20_Text"><text:span text:style-name="Source_20_Text">│ <text:s text:c="2"/>├── CashAdmin</text:span></text:p>
        <text:p text:style-name="Preformatted_20_Text"><text:span text:style-name="Source_20_Text">│ <text:s text:c="2"/>│ <text:s text:c="2"/>├── Dashboard.cshtml</text:span></text:p>
        <text:p text:style-name="Preformatted_20_Text"><text:span text:style-name="Source_20_Text">│ <text:s text:c="2"/>│ <text:s text:c="2"/>├── TopUpWallet.cshtml</text:span></text:p>
        <text:p text:style-name="Preformatted_20_Text"><text:span text:style-name="Source_20_Text">│ <text:s text:c="2"/>│ <text:s text:c="2"/>├── Reports.cshtml</text:span></text:p>
        <text:p text:style-name="Preformatted_20_Text"><text:span text:style-name="Source_20_Text">│ <text:s text:c="2"/>│ <text:s text:c="2"/>├── CashStatement.cshtml</text:span></text:p>
        <text:p text:style-name="Preformatted_20_Text"><text:span text:style-name="Source_20_Text">│ <text:s text:c="2"/>│ <text:s text:c="2"/>└── RequestSettlement.cshtml</text:span></text:p>
        <text:p text:style-name="Preformatted_20_Text"><text:span text:style-name="Source_20_Text">│ <text:s text:c="2"/>│</text:span></text:p>
        <text:p text:style-name="Preformatted_20_Text"><text:span text:style-name="Source_20_Text">│ <text:s text:c="2"/>└── Shared</text:span></text:p>
        <text:p text:style-name="Preformatted_20_Text"><text:span text:style-name="Source_20_Text">│ <text:s text:c="6"/>├── _Layout.cshtml</text:span></text:p>
        <text:p text:style-name="Preformatted_20_Text"><text:span text:style-name="Source_20_Text">│ <text:s text:c="6"/>└── _LoginPartial.cshtml</text:span></text:p>
        <text:p text:style-name="Preformatted_20_Text"><text:span text:style-name="Source_20_Text">│</text:span></text:p>
        <text:p text:style-name="Preformatted_20_Text"><text:span text:style-name="Source_20_Text">├── wwwroot</text:span></text:p>
        <text:p text:style-name="Preformatted_20_Text"><text:span text:style-name="Source_20_Text">├── appsettings.json</text:span></text:p>
        <text:p text:style-name="P4"><text:span text:style-name="Source_20_Text">└── Program.cs</text:span></text:p>
      </text:section>
      <text:p text:style-name="Horizontal_20_Line"/>
      <text:h text:style-name="Heading_20_1" text:outline-level="1">6. Database models overview</text:h>
      <text:h text:style-name="Heading_20_2" text:outline-level="2">6.1 ApplicationUser</text:h>
      <text:p text:style-name="Text_20_body">Used for all users.</text:p>
      <text:p text:style-name="Text_20_body">Important fields:</text:p>
      <text:section text:style-name="Sect2" text:name="Section26">
        <text:p text:style-name="P2"><text:bookmark text:name="code-block-viewer Copy 25"/><text:span text:style-name="Source_20_Text">Id <text:s text:c="9"/>→ ASP.NET Identity internal user id</text:span></text:p>
        <text:p text:style-name="Preformatted_20_Text"><text:span text:style-name="Source_20_Text">FullName <text:s text:c="3"/>→ user's display name</text:span></text:p>
        <text:p text:style-name="Preformatted_20_Text"><text:span text:style-name="Source_20_Text">StudentId <text:s text:c="2"/>→ real 6-digit student ID for students</text:span></text:p>
        <text:p text:style-name="Preformatted_20_Text"><text:span text:style-name="Source_20_Text">Email</text:span></text:p>
        <text:p text:style-name="P4"><text:span text:style-name="Source_20_Text">UserName</text:span></text:p>
      </text:section>
      <text:p text:style-name="Text_20_body">Important distinction:</text:p>
      <text:section text:style-name="Sect2" text:name="Section27">
        <text:p text:style-name="P2"><text:bookmark text:name="code-block-viewer Copy 26"/><text:span text:style-name="Source_20_Text">ApplicationUser.Id = internal identity id</text:span></text:p>
        <text:p text:style-name="P4"><text:span text:style-name="Source_20_Text">ApplicationUser.StudentId = real university student ID</text:span></text:p>
      </text:section>
      <text:p text:style-name="Text_20_body">Example:</text:p>
      <text:section text:style-name="Sect2" text:name="Section28">
        <text:p text:style-name="P2"><text:bookmark text:name="code-block-viewer Copy 27"/><text:span text:style-name="Source_20_Text">Id: c9ce3820-53bc-47fe-ad94-3b6b911c4334</text:span></text:p>
        <text:p text:style-name="P4"><text:span text:style-name="Source_20_Text">StudentId: 220140</text:span></text:p>
      </text:section>
      <text:p text:style-name="Text_20_body">The UI should show <text:span text:style-name="Source_20_Text">StudentId</text:span>, not internal <text:span text:style-name="Source_20_Text">Id</text:span>.</text:p>
      <text:p text:style-name="Horizontal_20_Line"/>
      <text:h text:style-name="Heading_20_2" text:outline-level="2"><text:soft-page-break/>6.2 Wallet</text:h>
      <text:p text:style-name="Text_20_body">Represents a student wallet.</text:p>
      <text:p text:style-name="Text_20_body">Purpose:</text:p>
      <text:list text:style-name="L75">
        <text:list-item>
          <text:p text:style-name="P151">Stores wallet balance </text:p>
        </text:list-item>
        <text:list-item>
          <text:p text:style-name="P150">Connected to one student </text:p>
        </text:list-item>
      </text:list>
      <text:p text:style-name="Text_20_body">Typical fields:</text:p>
      <text:section text:style-name="Sect2" text:name="Section29">
        <text:p text:style-name="P2"><text:bookmark text:name="code-block-viewer Copy 28"/><text:span text:style-name="Source_20_Text">Id</text:span></text:p>
        <text:p text:style-name="Preformatted_20_Text"><text:span text:style-name="Source_20_Text">UserId</text:span></text:p>
        <text:p text:style-name="Preformatted_20_Text"><text:span text:style-name="Source_20_Text">Balance</text:span></text:p>
        <text:p text:style-name="Preformatted_20_Text"><text:span text:style-name="Source_20_Text">CreatedAt</text:span></text:p>
        <text:p text:style-name="P4"><text:span text:style-name="Source_20_Text">UpdatedAt</text:span></text:p>
      </text:section>
      <text:p text:style-name="Text_20_body"><text:span text:style-name="Source_20_Text">UserId</text:span> stores internal <text:span text:style-name="Source_20_Text">ApplicationUser.Id</text:span>.</text:p>
      <text:p text:style-name="Horizontal_20_Line"/>
      <text:h text:style-name="Heading_20_2" text:outline-level="2">6.3 WalletTransaction</text:h>
      <text:p text:style-name="Text_20_body">Represents changes in wallet balance.</text:p>
      <text:p text:style-name="Text_20_body">Used for:</text:p>
      <text:list text:style-name="L76">
        <text:list-item>
          <text:p text:style-name="P153">Top-up </text:p>
        </text:list-item>
        <text:list-item>
          <text:p text:style-name="P152">Future meal token purchase debit </text:p>
        </text:list-item>
      </text:list>
      <text:p text:style-name="Text_20_body">Typical fields:</text:p>
      <text:section text:style-name="Sect2" text:name="Section30">
        <text:p text:style-name="P2"><text:bookmark text:name="code-block-viewer Copy 29"/><text:span text:style-name="Source_20_Text">Id</text:span></text:p>
        <text:p text:style-name="Preformatted_20_Text"><text:span text:style-name="Source_20_Text">WalletId</text:span></text:p>
        <text:p text:style-name="Preformatted_20_Text"><text:span text:style-name="Source_20_Text">Amount</text:span></text:p>
        <text:p text:style-name="Preformatted_20_Text"><text:span text:style-name="Source_20_Text">Type</text:span></text:p>
        <text:p text:style-name="Preformatted_20_Text"><text:span text:style-name="Source_20_Text">CreatedByUserId</text:span></text:p>
        <text:p text:style-name="Preformatted_20_Text"><text:span text:style-name="Source_20_Text">Note</text:span></text:p>
        <text:p text:style-name="P4"><text:span text:style-name="Source_20_Text">CreatedAt</text:span></text:p>
      </text:section>
      <text:p text:style-name="Text_20_body">For top-up:</text:p>
      <text:section text:style-name="Sect2" text:name="Section31">
        <text:p text:style-name="P2"><text:bookmark text:name="code-block-viewer Copy 30"/><text:span text:style-name="Source_20_Text">Type = TopUp</text:span></text:p>
        <text:p text:style-name="Preformatted_20_Text"><text:span text:style-name="Source_20_Text">CreatedByUserId = CashAdmin user id</text:span></text:p>
        <text:p text:style-name="P4"><text:span text:style-name="Source_20_Text">Amount = exact top-up amount</text:span></text:p>
      </text:section>
      <text:p text:style-name="Horizontal_20_Line"/>
      <text:h text:style-name="Heading_20_2" text:outline-level="2">6.4 CashCollection</text:h>
      <text:p text:style-name="Text_20_body">Created when CashAdmin tops up a student wallet.</text:p>
      <text:p text:style-name="Text_20_body">Typical fields:</text:p>
      <text:section text:style-name="Sect2" text:name="Section32">
        <text:p text:style-name="P2"><text:bookmark text:name="code-block-viewer Copy 31"/><text:span text:style-name="Source_20_Text">Id</text:span></text:p>
        <text:p text:style-name="Preformatted_20_Text"><text:span text:style-name="Source_20_Text">CashAdminId</text:span></text:p>
        <text:p text:style-name="Preformatted_20_Text"><text:span text:style-name="Source_20_Text">StudentId</text:span></text:p>
        <text:p text:style-name="Preformatted_20_Text"><text:span text:style-name="Source_20_Text">Amount</text:span></text:p>
        <text:p text:style-name="Preformatted_20_Text"><text:span text:style-name="Source_20_Text">WalletTransactionId</text:span></text:p>
        <text:p text:style-name="P4"><text:soft-page-break/><text:span text:style-name="Source_20_Text">CreatedAt</text:span></text:p>
      </text:section>
      <text:p text:style-name="Text_20_body">Important naming issue:</text:p>
      <text:p text:style-name="Text_20_body"><text:span text:style-name="Source_20_Text">CashCollection.StudentId</text:span> currently stores the internal student user id, not the 6-digit university Student ID.</text:p>
      <text:p text:style-name="Text_20_body">So in reports, do not display:</text:p>
      <text:section text:style-name="Sect2" text:name="Section33">
        <text:p text:style-name="P3"><text:bookmark text:name="code-block-viewer Copy 32"/><text:span text:style-name="Source_20_Text">CashCollection.StudentId</text:span></text:p>
      </text:section>
      <text:p text:style-name="Text_20_body">Instead, load the student user and display:</text:p>
      <text:section text:style-name="Sect2" text:name="Section34">
        <text:p text:style-name="P3"><text:bookmark text:name="code-block-viewer Copy 33"/><text:span text:style-name="Source_20_Text">ApplicationUser.StudentId</text:span></text:p>
      </text:section>
      <text:p text:style-name="Horizontal_20_Line"/>
      <text:h text:style-name="Heading_20_2" text:outline-level="2">6.5 CashSettlement</text:h>
      <text:p text:style-name="Text_20_body">Represents confirmed physical cash received by SuperAdmin.</text:p>
      <text:p text:style-name="Text_20_body">Created only after SuperAdmin approves a settlement request.</text:p>
      <text:p text:style-name="Text_20_body">Typical fields:</text:p>
      <text:section text:style-name="Sect2" text:name="Section35">
        <text:p text:style-name="P2"><text:bookmark text:name="code-block-viewer Copy 34"/><text:span text:style-name="Source_20_Text">Id</text:span></text:p>
        <text:p text:style-name="Preformatted_20_Text"><text:span text:style-name="Source_20_Text">CashAdminId</text:span></text:p>
        <text:p text:style-name="Preformatted_20_Text"><text:span text:style-name="Source_20_Text">Amount</text:span></text:p>
        <text:p text:style-name="Preformatted_20_Text"><text:span text:style-name="Source_20_Text">ReceivedByAdminId</text:span></text:p>
        <text:p text:style-name="Preformatted_20_Text"><text:span text:style-name="Source_20_Text">Note</text:span></text:p>
        <text:p text:style-name="P4"><text:span text:style-name="Source_20_Text">SettlementDate</text:span></text:p>
      </text:section>
      <text:p text:style-name="Text_20_body">Meaning:</text:p>
      <text:section text:style-name="Sect2" text:name="Section36">
        <text:p text:style-name="P2"><text:bookmark text:name="code-block-viewer Copy 35"/><text:span text:style-name="Source_20_Text">CashAdmin gave physical cash</text:span></text:p>
        <text:p text:style-name="Preformatted_20_Text"><text:span text:style-name="Source_20_Text">SuperAdmin received it</text:span></text:p>
        <text:p text:style-name="P4"><text:span text:style-name="Source_20_Text">Settlement confirmed</text:span></text:p>
      </text:section>
      <text:p text:style-name="Horizontal_20_Line"/>
      <text:h text:style-name="Heading_20_2" text:outline-level="2">6.6 CashSettlementRequest</text:h>
      <text:p text:style-name="Text_20_body">Represents a request from CashAdmin to settle cash.</text:p>
      <text:p text:style-name="Text_20_body">Typical fields:</text:p>
      <text:section text:style-name="Sect2" text:name="Section37">
        <text:p text:style-name="P2"><text:bookmark text:name="code-block-viewer Copy 36"/><text:span text:style-name="Source_20_Text">Id</text:span></text:p>
        <text:p text:style-name="Preformatted_20_Text"><text:span text:style-name="Source_20_Text">CashAdminId</text:span></text:p>
        <text:p text:style-name="Preformatted_20_Text"><text:span text:style-name="Source_20_Text">Amount</text:span></text:p>
        <text:p text:style-name="Preformatted_20_Text"><text:span text:style-name="Source_20_Text">Status</text:span></text:p>
        <text:p text:style-name="Preformatted_20_Text"><text:span text:style-name="Source_20_Text">RequestNote</text:span></text:p>
        <text:p text:style-name="Preformatted_20_Text"><text:span text:style-name="Source_20_Text">RequestedAt</text:span></text:p>
        <text:p text:style-name="Preformatted_20_Text"><text:span text:style-name="Source_20_Text">ReviewedByAdminId</text:span></text:p>
        <text:p text:style-name="Preformatted_20_Text"><text:span text:style-name="Source_20_Text">ReviewedAt</text:span></text:p>
        <text:p text:style-name="Preformatted_20_Text"><text:span text:style-name="Source_20_Text">AdminNote</text:span></text:p>
        <text:p text:style-name="P4"><text:span text:style-name="Source_20_Text">CashSettlementId</text:span></text:p>
      </text:section>
      <text:p text:style-name="Text_20_body">Status values:</text:p>
      <text:section text:style-name="Sect2" text:name="Section38">
        <text:p text:style-name="P2"><text:bookmark text:name="code-block-viewer Copy 37"/><text:soft-page-break/><text:span text:style-name="Source_20_Text">Pending</text:span></text:p>
        <text:p text:style-name="Preformatted_20_Text"><text:span text:style-name="Source_20_Text">Approved</text:span></text:p>
        <text:p text:style-name="P4"><text:span text:style-name="Source_20_Text">Rejected</text:span></text:p>
      </text:section>
      <text:p text:style-name="Text_20_body">Workflow:</text:p>
      <text:section text:style-name="Sect2" text:name="Section39">
        <text:p text:style-name="P2"><text:bookmark text:name="code-block-viewer Copy 38"/><text:span text:style-name="Source_20_Text">CashAdmin creates request</text:span></text:p>
        <text:p text:style-name="Preformatted_20_Text"><text:span text:style-name="Source_20_Text">→ Status = Pending</text:span></text:p>
        <text:p text:style-name="Preformatted_20_Text"><text:span text:style-name="Source_20_Text">→ SuperAdmin approves or rejects</text:span></text:p>
        <text:p text:style-name="P4"><text:span text:style-name="Source_20_Text">→ If approved, CashSettlement is created</text:span></text:p>
      </text:section>
      <text:p text:style-name="Horizontal_20_Line"/>
      <text:h text:style-name="Heading_20_2" text:outline-level="2">6.7 MealSession</text:h>
      <text:p text:style-name="Text_20_body">Represents a meal session created by SuperAdmin.</text:p>
      <text:p text:style-name="Text_20_body">Typical fields:</text:p>
      <text:section text:style-name="Sect2" text:name="Section40">
        <text:p text:style-name="P2"><text:bookmark text:name="code-block-viewer Copy 39"/><text:span text:style-name="Source_20_Text">Id</text:span></text:p>
        <text:p text:style-name="Preformatted_20_Text"><text:span text:style-name="Source_20_Text">MealName</text:span></text:p>
        <text:p text:style-name="Preformatted_20_Text"><text:span text:style-name="Source_20_Text">MealType</text:span></text:p>
        <text:p text:style-name="Preformatted_20_Text"><text:span text:style-name="Source_20_Text">MealDate</text:span></text:p>
        <text:p text:style-name="Preformatted_20_Text"><text:span text:style-name="Source_20_Text">Price</text:span></text:p>
        <text:p text:style-name="Preformatted_20_Text"><text:span text:style-name="Source_20_Text">Capacity</text:span></text:p>
        <text:p text:style-name="Preformatted_20_Text"><text:span text:style-name="Source_20_Text">SoldCount</text:span></text:p>
        <text:p text:style-name="Preformatted_20_Text"><text:span text:style-name="Source_20_Text">SaleEndTime</text:span></text:p>
        <text:p text:style-name="P4"><text:span text:style-name="Source_20_Text">CreatedAt</text:span></text:p>
      </text:section>
      <text:p text:style-name="Text_20_body">Used by SuperAdmin meal management.</text:p>
      <text:p text:style-name="Horizontal_20_Line"/>
      <text:h text:style-name="Heading_20_2" text:outline-level="2">6.8 Order and MealToken</text:h>
      <text:p text:style-name="Text_20_body">These models exist but the full student purchase flow is not implemented yet.</text:p>
      <text:p text:style-name="Text_20_body">Future purpose:</text:p>
      <text:section text:style-name="Sect2" text:name="Section41">
        <text:p text:style-name="P2"><text:bookmark text:name="code-block-viewer Copy 40"/><text:span text:style-name="Source_20_Text">Student buys meal</text:span></text:p>
        <text:p text:style-name="Preformatted_20_Text"><text:span text:style-name="Source_20_Text">→ Order created</text:span></text:p>
        <text:p text:style-name="Preformatted_20_Text"><text:span text:style-name="Source_20_Text">→ MealToken created</text:span></text:p>
        <text:p text:style-name="Preformatted_20_Text"><text:span text:style-name="Source_20_Text">→ OTP generated</text:span></text:p>
        <text:p text:style-name="P4"><text:span text:style-name="Source_20_Text">→ DeliveryMan verifies OTP</text:span></text:p>
      </text:section>
      <text:p text:style-name="Text_20_body">MealToken should have:</text:p>
      <text:section text:style-name="Sect2" text:name="Section42">
        <text:p text:style-name="P2"><text:bookmark text:name="code-block-viewer Copy 41"/><text:span text:style-name="Source_20_Text">OtpCode</text:span></text:p>
        <text:p text:style-name="P4"><text:span text:style-name="Source_20_Text">Status</text:span></text:p>
      </text:section>
      <text:p text:style-name="Text_20_body">Default status should be:</text:p>
      <text:section text:style-name="Sect2" text:name="Section43">
        <text:p text:style-name="P3"><text:bookmark text:name="code-block-viewer Copy 42"/><text:span text:style-name="Source_20_Text">Active</text:span></text:p>
      </text:section>
      <text:p text:style-name="Horizontal_20_Line"/>
      <text:h text:style-name="Heading_20_1" text:outline-level="1"><text:soft-page-break/>7. Implemented features</text:h>
      <text:h text:style-name="Heading_20_2" text:outline-level="2">7.1 Identity setup</text:h>
      <text:p text:style-name="Text_20_body">Completed:</text:p>
      <text:list text:style-name="L77">
        <text:list-item>
          <text:p text:style-name="P155">ASP.NET Core MVC with Individual Accounts </text:p>
        </text:list-item>
        <text:list-item>
          <text:p text:style-name="P155">ApplicationUser created </text:p>
        </text:list-item>
        <text:list-item>
          <text:p text:style-name="P155">Identity changed from <text:span text:style-name="Source_20_Text">IdentityUser</text:span> to <text:span text:style-name="Source_20_Text">ApplicationUser</text:span> </text:p>
        </text:list-item>
        <text:list-item>
          <text:p text:style-name="P155">Roles enabled </text:p>
        </text:list-item>
        <text:list-item>
          <text:p text:style-name="P154">Login/Register working </text:p>
        </text:list-item>
      </text:list>
      <text:p text:style-name="Horizontal_20_Line"/>
      <text:h text:style-name="Heading_20_2" text:outline-level="2">7.2 Student registration</text:h>
      <text:p text:style-name="Text_20_body">Implemented custom registration page.</text:p>
      <text:p text:style-name="Text_20_body">Current Register fields:</text:p>
      <text:section text:style-name="Sect2" text:name="Section44">
        <text:p text:style-name="P2"><text:bookmark text:name="code-block-viewer Copy 43"/><text:span text:style-name="Source_20_Text">Full Name</text:span></text:p>
        <text:p text:style-name="Preformatted_20_Text"><text:span text:style-name="Source_20_Text">Student ID</text:span></text:p>
        <text:p text:style-name="Preformatted_20_Text"><text:span text:style-name="Source_20_Text">Email</text:span></text:p>
        <text:p text:style-name="Preformatted_20_Text"><text:span text:style-name="Source_20_Text">Password</text:span></text:p>
        <text:p text:style-name="P4"><text:span text:style-name="Source_20_Text">Confirm Password</text:span></text:p>
      </text:section>
      <text:p text:style-name="Text_20_body">Rules:</text:p>
      <text:section text:style-name="Sect2" text:name="Section45">
        <text:p text:style-name="P2"><text:bookmark text:name="code-block-viewer Copy 44"/><text:span text:style-name="Source_20_Text">Student ID required</text:span></text:p>
        <text:p text:style-name="Preformatted_20_Text"><text:span text:style-name="Source_20_Text">Student ID must be 6 digits</text:span></text:p>
        <text:p text:style-name="Preformatted_20_Text"><text:span text:style-name="Source_20_Text">Student ID must be unique</text:span></text:p>
        <text:p text:style-name="Preformatted_20_Text"><text:span text:style-name="Source_20_Text">New user gets Student role</text:span></text:p>
        <text:p text:style-name="Preformatted_20_Text"><text:span text:style-name="Source_20_Text">Wallet auto-created with balance 0</text:span></text:p>
        <text:p text:style-name="P4"><text:span text:style-name="Source_20_Text">EmailConfirmed = true</text:span></text:p>
      </text:section>
      <text:p text:style-name="Horizontal_20_Line"/>
      <text:h text:style-name="Heading_20_2" text:outline-level="2">7.3 DbSeeder</text:h>
      <text:p text:style-name="Text_20_body">Seeded roles:</text:p>
      <text:section text:style-name="Sect2" text:name="Section46">
        <text:p text:style-name="P2"><text:bookmark text:name="code-block-viewer Copy 45"/><text:span text:style-name="Source_20_Text">SuperAdmin</text:span></text:p>
        <text:p text:style-name="Preformatted_20_Text"><text:span text:style-name="Source_20_Text">CashAdmin</text:span></text:p>
        <text:p text:style-name="Preformatted_20_Text"><text:span text:style-name="Source_20_Text">Student</text:span></text:p>
        <text:p text:style-name="P4"><text:span text:style-name="Source_20_Text">DeliveryMan</text:span></text:p>
      </text:section>
      <text:p text:style-name="Text_20_body">Seeded users:</text:p>
      <text:section text:style-name="Sect2" text:name="Section47">
        <text:p text:style-name="P2"><text:bookmark text:name="code-block-viewer Copy 46"/><text:span text:style-name="Source_20_Text">superadmin@test.com</text:span></text:p>
        <text:p text:style-name="Preformatted_20_Text"><text:span text:style-name="Source_20_Text">cashadmin1@test.com</text:span></text:p>
        <text:p text:style-name="Preformatted_20_Text"><text:span text:style-name="Source_20_Text">cashadmin2@test.com</text:span></text:p>
        <text:p text:style-name="Preformatted_20_Text"><text:span text:style-name="Source_20_Text">student1@test.com</text:span></text:p>
        <text:p text:style-name="Preformatted_20_Text"><text:span text:style-name="Source_20_Text">student2@test.com</text:span></text:p>
        <text:p text:style-name="P4"><text:span text:style-name="Source_20_Text">delivery@test.com</text:span></text:p>
      </text:section>
      <text:p text:style-name="Text_20_body">Seeded student IDs:</text:p>
      <text:section text:style-name="Sect2" text:name="Section48">
        <text:p text:style-name="P2"><text:bookmark text:name="code-block-viewer Copy 47"/><text:soft-page-break/><text:span text:style-name="Source_20_Text">student1@test.com → 220130</text:span></text:p>
        <text:p text:style-name="P4"><text:span text:style-name="Source_20_Text">student2@test.com → 220131</text:span></text:p>
      </text:section>
      <text:p text:style-name="Horizontal_20_Line"/>
      <text:h text:style-name="Heading_20_2" text:outline-level="2">7.4 SuperAdmin meal management</text:h>
      <text:p text:style-name="Text_20_body">Implemented:</text:p>
      <text:section text:style-name="Sect2" text:name="Section49">
        <text:p text:style-name="P2"><text:bookmark text:name="code-block-viewer Copy 48"/><text:span text:style-name="Source_20_Text">Admin Dashboard</text:span></text:p>
        <text:p text:style-name="Preformatted_20_Text"><text:span text:style-name="Source_20_Text">Create Meal</text:span></text:p>
        <text:p text:style-name="P4"><text:span text:style-name="Source_20_Text">Meal List</text:span></text:p>
      </text:section>
      <text:p text:style-name="Text_20_body">SuperAdmin can:</text:p>
      <text:list text:style-name="L78">
        <text:list-item>
          <text:p text:style-name="P157">Create a meal </text:p>
        </text:list-item>
        <text:list-item>
          <text:p text:style-name="P156">View all meals </text:p>
        </text:list-item>
      </text:list>
      <text:p text:style-name="Text_20_body">Routes:</text:p>
      <text:section text:style-name="Sect2" text:name="Section50">
        <text:p text:style-name="P2"><text:bookmark text:name="code-block-viewer Copy 49"/><text:span text:style-name="Source_20_Text">/Admin/Dashboard</text:span></text:p>
        <text:p text:style-name="Preformatted_20_Text"><text:span text:style-name="Source_20_Text">/Admin/CreateMeal</text:span></text:p>
        <text:p text:style-name="P4"><text:span text:style-name="Source_20_Text">/Admin/Meals</text:span></text:p>
      </text:section>
      <text:p text:style-name="Horizontal_20_Line"/>
      <text:h text:style-name="Heading_20_2" text:outline-level="2">7.5 CashAdmin wallet top-up</text:h>
      <text:p text:style-name="Text_20_body">Implemented:</text:p>
      <text:section text:style-name="Sect2" text:name="Section51">
        <text:p text:style-name="P2"><text:bookmark text:name="code-block-viewer Copy 50"/><text:span text:style-name="Source_20_Text">CashAdmin searches student by 6-digit Student ID</text:span></text:p>
        <text:p text:style-name="Preformatted_20_Text"><text:span text:style-name="Source_20_Text">→ Student details shown</text:span></text:p>
        <text:p text:style-name="Preformatted_20_Text"><text:span text:style-name="Source_20_Text">→ CashAdmin enters whole-number amount</text:span></text:p>
        <text:p text:style-name="Preformatted_20_Text"><text:span text:style-name="Source_20_Text">→ Wallet balance increases</text:span></text:p>
        <text:p text:style-name="Preformatted_20_Text"><text:span text:style-name="Source_20_Text">→ WalletTransaction created</text:span></text:p>
        <text:p text:style-name="P4"><text:span text:style-name="Source_20_Text">→ CashCollection created</text:span></text:p>
      </text:section>
      <text:p text:style-name="Text_20_body">Route:</text:p>
      <text:section text:style-name="Sect2" text:name="Section52">
        <text:p text:style-name="P3"><text:bookmark text:name="code-block-viewer Copy 51"/><text:span text:style-name="Source_20_Text">/CashAdmin/TopUpWallet</text:span></text:p>
      </text:section>
      <text:p text:style-name="Text_20_body">Important final rules:</text:p>
      <text:section text:style-name="Sect2" text:name="Section53">
        <text:p text:style-name="P2"><text:bookmark text:name="code-block-viewer Copy 52"/><text:span text:style-name="Source_20_Text">No fractional amount</text:span></text:p>
        <text:p text:style-name="Preformatted_20_Text"><text:span text:style-name="Source_20_Text">No fee</text:span></text:p>
        <text:p text:style-name="Preformatted_20_Text"><text:span text:style-name="Source_20_Text">No tax</text:span></text:p>
        <text:p text:style-name="Preformatted_20_Text"><text:span text:style-name="Source_20_Text">No service charge</text:span></text:p>
        <text:p text:style-name="Preformatted_20_Text"><text:span text:style-name="Source_20_Text">No percentage deduction</text:span></text:p>
        <text:p text:style-name="P4"><text:span text:style-name="Source_20_Text">Exact input amount must be added</text:span></text:p>
      </text:section>
      <text:p text:style-name="Horizontal_20_Line"/>
      <text:h text:style-name="Heading_20_2" text:outline-level="2">7.6 CashAdmin dashboard</text:h>
      <text:p text:style-name="Text_20_body">Implemented.</text:p>
      <text:p text:style-name="Text_20_body">Shows:</text:p>
      <text:section text:style-name="Sect2" text:name="Section54">
        <text:p text:style-name="P2"><text:bookmark text:name="code-block-viewer Copy 53"/><text:soft-page-break/><text:span text:style-name="Source_20_Text">Total Collected</text:span></text:p>
        <text:p text:style-name="Preformatted_20_Text"><text:span text:style-name="Source_20_Text">Today Collected</text:span></text:p>
        <text:p text:style-name="Preformatted_20_Text"><text:span text:style-name="Source_20_Text">Total Top-ups</text:span></text:p>
        <text:p text:style-name="Preformatted_20_Text"><text:span text:style-name="Source_20_Text">Pending Cash</text:span></text:p>
        <text:p text:style-name="Preformatted_20_Text"><text:span text:style-name="Source_20_Text">Recent Top-ups</text:span></text:p>
        <text:p text:style-name="P4"><text:span text:style-name="Source_20_Text">Quick action buttons</text:span></text:p>
      </text:section>
      <text:p text:style-name="Text_20_body">Route:</text:p>
      <text:section text:style-name="Sect2" text:name="Section55">
        <text:p text:style-name="P3"><text:bookmark text:name="code-block-viewer Copy 54"/><text:span text:style-name="Source_20_Text">/CashAdmin/Dashboard</text:span></text:p>
      </text:section>
      <text:p text:style-name="Text_20_body">CashAdmin sees only own data.</text:p>
      <text:p text:style-name="Horizontal_20_Line"/>
      <text:h text:style-name="Heading_20_2" text:outline-level="2">7.7 CashAdmin reports</text:h>
      <text:p text:style-name="Text_20_body">Implemented.</text:p>
      <text:p text:style-name="Text_20_body">Route:</text:p>
      <text:section text:style-name="Sect2" text:name="Section56">
        <text:p text:style-name="P3"><text:bookmark text:name="code-block-viewer Copy 55"/><text:span text:style-name="Source_20_Text">/CashAdmin/Reports</text:span></text:p>
      </text:section>
      <text:p text:style-name="Text_20_body">Shows:</text:p>
      <text:section text:style-name="Sect2" text:name="Section57">
        <text:p text:style-name="P2"><text:bookmark text:name="code-block-viewer Copy 56"/><text:span text:style-name="Source_20_Text">Total Top-ups</text:span></text:p>
        <text:p text:style-name="Preformatted_20_Text"><text:span text:style-name="Source_20_Text">Total Collected</text:span></text:p>
        <text:p text:style-name="Preformatted_20_Text"><text:span text:style-name="Source_20_Text">Today Collected</text:span></text:p>
        <text:p text:style-name="Preformatted_20_Text"><text:span text:style-name="Source_20_Text">Students Served</text:span></text:p>
        <text:p text:style-name="P4"><text:span text:style-name="Source_20_Text">Transaction details</text:span></text:p>
      </text:section>
      <text:p text:style-name="Text_20_body">CashAdmin sees only own records.</text:p>
      <text:p text:style-name="Horizontal_20_Line"/>
      <text:h text:style-name="Heading_20_2" text:outline-level="2">7.8 Cash settlement request workflow</text:h>
      <text:p text:style-name="Text_20_body">Partially implemented.</text:p>
      <text:p text:style-name="Text_20_body">Business rule:</text:p>
      <text:section text:style-name="Sect2" text:name="Section58">
        <text:p text:style-name="P2"><text:bookmark text:name="code-block-viewer Copy 57"/><text:span text:style-name="Source_20_Text">CashAdmin requests settlement.</text:span></text:p>
        <text:p text:style-name="P4"><text:span text:style-name="Source_20_Text">SuperAdmin approves only after receiving physical cash.</text:span></text:p>
      </text:section>
      <text:p text:style-name="Text_20_body">CashAdmin side:</text:p>
      <text:section text:style-name="Sect2" text:name="Section59">
        <text:p text:style-name="P2"><text:bookmark text:name="code-block-viewer Copy 58"/><text:span text:style-name="Source_20_Text">Cash Settlement page</text:span></text:p>
        <text:p text:style-name="Preformatted_20_Text"><text:span text:style-name="Source_20_Text">Request Settlement</text:span></text:p>
        <text:p text:style-name="Preformatted_20_Text"><text:span text:style-name="Source_20_Text">Request history</text:span></text:p>
        <text:p text:style-name="P4"><text:span text:style-name="Source_20_Text">Settlement history</text:span></text:p>
      </text:section>
      <text:p text:style-name="Text_20_body">SuperAdmin side:</text:p>
      <text:section text:style-name="Sect2" text:name="Section60">
        <text:p text:style-name="P2"><text:bookmark text:name="code-block-viewer Copy 59"/><text:span text:style-name="Source_20_Text">Settlement Requests page</text:span></text:p>
        <text:p text:style-name="P4"><text:span text:style-name="Source_20_Text">Approve / Reject buttons</text:span></text:p>
      </text:section>
      <text:p text:style-name="Horizontal_20_Line"/>
      <text:h text:style-name="Heading_20_2" text:outline-level="2"><text:soft-page-break/>7.9 SuperAdmin reports</text:h>
      <text:p text:style-name="Text_20_body">Started/implemented but needs fixes.</text:p>
      <text:p text:style-name="Text_20_body">Route:</text:p>
      <text:section text:style-name="Sect2" text:name="Section61">
        <text:p text:style-name="P3"><text:bookmark text:name="code-block-viewer Copy 60"/><text:span text:style-name="Source_20_Text">/Admin/Reports</text:span></text:p>
      </text:section>
      <text:p text:style-name="Text_20_body">Should show:</text:p>
      <text:section text:style-name="Sect2" text:name="Section62">
        <text:p text:style-name="P2"><text:bookmark text:name="code-block-viewer Copy 61"/><text:span text:style-name="Source_20_Text">Overall system summary</text:span></text:p>
        <text:p text:style-name="Preformatted_20_Text"><text:span text:style-name="Source_20_Text">CashAdmin-wise collection summary</text:span></text:p>
        <text:p text:style-name="Preformatted_20_Text"><text:span text:style-name="Source_20_Text">Recent cash collections</text:span></text:p>
        <text:p text:style-name="Preformatted_20_Text"><text:span text:style-name="Source_20_Text">Recent settlement requests</text:span></text:p>
        <text:p text:style-name="Preformatted_20_Text"><text:span text:style-name="Source_20_Text">Recent confirmed settlements</text:span></text:p>
        <text:p text:style-name="P4"><text:span text:style-name="Source_20_Text">Meal summary</text:span></text:p>
      </text:section>
      <text:p text:style-name="Horizontal_20_Line"/>
      <text:h text:style-name="Heading_20_1" text:outline-level="1">8. Navigation behavior</text:h>
      <text:h text:style-name="Heading_20_2" text:outline-level="2">Guest user</text:h>
      <text:p text:style-name="Text_20_body">Should see:</text:p>
      <text:section text:style-name="Sect2" text:name="Section63">
        <text:p text:style-name="P3"><text:bookmark text:name="code-block-viewer Copy 62"/><text:span text:style-name="Source_20_Text">HallDiningTokenSystem | Home | Login | Register</text:span></text:p>
      </text:section>
      <text:p text:style-name="Text_20_body">Home shows public landing page.</text:p>
      <text:p text:style-name="Horizontal_20_Line"/>
      <text:h text:style-name="Heading_20_2" text:outline-level="2">CashAdmin</text:h>
      <text:p text:style-name="Text_20_body">Desired navbar:</text:p>
      <text:section text:style-name="Sect2" text:name="Section64">
        <text:p text:style-name="P3"><text:bookmark text:name="code-block-viewer Copy 63"/><text:span text:style-name="Source_20_Text">HallDiningTokenSystem | CashAdmin Dashboard | Top-up Wallet | Cash Settlement | Reports | Logout</text:span></text:p>
      </text:section>
      <text:p text:style-name="Text_20_body">Important:</text:p>
      <text:list text:style-name="L79">
        <text:list-item>
          <text:p text:style-name="P159">No Home link for CashAdmin. </text:p>
        </text:list-item>
        <text:list-item>
          <text:p text:style-name="P159">Brand <text:span text:style-name="Source_20_Text">HallDiningTokenSystem</text:span> should route to <text:span text:style-name="Source_20_Text">/CashAdmin/Dashboard</text:span>. </text:p>
        </text:list-item>
        <text:list-item>
          <text:p text:style-name="P158">Page title should say <text:span text:style-name="Strong_20_Emphasis">CashAdmin Dashboard</text:span>, not just Dashboard. </text:p>
        </text:list-item>
      </text:list>
      <text:p text:style-name="Horizontal_20_Line"/>
      <text:h text:style-name="Heading_20_2" text:outline-level="2">SuperAdmin</text:h>
      <text:p text:style-name="Text_20_body">Desired navbar:</text:p>
      <text:section text:style-name="Sect2" text:name="Section65">
        <text:p text:style-name="P3"><text:bookmark text:name="code-block-viewer Copy 64"/><text:span text:style-name="Source_20_Text">HallDiningTokenSystem | Admin Dashboard | Create Meal | Meal List | Settlement Requests | Reports | Logout</text:span></text:p>
      </text:section>
      <text:p text:style-name="Text_20_body">Brand should route to:</text:p>
      <text:section text:style-name="Sect2" text:name="Section66">
        <text:p text:style-name="P3"><text:bookmark text:name="code-block-viewer Copy 65"/><text:span text:style-name="Source_20_Text">/Admin/Dashboard</text:span></text:p>
      </text:section>
      <text:p text:style-name="Horizontal_20_Line"><text:soft-page-break/></text:p>
      <text:h text:style-name="Heading_20_1" text:outline-level="1">9. Current known issues</text:h>
      <text:h text:style-name="Heading_20_2" text:outline-level="2">9.1 Settlement approval gives HTTP 400</text:h>
      <text:p text:style-name="Text_20_body">Current issue:</text:p>
      <text:p text:style-name="Text_20_body">On SuperAdmin Settlement Requests page:</text:p>
      <text:section text:style-name="Sect2" text:name="Section67">
        <text:p text:style-name="P2"><text:bookmark text:name="code-block-viewer Copy 66"/><text:span text:style-name="Source_20_Text">Click Approve</text:span></text:p>
        <text:p text:style-name="Preformatted_20_Text"><text:span text:style-name="Source_20_Text">→ Modal opens</text:span></text:p>
        <text:p text:style-name="Preformatted_20_Text"><text:span text:style-name="Source_20_Text">→ Submit approve request</text:span></text:p>
        <text:p text:style-name="Preformatted_20_Text"><text:span text:style-name="Source_20_Text">→ Goes to /Admin/ApproveSettlement</text:span></text:p>
        <text:p text:style-name="P4"><text:span text:style-name="Source_20_Text">→ HTTP ERROR 400</text:span></text:p>
      </text:section>
      <text:p text:style-name="Text_20_body">Likely cause:</text:p>
      <text:list text:style-name="L80">
        <text:list-item>
          <text:p text:style-name="P161">Missing anti-forgery token </text:p>
        </text:list-item>
        <text:list-item>
          <text:p text:style-name="P161">Missing hidden requestId </text:p>
        </text:list-item>
        <text:list-item>
          <text:p text:style-name="P161">Form action mismatch </text:p>
        </text:list-item>
        <text:list-item>
          <text:p text:style-name="P161">Controller parameter mismatch </text:p>
        </text:list-item>
        <text:list-item>
          <text:p text:style-name="P160">POST action not configured correctly </text:p>
        </text:list-item>
      </text:list>
      <text:p text:style-name="Text_20_body">Expected approve form:</text:p>
      <text:section text:style-name="Sect2" text:name="Section68">
        <text:p text:style-name="P2"><text:bookmark text:name="code-block-viewer Copy 67"/><text:span text:style-name="Source_20_Text">&lt;form asp-controller="Admin" asp-action="ApproveSettlement" method="post"&gt;</text:span></text:p>
        <text:p text:style-name="Preformatted_20_Text"><text:span text:style-name="Source_20_Text"><text:s text:c="4"/>@Html.AntiForgeryToken()</text:span></text:p>
        <text:p text:style-name="Preformatted_20_Text"><text:span text:style-name="Source_20_Text"><text:s text:c="4"/>&lt;input type="hidden" name="requestId" value="@request.Id" /&gt;</text:span></text:p>
        <text:p text:style-name="Preformatted_20_Text"><text:span text:style-name="Source_20_Text"><text:s text:c="4"/>&lt;textarea name="adminNote" class="form-control"&gt;&lt;/textarea&gt;</text:span></text:p>
        <text:p text:style-name="Preformatted_20_Text"><text:span text:style-name="Source_20_Text"><text:s text:c="4"/>&lt;button type="submit" class="btn btn-success"&gt;</text:span></text:p>
        <text:p text:style-name="Preformatted_20_Text"><text:span text:style-name="Source_20_Text"><text:s text:c="8"/>Approve Request</text:span></text:p>
        <text:p text:style-name="Preformatted_20_Text"><text:span text:style-name="Source_20_Text"><text:s text:c="4"/>&lt;/button&gt;</text:span></text:p>
        <text:p text:style-name="P4"><text:span text:style-name="Source_20_Text">&lt;/form&gt;</text:span></text:p>
      </text:section>
      <text:p text:style-name="Text_20_body">Expected controller action:</text:p>
      <text:section text:style-name="Sect2" text:name="Section69">
        <text:p text:style-name="P2"><text:bookmark text:name="code-block-viewer Copy 68"/><text:span text:style-name="Source_20_Text">[HttpPost]</text:span></text:p>
        <text:p text:style-name="Preformatted_20_Text"><text:span text:style-name="Source_20_Text">[ValidateAntiForgeryToken]</text:span></text:p>
        <text:p text:style-name="Preformatted_20_Text"><text:span text:style-name="Source_20_Text">[Authorize(Roles = "SuperAdmin")]</text:span></text:p>
        <text:p text:style-name="Preformatted_20_Text"><text:span text:style-name="Source_20_Text">public async Task&lt;IActionResult&gt; ApproveSettlement(int requestId, string? adminNote)</text:span></text:p>
        <text:p text:style-name="Preformatted_20_Text"><text:span text:style-name="Source_20_Text">{</text:span></text:p>
        <text:p text:style-name="Preformatted_20_Text"><text:span text:style-name="Source_20_Text"><text:s text:c="4"/>// approve logic</text:span></text:p>
        <text:p text:style-name="P4"><text:span text:style-name="Source_20_Text">}</text:span></text:p>
      </text:section>
      <text:p text:style-name="Horizontal_20_Line"/>
      <text:h text:style-name="Heading_20_2" text:outline-level="2">9.2 SuperAdmin report pending cash formula wrong</text:h>
      <text:p text:style-name="Text_20_body">Current example:</text:p>
      <text:section text:style-name="Sect2" text:name="Section70">
        <text:p text:style-name="P2"><text:bookmark text:name="code-block-viewer Copy 69"/><text:span text:style-name="Source_20_Text">Total Collected = ৳1,064.95</text:span></text:p>
        <text:p text:style-name="Preformatted_20_Text"><text:span text:style-name="Source_20_Text">Total Settled = ৳64.00</text:span></text:p>
        <text:p text:style-name="P4"><text:span text:style-name="Source_20_Text">Displayed Pending Cash = ৳936.95</text:span></text:p>
      </text:section>
      <text:p text:style-name="Text_20_body">Correct:</text:p>
      <text:section text:style-name="Sect2" text:name="Section71">
        <text:p text:style-name="P2"><text:bookmark text:name="code-block-viewer Copy 70"/><text:soft-page-break/><text:span text:style-name="Source_20_Text">Pending Cash = TotalCollected - TotalSettled</text:span></text:p>
        <text:p text:style-name="P4"><text:span text:style-name="Source_20_Text">Pending Cash = 1064.95 - 64.00 = ৳1,000.95</text:span></text:p>
      </text:section>
      <text:p text:style-name="Text_20_body">Do not subtract pending settlement request amount from SuperAdmin Pending Cash.</text:p>
      <text:p text:style-name="Text_20_body">Pending request amount can be shown separately.</text:p>
      <text:p text:style-name="Horizontal_20_Line"/>
      <text:h text:style-name="Heading_20_2" text:outline-level="2">9.3 Student ID column shows internal hash</text:h>
      <text:p text:style-name="Text_20_body">In SuperAdmin Recent Cash Collections, Student ID currently shows values like:</text:p>
      <text:section text:style-name="Sect2" text:name="Section72">
        <text:p text:style-name="P3"><text:bookmark text:name="code-block-viewer Copy 71"/><text:span text:style-name="Source_20_Text">0dec4f0d-1aea-4642-8864-a5c1a7b7ffcb</text:span></text:p>
      </text:section>
      <text:p text:style-name="Text_20_body">That is wrong.</text:p>
      <text:p text:style-name="Text_20_body">Correct:</text:p>
      <text:section text:style-name="Sect2" text:name="Section73">
        <text:p text:style-name="P2"><text:bookmark text:name="code-block-viewer Copy 72"/><text:span text:style-name="Source_20_Text">220130</text:span></text:p>
        <text:p text:style-name="P4"><text:span text:style-name="Source_20_Text">220140</text:span></text:p>
      </text:section>
      <text:p text:style-name="Text_20_body">Cause:</text:p>
      <text:p text:style-name="Text_20_body"><text:span text:style-name="Source_20_Text">CashCollection.StudentId</text:span> stores internal <text:span text:style-name="Source_20_Text">ApplicationUser.Id</text:span>.</text:p>
      <text:p text:style-name="Text_20_body">Fix:</text:p>
      <text:p text:style-name="Text_20_body">Map to student user and display:</text:p>
      <text:section text:style-name="Sect2" text:name="Section74">
        <text:p text:style-name="P3"><text:bookmark text:name="code-block-viewer Copy 73"/><text:span text:style-name="Source_20_Text">student.StudentId</text:span></text:p>
      </text:section>
      <text:p text:style-name="Horizontal_20_Line"/>
      <text:h text:style-name="Heading_20_2" text:outline-level="2">9.4 Old fractional test data exists</text:h>
      <text:p text:style-name="Text_20_body">Earlier bug created amounts like:</text:p>
      <text:section text:style-name="Sect2" text:name="Section75">
        <text:p text:style-name="P2"><text:bookmark text:name="code-block-viewer Copy 74"/><text:span text:style-name="Source_20_Text">14.98</text:span></text:p>
        <text:p text:style-name="P4"><text:span text:style-name="Source_20_Text">19.99</text:span></text:p>
      </text:section>
      <text:p text:style-name="Text_20_body">Future top-ups are whole numbers only, but old data remains.</text:p>
      <text:p text:style-name="Text_20_body">Before final demo, it may be good to clear financial test data.</text:p>
      <text:p text:style-name="Text_20_body">Development cleanup SQL:</text:p>
      <text:section text:style-name="Sect2" text:name="Section76">
        <text:p text:style-name="P2"><text:bookmark text:name="code-block-viewer Copy 75"/><text:span text:style-name="Source_20_Text">DELETE FROM CashSettlementRequests;</text:span></text:p>
        <text:p text:style-name="Preformatted_20_Text"><text:span text:style-name="Source_20_Text">DELETE FROM CashSettlements;</text:span></text:p>
        <text:p text:style-name="Preformatted_20_Text"><text:span text:style-name="Source_20_Text">DELETE FROM CashCollections;</text:span></text:p>
        <text:p text:style-name="Preformatted_20_Text"><text:span text:style-name="Source_20_Text">DELETE FROM WalletTransactions;</text:span></text:p>
        <text:p text:style-name="P4"><text:span text:style-name="Source_20_Text">UPDATE Wallets SET Balance = 0;</text:span></text:p>
      </text:section>
      <text:p text:style-name="Text_20_body">Only run this if test financial data can be removed.</text:p>
      <text:p text:style-name="Horizontal_20_Line"/>
      <text:h text:style-name="Heading_20_1" text:outline-level="1"><text:soft-page-break/>10. Key calculation rules</text:h>
      <text:h text:style-name="Heading_20_2" text:outline-level="2">CashAdmin dashboard/report</text:h>
      <text:p text:style-name="Text_20_body">For current logged-in CashAdmin only:</text:p>
      <text:section text:style-name="Sect2" text:name="Section77">
        <text:p text:style-name="P2"><text:bookmark text:name="code-block-viewer Copy 76"/><text:span text:style-name="Source_20_Text">TotalCollected = sum CashCollections.Amount where CashAdminId == current user id</text:span></text:p>
        <text:p text:style-name="Preformatted_20_Text"><text:span text:style-name="Source_20_Text">TotalSettled = sum CashSettlements.Amount where CashAdminId == current user id</text:span></text:p>
        <text:p text:style-name="Preformatted_20_Text"><text:span text:style-name="Source_20_Text">PendingCash = TotalCollected - TotalSettled</text:span></text:p>
        <text:p text:style-name="Preformatted_20_Text"><text:span text:style-name="Source_20_Text">TodayCollected = sum CashCollections.Amount where CashAdminId == current user id and CreatedAt.Date == today</text:span></text:p>
        <text:p text:style-name="Preformatted_20_Text"><text:span text:style-name="Source_20_Text">TotalTopUps = count CashCollections where CashAdminId == current user id</text:span></text:p>
        <text:p text:style-name="P4"><text:span text:style-name="Source_20_Text">StudentsServed = distinct students topped up by this CashAdmin</text:span></text:p>
      </text:section>
      <text:p text:style-name="Text_20_body">For settlement request availability:</text:p>
      <text:section text:style-name="Sect2" text:name="Section78">
        <text:p text:style-name="P2"><text:bookmark text:name="code-block-viewer Copy 77"/><text:span text:style-name="Source_20_Text">PendingRequestedAmount = sum CashSettlementRequests.Amount where CashAdminId == current user id and Status == Pending</text:span></text:p>
        <text:p text:style-name="P4"><text:span text:style-name="Source_20_Text">AvailablePendingCash = TotalCollected - TotalSettled - PendingRequestedAmount</text:span></text:p>
      </text:section>
      <text:p text:style-name="Horizontal_20_Line"/>
      <text:h text:style-name="Heading_20_2" text:outline-level="2">SuperAdmin report</text:h>
      <text:p text:style-name="Text_20_body">Overall:</text:p>
      <text:section text:style-name="Sect2" text:name="Section79">
        <text:p text:style-name="P2"><text:bookmark text:name="code-block-viewer Copy 78"/><text:span text:style-name="Source_20_Text">TotalCashCollected = sum all CashCollections.Amount</text:span></text:p>
        <text:p text:style-name="Preformatted_20_Text"><text:span text:style-name="Source_20_Text">TotalCashSettled = sum all CashSettlements.Amount</text:span></text:p>
        <text:p text:style-name="Preformatted_20_Text"><text:span text:style-name="Source_20_Text">PendingCash = TotalCashCollected - TotalCashSettled</text:span></text:p>
        <text:p text:style-name="P4"><text:span text:style-name="Source_20_Text">PendingSettlementRequests = count CashSettlementRequests where Status == Pending</text:span></text:p>
      </text:section>
      <text:p text:style-name="Text_20_body">CashAdmin-wise:</text:p>
      <text:section text:style-name="Sect2" text:name="Section80">
        <text:p text:style-name="P2"><text:bookmark text:name="code-block-viewer Copy 79"/><text:span text:style-name="Source_20_Text">Collected = sum CashCollections.Amount for that CashAdmin</text:span></text:p>
        <text:p text:style-name="Preformatted_20_Text"><text:span text:style-name="Source_20_Text">Settled = sum CashSettlements.Amount for that CashAdmin</text:span></text:p>
        <text:p text:style-name="Preformatted_20_Text"><text:span text:style-name="Source_20_Text">PendingCash = Collected - Settled</text:span></text:p>
        <text:p text:style-name="P4"><text:span text:style-name="Source_20_Text">PendingRequestAmount = sum CashSettlementRequests.Amount for that CashAdmin where Status == Pending</text:span></text:p>
      </text:section>
      <text:p text:style-name="Text_20_body">Important:</text:p>
      <text:section text:style-name="Sect2" text:name="Section81">
        <text:p text:style-name="P3"><text:bookmark text:name="code-block-viewer Copy 80"/><text:span text:style-name="Source_20_Text">Do not subtract PendingRequestAmount from PendingCash in SuperAdmin report.</text:span></text:p>
      </text:section>
      <text:p text:style-name="Horizontal_20_Line"/>
      <text:h text:style-name="Heading_20_1" text:outline-level="1">11. Useful SQL queries</text:h>
      <text:h text:style-name="Heading_20_2" text:outline-level="2">Users</text:h>
      <text:section text:style-name="Sect2" text:name="Section82">
        <text:p text:style-name="P2"><text:bookmark text:name="code-block-viewer Copy 81"/><text:span text:style-name="Source_20_Text">SELECT Email, FullName, StudentId</text:span></text:p>
        <text:p text:style-name="Preformatted_20_Text"><text:span text:style-name="Source_20_Text">FROM AspNetUsers</text:span></text:p>
        <text:p text:style-name="P4"><text:span text:style-name="Source_20_Text">ORDER BY Email;</text:span></text:p>
      </text:section>
      <text:h text:style-name="Heading_20_2" text:outline-level="2">Roles</text:h>
      <text:section text:style-name="Sect2" text:name="Section83">
        <text:p text:style-name="P2"><text:bookmark text:name="code-block-viewer Copy 82"/><text:soft-page-break/><text:span text:style-name="Source_20_Text">SELECT Name</text:span></text:p>
        <text:p text:style-name="P4"><text:span text:style-name="Source_20_Text">FROM AspNetRoles;</text:span></text:p>
      </text:section>
      <text:h text:style-name="Heading_20_2" text:outline-level="2">Wallets</text:h>
      <text:section text:style-name="Sect2" text:name="Section84">
        <text:p text:style-name="P2"><text:bookmark text:name="code-block-viewer Copy 83"/><text:span text:style-name="Source_20_Text">SELECT *</text:span></text:p>
        <text:p text:style-name="P4"><text:span text:style-name="Source_20_Text">FROM Wallets;</text:span></text:p>
      </text:section>
      <text:h text:style-name="Heading_20_2" text:outline-level="2">Cash collections</text:h>
      <text:section text:style-name="Sect2" text:name="Section85">
        <text:p text:style-name="P2"><text:bookmark text:name="code-block-viewer Copy 84"/><text:span text:style-name="Source_20_Text">SELECT TOP 20 *</text:span></text:p>
        <text:p text:style-name="Preformatted_20_Text"><text:span text:style-name="Source_20_Text">FROM CashCollections</text:span></text:p>
        <text:p text:style-name="P4"><text:span text:style-name="Source_20_Text">ORDER BY CreatedAt DESC;</text:span></text:p>
      </text:section>
      <text:h text:style-name="Heading_20_2" text:outline-level="2">Wallet transactions</text:h>
      <text:section text:style-name="Sect2" text:name="Section86">
        <text:p text:style-name="P2"><text:bookmark text:name="code-block-viewer Copy 85"/><text:span text:style-name="Source_20_Text">SELECT TOP 20 *</text:span></text:p>
        <text:p text:style-name="Preformatted_20_Text"><text:span text:style-name="Source_20_Text">FROM WalletTransactions</text:span></text:p>
        <text:p text:style-name="P4"><text:span text:style-name="Source_20_Text">ORDER BY CreatedAt DESC;</text:span></text:p>
      </text:section>
      <text:h text:style-name="Heading_20_2" text:outline-level="2">Settlement requests</text:h>
      <text:section text:style-name="Sect2" text:name="Section87">
        <text:p text:style-name="P2"><text:bookmark text:name="code-block-viewer Copy 86"/><text:span text:style-name="Source_20_Text">SELECT *</text:span></text:p>
        <text:p text:style-name="Preformatted_20_Text"><text:span text:style-name="Source_20_Text">FROM CashSettlementRequests</text:span></text:p>
        <text:p text:style-name="P4"><text:span text:style-name="Source_20_Text">ORDER BY RequestedAt DESC;</text:span></text:p>
      </text:section>
      <text:h text:style-name="Heading_20_2" text:outline-level="2">Confirmed settlements</text:h>
      <text:section text:style-name="Sect2" text:name="Section88">
        <text:p text:style-name="P2"><text:bookmark text:name="code-block-viewer Copy 87"/><text:span text:style-name="Source_20_Text">SELECT *</text:span></text:p>
        <text:p text:style-name="Preformatted_20_Text"><text:span text:style-name="Source_20_Text">FROM CashSettlements</text:span></text:p>
        <text:p text:style-name="P4"><text:span text:style-name="Source_20_Text">ORDER BY SettlementDate DESC;</text:span></text:p>
      </text:section>
      <text:h text:style-name="Heading_20_2" text:outline-level="2">Overall financial verification</text:h>
      <text:section text:style-name="Sect2" text:name="Section89">
        <text:p text:style-name="P2"><text:bookmark text:name="code-block-viewer Copy 88"/><text:span text:style-name="Source_20_Text">SELECT SUM(Amount) AS TotalCollected</text:span></text:p>
        <text:p text:style-name="Preformatted_20_Text"><text:span text:style-name="Source_20_Text">FROM CashCollections;</text:span></text:p>
        <text:p text:style-name="Preformatted_20_Text"><text:span text:style-name="Source_20_Text">SELECT SUM(Amount) AS TotalSettled</text:span></text:p>
        <text:p text:style-name="Preformatted_20_Text"><text:span text:style-name="Source_20_Text">FROM CashSettlements;</text:span></text:p>
        <text:p text:style-name="Preformatted_20_Text"><text:span text:style-name="Source_20_Text">SELECT Status, COUNT(*) AS CountRequests, SUM(Amount) AS Amount</text:span></text:p>
        <text:p text:style-name="Preformatted_20_Text"><text:span text:style-name="Source_20_Text">FROM CashSettlementRequests</text:span></text:p>
        <text:p text:style-name="P4"><text:span text:style-name="Source_20_Text">GROUP BY Status;</text:span></text:p>
      </text:section>
      <text:p text:style-name="Horizontal_20_Line"/>
      <text:h text:style-name="Heading_20_1" text:outline-level="1">12. Next development steps</text:h>
      <text:h text:style-name="Heading_20_2" text:outline-level="2">Immediate fixes</text:h>
      <text:list text:style-name="L81">
        <text:list-item>
          <text:p text:style-name="P163">Fix SuperAdmin settlement approval HTTP 400. </text:p>
        </text:list-item>
        <text:list-item>
          <text:p text:style-name="P163">Fix SuperAdmin report Pending Cash calculation. </text:p>
        </text:list-item>
        <text:list-item>
          <text:p text:style-name="P163"><text:soft-page-break/>Fix SuperAdmin report Student ID display. </text:p>
        </text:list-item>
        <text:list-item>
          <text:p text:style-name="P163">Ensure all money displays use BDT and <text:span text:style-name="Source_20_Text">N2</text:span>. </text:p>
        </text:list-item>
        <text:list-item>
          <text:p text:style-name="P162">Optionally clean old fractional test data. </text:p>
        </text:list-item>
      </text:list>
      <text:p text:style-name="Horizontal_20_Line"/>
      <text:h text:style-name="Heading_20_2" text:outline-level="2">Next major feature: Student side</text:h>
      <text:p text:style-name="Text_20_body">Implement:</text:p>
      <text:section text:style-name="Sect2" text:name="Section90">
        <text:p text:style-name="P2"><text:bookmark text:name="code-block-viewer Copy 89"/><text:span text:style-name="Source_20_Text">Student Dashboard</text:span></text:p>
        <text:p text:style-name="Preformatted_20_Text"><text:span text:style-name="Source_20_Text">View wallet balance</text:span></text:p>
        <text:p text:style-name="Preformatted_20_Text"><text:span text:style-name="Source_20_Text">View available meals</text:span></text:p>
        <text:p text:style-name="Preformatted_20_Text"><text:span text:style-name="Source_20_Text">Buy meal token</text:span></text:p>
        <text:p text:style-name="Preformatted_20_Text"><text:span text:style-name="Source_20_Text">Generate OTP</text:span></text:p>
        <text:p text:style-name="Preformatted_20_Text"><text:span text:style-name="Source_20_Text">View purchased tokens</text:span></text:p>
        <text:p text:style-name="P4"><text:span text:style-name="Source_20_Text">View wallet transactions</text:span></text:p>
      </text:section>
      <text:p text:style-name="Text_20_body">Student purchase flow:</text:p>
      <text:section text:style-name="Sect2" text:name="Section91">
        <text:p text:style-name="P2"><text:bookmark text:name="code-block-viewer Copy 90"/><text:span text:style-name="Source_20_Text">Student logs in</text:span></text:p>
        <text:p text:style-name="Preformatted_20_Text"><text:span text:style-name="Source_20_Text">→ Views available meals</text:span></text:p>
        <text:p text:style-name="Preformatted_20_Text"><text:span text:style-name="Source_20_Text">→ Clicks Buy Token</text:span></text:p>
        <text:p text:style-name="Preformatted_20_Text"><text:span text:style-name="Source_20_Text">→ System checks wallet balance</text:span></text:p>
        <text:p text:style-name="Preformatted_20_Text"><text:span text:style-name="Source_20_Text">→ Wallet balance decreases</text:span></text:p>
        <text:p text:style-name="Preformatted_20_Text"><text:span text:style-name="Source_20_Text">→ Order created</text:span></text:p>
        <text:p text:style-name="Preformatted_20_Text"><text:span text:style-name="Source_20_Text">→ MealToken created with OTP</text:span></text:p>
        <text:p text:style-name="P4"><text:span text:style-name="Source_20_Text">→ MealSession.SoldCount increases</text:span></text:p>
      </text:section>
      <text:p text:style-name="Horizontal_20_Line"/>
      <text:h text:style-name="Heading_20_2" text:outline-level="2">Next major feature after that: DeliveryMan side</text:h>
      <text:p text:style-name="Text_20_body">Implement:</text:p>
      <text:section text:style-name="Sect2" text:name="Section92">
        <text:p text:style-name="P2"><text:bookmark text:name="code-block-viewer Copy 91"/><text:span text:style-name="Source_20_Text">DeliveryMan Dashboard</text:span></text:p>
        <text:p text:style-name="Preformatted_20_Text"><text:span text:style-name="Source_20_Text">OTP verification page</text:span></text:p>
        <text:p text:style-name="Preformatted_20_Text"><text:span text:style-name="Source_20_Text">Enter OTP</text:span></text:p>
        <text:p text:style-name="Preformatted_20_Text"><text:span text:style-name="Source_20_Text">Verify token</text:span></text:p>
        <text:p text:style-name="Preformatted_20_Text"><text:span text:style-name="Source_20_Text">Mark token as redeemed</text:span></text:p>
        <text:p text:style-name="P4"><text:span text:style-name="Source_20_Text">Prevent duplicate redemption</text:span></text:p>
      </text:section>
      <text:p text:style-name="Horizontal_20_Line"/>
      <text:h text:style-name="Heading_20_1" text:outline-level="1">13. Final project vision</text:h>
      <text:p text:style-name="Text_20_body">The final demo flow should be:</text:p>
      <text:section text:style-name="Sect2" text:name="Section93">
        <text:p text:style-name="P2"><text:bookmark text:name="code-block-viewer Copy 92"/><text:span text:style-name="Source_20_Text">1. SuperAdmin creates meal.</text:span></text:p>
        <text:p text:style-name="Preformatted_20_Text"><text:span text:style-name="Source_20_Text">2. Student registers/logs in.</text:span></text:p>
        <text:p text:style-name="Preformatted_20_Text"><text:span text:style-name="Source_20_Text">3. CashAdmin searches student by Student ID.</text:span></text:p>
        <text:p text:style-name="Preformatted_20_Text"><text:span text:style-name="Source_20_Text">4. CashAdmin tops up student wallet.</text:span></text:p>
        <text:p text:style-name="Preformatted_20_Text"><text:span text:style-name="Source_20_Text">5. Student buys meal token using wallet.</text:span></text:p>
        <text:p text:style-name="Preformatted_20_Text"><text:span text:style-name="Source_20_Text">6. System generates OTP.</text:span></text:p>
        <text:p text:style-name="Preformatted_20_Text"><text:span text:style-name="Source_20_Text">7. DeliveryMan verifies OTP and delivers meal.</text:span></text:p>
        <text:p text:style-name="Preformatted_20_Text"><text:span text:style-name="Source_20_Text">8. CashAdmin requests settlement.</text:span></text:p>
        <text:p text:style-name="Preformatted_20_Text"><text:span text:style-name="Source_20_Text">9. SuperAdmin approves settlement after receiving cash.</text:span></text:p>
        <text:p text:style-name="P4"><text:span text:style-name="Source_20_Text">10. SuperAdmin views reports.</text:span></text:p>
      </text:section>
      <text:p text:style-name="Text_20_body"><text:soft-page-break/>This gives a complete end-to-end hall dining automation workflow.</text:p>
      <text:p text:style-name="Horizontal_20_Line"/>
      <text:h text:style-name="Heading_20_1" text:outline-level="1">14. Continuation prompt for another ChatGPT account</text:h>
      <text:p text:style-name="Text_20_body">Use this in another account:</text:p>
      <text:section text:style-name="Sect2" text:name="Section94">
        <text:p text:style-name="P2"><text:bookmark text:name="code-block-viewer Copy 93"/><text:span text:style-name="Source_20_Text">I am continuing an ASP.NET Core MVC project called HallDiningTokenSystem.</text:span></text:p>
        <text:p text:style-name="Preformatted_20_Text"><text:span text:style-name="Source_20_Text">Tech stack:</text:span></text:p>
        <text:p text:style-name="Preformatted_20_Text"><text:span text:style-name="Source_20_Text">- ASP.NET Core MVC</text:span></text:p>
        <text:p text:style-name="Preformatted_20_Text"><text:span text:style-name="Source_20_Text">- Razor Views</text:span></text:p>
        <text:p text:style-name="Preformatted_20_Text"><text:span text:style-name="Source_20_Text">- ASP.NET Core Identity with ApplicationUser</text:span></text:p>
        <text:p text:style-name="Preformatted_20_Text"><text:span text:style-name="Source_20_Text">- Entity Framework Core</text:span></text:p>
        <text:p text:style-name="Preformatted_20_Text"><text:span text:style-name="Source_20_Text">- SQL Server Express</text:span></text:p>
        <text:p text:style-name="Preformatted_20_Text"><text:span text:style-name="Source_20_Text">- Visual Studio / GitHub Copilot</text:span></text:p>
        <text:p text:style-name="Preformatted_20_Text"><text:span text:style-name="Source_20_Text">Roles:</text:span></text:p>
        <text:p text:style-name="Preformatted_20_Text"><text:span text:style-name="Source_20_Text">- SuperAdmin</text:span></text:p>
        <text:p text:style-name="Preformatted_20_Text"><text:span text:style-name="Source_20_Text">- CashAdmin</text:span></text:p>
        <text:p text:style-name="Preformatted_20_Text"><text:span text:style-name="Source_20_Text">- Student</text:span></text:p>
        <text:p text:style-name="Preformatted_20_Text"><text:span text:style-name="Source_20_Text">- DeliveryMan</text:span></text:p>
        <text:p text:style-name="Preformatted_20_Text"><text:span text:style-name="Source_20_Text">Important rules:</text:span></text:p>
        <text:p text:style-name="Preformatted_20_Text"><text:span text:style-name="Source_20_Text">- Use CashAdmin internally.</text:span></text:p>
        <text:p text:style-name="Preformatted_20_Text"><text:span text:style-name="Source_20_Text">- Display as Authorized Cash Admin when needed.</text:span></text:p>
        <text:p text:style-name="Preformatted_20_Text"><text:span text:style-name="Source_20_Text">- Never use BatchAdmin.</text:span></text:p>
        <text:p text:style-name="Preformatted_20_Text"><text:span text:style-name="Source_20_Text">- Department and Batch were removed.</text:span></text:p>
        <text:p text:style-name="Preformatted_20_Text"><text:span text:style-name="Source_20_Text">- StudentId is a 6-digit numeric string like 220130.</text:span></text:p>
        <text:p text:style-name="Preformatted_20_Text"><text:span text:style-name="Source_20_Text">- StudentId must stay string, not int.</text:span></text:p>
        <text:p text:style-name="Preformatted_20_Text"><text:span text:style-name="Source_20_Text">- Use BDT / ৳.</text:span></text:p>
        <text:p text:style-name="Preformatted_20_Text"><text:span text:style-name="Source_20_Text">- Do not use ₹.</text:span></text:p>
        <text:p text:style-name="Preformatted_20_Text"><text:span text:style-name="Source_20_Text">- Do not use ToString("C").</text:span></text:p>
        <text:p text:style-name="Preformatted_20_Text"><text:span text:style-name="Source_20_Text">- Use ৳@amount.ToString("N2").</text:span></text:p>
        <text:p text:style-name="Preformatted_20_Text"><text:span text:style-name="Source_20_Text">Implemented:</text:span></text:p>
        <text:p text:style-name="Preformatted_20_Text"><text:span text:style-name="Source_20_Text">- Identity with ApplicationUser</text:span></text:p>
        <text:p text:style-name="Preformatted_20_Text"><text:span text:style-name="Source_20_Text">- Student registration with wallet auto-create</text:span></text:p>
        <text:p text:style-name="Preformatted_20_Text"><text:span text:style-name="Source_20_Text">- DbSeeder with demo users</text:span></text:p>
        <text:p text:style-name="Preformatted_20_Text"><text:span text:style-name="Source_20_Text">- SuperAdmin meal management</text:span></text:p>
        <text:p text:style-name="Preformatted_20_Text"><text:span text:style-name="Source_20_Text">- CashAdmin wallet top-up</text:span></text:p>
        <text:p text:style-name="Preformatted_20_Text"><text:span text:style-name="Source_20_Text">- CashAdmin dashboard and reports</text:span></text:p>
        <text:p text:style-name="Preformatted_20_Text"><text:span text:style-name="Source_20_Text">- Settlement request workflow started</text:span></text:p>
        <text:p text:style-name="Preformatted_20_Text"><text:span text:style-name="Source_20_Text">- SuperAdmin settlement requests page started</text:span></text:p>
        <text:p text:style-name="Preformatted_20_Text"><text:span text:style-name="Source_20_Text">- SuperAdmin reports started</text:span></text:p>
        <text:p text:style-name="Preformatted_20_Text"><text:span text:style-name="Source_20_Text">Known issues:</text:span></text:p>
        <text:p text:style-name="Preformatted_20_Text"><text:span text:style-name="Source_20_Text">1. SuperAdmin settlement approval gives HTTP 400.</text:span></text:p>
        <text:p text:style-name="Preformatted_20_Text"><text:span text:style-name="Source_20_Text">2. SuperAdmin Reports Pending Cash formula is wrong.</text:span></text:p>
        <text:p text:style-name="Preformatted_20_Text"><text:span text:style-name="Source_20_Text">3. SuperAdmin Reports Recent Cash Collections shows internal user ID instead of 6-digit Student ID.</text:span></text:p>
        <text:p text:style-name="Preformatted_20_Text"><text:span text:style-name="Source_20_Text">4. Old fractional top-up data exists from earlier bug.</text:span></text:p>
        <text:p text:style-name="P4"><text:span text:style-name="Source_20_Text">Please continue phase by phase and do not rewrite the whole app at once.</text:span></text:p>
      </text:section>
      <text:section text:style-name="Sect1" text:name="_r_ti_">
        <text:p text:style-name="P10">Create me a docx that includes everything needed to continue from this point without any confusion. Take your time but dont make any mistake</text:p>
      </text:section>
      <text:p text:style-name="Text_20_body">Done — I created the complete DOCX handoff documen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52:06.485150877</meta:creation-date>
    <dc:date>2026-05-13T09:53:59.028906689</dc:date>
    <meta:editing-duration>PT1M52S</meta:editing-duration>
    <meta:editing-cycles>1</meta:editing-cycles>
    <meta:generator>LibreOffice/24.2.7.2$Linux_X86_64 LibreOffice_project/420$Build-2</meta:generator>
    <meta:document-statistic meta:table-count="2" meta:image-count="48" meta:object-count="0" meta:page-count="119" meta:paragraph-count="1982" meta:word-count="8325" meta:character-count="59700" meta:non-whitespace-character-count="53315"/>
  </office:meta>
</office:document-meta>
</file>